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style:font-face style:name="OpenSymbol" svg:font-family="OpenSymbol" style:font-charset="x-symbol"/>
  </office:font-face-decls>
  <office:automatic-styles>
    <style:style style:name="Tabelle1" style:family="table">
      <style:table-properties style:width="25.7cm" table:align="margins"/>
    </style:style>
    <style:style style:name="Tabelle1.A" style:family="table-column">
      <style:table-column-properties style:column-width="12.005cm" style:rel-column-width="30612*"/>
    </style:style>
    <style:style style:name="Tabelle1.B" style:family="table-column">
      <style:table-column-properties style:column-width="1.801cm" style:rel-column-width="4592*"/>
    </style:style>
    <style:style style:name="Tabelle1.C" style:family="table-column">
      <style:table-column-properties style:column-width="11.894cm" style:rel-column-width="30331*"/>
    </style:style>
    <style:style style:name="Tabelle1.A1" style:family="table-cell">
      <style:table-cell-properties fo:padding="0.097cm" fo:border="none"/>
    </style:style>
    <style:style style:name="Tabelle9" style:family="table">
      <style:table-properties style:width="11.807cm" table:align="left"/>
    </style:style>
    <style:style style:name="Tabelle9.A" style:family="table-column">
      <style:table-column-properties style:column-width="3.605cm"/>
    </style:style>
    <style:style style:name="Tabelle9.B" style:family="table-column">
      <style:table-column-properties style:column-width="4.101cm"/>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38" style:family="table">
      <style:table-properties style:width="11.71cm" fo:margin-left="0cm" table:align="left"/>
    </style:style>
    <style:style style:name="Tabelle38.A" style:family="table-column">
      <style:table-column-properties style:column-width="8.401cm"/>
    </style:style>
    <style:style style:name="Tabelle38.B" style:family="table-column">
      <style:table-column-properties style:column-width="2.595cm"/>
    </style:style>
    <style:style style:name="Tabelle38.C" style:family="table-column">
      <style:table-column-properties style:column-width="0.714cm"/>
    </style:style>
    <style:style style:name="Tabelle38.A1" style:family="table-cell">
      <style:table-cell-properties fo:padding="0.097cm" fo:border-left="0.05pt solid #000000" fo:border-right="none" fo:border-top="0.05pt solid #000000" fo:border-bottom="0.05pt solid #000000"/>
    </style:style>
    <style:style style:name="Tabelle38.C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5" style:family="table">
      <style:table-properties style:width="11.709cm" fo:margin-left="0cm" table:align="left"/>
    </style:style>
    <style:style style:name="Tabelle5.A" style:family="table-column">
      <style:table-column-properties style:column-width="3.092cm"/>
    </style:style>
    <style:style style:name="Tabelle5.B" style:family="table-column">
      <style:table-column-properties style:column-width="1.61cm"/>
    </style:style>
    <style:style style:name="Tabelle5.C" style:family="table-column">
      <style:table-column-properties style:column-width="2.193cm"/>
    </style:style>
    <style:style style:name="Tabelle5.D" style:family="table-column">
      <style:table-column-properties style:column-width="3.805cm"/>
    </style:style>
    <style:style style:name="Tabelle5.E" style:family="table-column">
      <style:table-column-properties style:column-width="1.009cm"/>
    </style:style>
    <style:style style:name="Tabelle5.A1" style:family="table-cell">
      <style:table-cell-properties fo:padding="0.097cm" fo:border-left="0.05pt solid #000000" fo:border-right="none" fo:border-top="0.05pt solid #000000" fo:border-bottom="0.05pt solid #000000"/>
    </style:style>
    <style:style style:name="Tabelle5.E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0.05pt solid #000000" fo:border-top="none" fo:border-bottom="0.05pt solid #000000"/>
    </style:style>
    <style:style style:name="Tabelle9" style:family="table">
      <style:table-properties style:width="11.807cm" table:align="left"/>
    </style:style>
    <style:style style:name="Tabelle9.A" style:family="table-column">
      <style:table-column-properties style:column-width="3.605cm"/>
    </style:style>
    <style:style style:name="Tabelle9.B" style:family="table-column">
      <style:table-column-properties style:column-width="4.101cm"/>
    </style:style>
    <style:style style:name="Tabelle9.A1" style:family="table-cell">
      <style:table-cell-properties fo:padding="0.097cm" fo:border-left="0.05pt solid #000000" fo:border-right="none" fo:border-top="0.05pt solid #000000" fo:border-bottom="0.05pt solid #000000"/>
    </style:style>
    <style:style style:name="Tabelle9.C1" style:family="table-cell">
      <style:table-cell-properties fo:padding="0.097cm" fo:border="0.05pt solid #000000"/>
    </style:style>
    <style:style style:name="Tabelle38" style:family="table">
      <style:table-properties style:width="11.71cm" fo:margin-left="0cm" table:align="left"/>
    </style:style>
    <style:style style:name="Tabelle38.A" style:family="table-column">
      <style:table-column-properties style:column-width="8.401cm"/>
    </style:style>
    <style:style style:name="Tabelle38.B" style:family="table-column">
      <style:table-column-properties style:column-width="2.595cm"/>
    </style:style>
    <style:style style:name="Tabelle38.C" style:family="table-column">
      <style:table-column-properties style:column-width="0.714cm"/>
    </style:style>
    <style:style style:name="Tabelle38.A1" style:family="table-cell">
      <style:table-cell-properties fo:padding="0.097cm" fo:border-left="0.05pt solid #000000" fo:border-right="none" fo:border-top="0.05pt solid #000000" fo:border-bottom="0.05pt solid #000000"/>
    </style:style>
    <style:style style:name="Tabelle38.C1" style:family="table-cell">
      <style:table-cell-properties fo:padding="0.097cm" fo:border="0.05pt solid #000000"/>
    </style:style>
    <style:style style:name="Tabelle38.A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5" style:family="table">
      <style:table-properties style:width="11.709cm" fo:margin-left="0cm" table:align="left"/>
    </style:style>
    <style:style style:name="Tabelle5.A" style:family="table-column">
      <style:table-column-properties style:column-width="3.092cm"/>
    </style:style>
    <style:style style:name="Tabelle5.B" style:family="table-column">
      <style:table-column-properties style:column-width="1.61cm"/>
    </style:style>
    <style:style style:name="Tabelle5.C" style:family="table-column">
      <style:table-column-properties style:column-width="2.193cm"/>
    </style:style>
    <style:style style:name="Tabelle5.D" style:family="table-column">
      <style:table-column-properties style:column-width="3.805cm"/>
    </style:style>
    <style:style style:name="Tabelle5.E" style:family="table-column">
      <style:table-column-properties style:column-width="1.009cm"/>
    </style:style>
    <style:style style:name="Tabelle5.A1" style:family="table-cell">
      <style:table-cell-properties fo:padding="0.097cm" fo:border-left="0.05pt solid #000000" fo:border-right="none" fo:border-top="0.05pt solid #000000" fo:border-bottom="0.05pt solid #000000"/>
    </style:style>
    <style:style style:name="Tabelle5.E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0.05pt solid #000000" fo:border-top="none" fo:border-bottom="0.05pt solid #000000"/>
    </style:style>
    <style:style style:name="Tabelle2" style:family="table">
      <style:table-properties style:width="25.7cm" table:align="margins"/>
    </style:style>
    <style:style style:name="Tabelle2.A" style:family="table-column">
      <style:table-column-properties style:column-width="12.005cm" style:rel-column-width="30612*"/>
    </style:style>
    <style:style style:name="Tabelle2.B" style:family="table-column">
      <style:table-column-properties style:column-width="1.801cm" style:rel-column-width="4592*"/>
    </style:style>
    <style:style style:name="Tabelle2.C" style:family="table-column">
      <style:table-column-properties style:column-width="11.894cm" style:rel-column-width="30331*"/>
    </style:style>
    <style:style style:name="Tabelle2.A1" style:family="table-cell">
      <style:table-cell-properties fo:padding="0.097cm" fo:border="none"/>
    </style:style>
    <style:style style:name="Tabelle3" style:family="table">
      <style:table-properties style:width="11.807cm" table:align="left"/>
    </style:style>
    <style:style style:name="Tabelle3.A" style:family="table-column">
      <style:table-column-properties style:column-width="3.605cm"/>
    </style:style>
    <style:style style:name="Tabelle3.B" style:family="table-column">
      <style:table-column-properties style:column-width="4.101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4" style:family="table">
      <style:table-properties style:width="11.709cm" fo:margin-left="0cm" table:align="left"/>
    </style:style>
    <style:style style:name="Tabelle4.A" style:family="table-column">
      <style:table-column-properties style:column-width="3.092cm"/>
    </style:style>
    <style:style style:name="Tabelle4.B" style:family="table-column">
      <style:table-column-properties style:column-width="1.61cm"/>
    </style:style>
    <style:style style:name="Tabelle4.C" style:family="table-column">
      <style:table-column-properties style:column-width="2.193cm"/>
    </style:style>
    <style:style style:name="Tabelle4.D" style:family="table-column">
      <style:table-column-properties style:column-width="3.805cm"/>
    </style:style>
    <style:style style:name="Tabelle4.E" style:family="table-column">
      <style:table-column-properties style:column-width="1.009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1.807cm" table:align="left"/>
    </style:style>
    <style:style style:name="Tabelle3.A" style:family="table-column">
      <style:table-column-properties style:column-width="3.605cm"/>
    </style:style>
    <style:style style:name="Tabelle3.B" style:family="table-column">
      <style:table-column-properties style:column-width="4.101cm"/>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4" style:family="table">
      <style:table-properties style:width="11.709cm" fo:margin-left="0cm" table:align="left"/>
    </style:style>
    <style:style style:name="Tabelle4.A" style:family="table-column">
      <style:table-column-properties style:column-width="3.092cm"/>
    </style:style>
    <style:style style:name="Tabelle4.B" style:family="table-column">
      <style:table-column-properties style:column-width="1.61cm"/>
    </style:style>
    <style:style style:name="Tabelle4.C" style:family="table-column">
      <style:table-column-properties style:column-width="2.193cm"/>
    </style:style>
    <style:style style:name="Tabelle4.D" style:family="table-column">
      <style:table-column-properties style:column-width="3.805cm"/>
    </style:style>
    <style:style style:name="Tabelle4.E" style:family="table-column">
      <style:table-column-properties style:column-width="1.009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6" style:family="table">
      <style:table-properties style:width="25.7cm" table:align="margins"/>
    </style:style>
    <style:style style:name="Tabelle6.A" style:family="table-column">
      <style:table-column-properties style:column-width="12.005cm" style:rel-column-width="30612*"/>
    </style:style>
    <style:style style:name="Tabelle6.B" style:family="table-column">
      <style:table-column-properties style:column-width="1.801cm" style:rel-column-width="4592*"/>
    </style:style>
    <style:style style:name="Tabelle6.C" style:family="table-column">
      <style:table-column-properties style:column-width="11.894cm" style:rel-column-width="30331*"/>
    </style:style>
    <style:style style:name="Tabelle6.A1" style:family="table-cell">
      <style:table-cell-properties fo:padding="0.097cm" fo:border="none"/>
    </style:style>
    <style:style style:name="Tabelle7" style:family="table">
      <style:table-properties style:width="11.807cm" table:align="left"/>
    </style:style>
    <style:style style:name="Tabelle7.A" style:family="table-column">
      <style:table-column-properties style:column-width="3.605cm"/>
    </style:style>
    <style:style style:name="Tabelle7.B" style:family="table-column">
      <style:table-column-properties style:column-width="4.101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39" style:family="table">
      <style:table-properties style:width="11.71cm" fo:margin-left="0cm" table:align="left"/>
    </style:style>
    <style:style style:name="Tabelle39.A" style:family="table-column">
      <style:table-column-properties style:column-width="8.401cm"/>
    </style:style>
    <style:style style:name="Tabelle39.B" style:family="table-column">
      <style:table-column-properties style:column-width="2.595cm"/>
    </style:style>
    <style:style style:name="Tabelle39.C" style:family="table-column">
      <style:table-column-properties style:column-width="0.714cm"/>
    </style:style>
    <style:style style:name="Tabelle39.A1" style:family="table-cell">
      <style:table-cell-properties fo:padding="0.097cm" fo:border-left="0.05pt solid #000000" fo:border-right="none" fo:border-top="0.05pt solid #000000" fo:border-bottom="0.05pt solid #000000"/>
    </style:style>
    <style:style style:name="Tabelle39.C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C2" style:family="table-cell">
      <style:table-cell-properties fo:padding="0.097cm" fo:border-left="0.05pt solid #000000" fo:border-right="0.05pt solid #000000" fo:border-top="none" fo:border-bottom="0.05pt solid #000000"/>
    </style:style>
    <style:style style:name="Tabelle8" style:family="table">
      <style:table-properties style:width="11.709cm" fo:margin-left="0cm" table:align="left"/>
    </style:style>
    <style:style style:name="Tabelle8.A" style:family="table-column">
      <style:table-column-properties style:column-width="3.092cm"/>
    </style:style>
    <style:style style:name="Tabelle8.B" style:family="table-column">
      <style:table-column-properties style:column-width="1.61cm"/>
    </style:style>
    <style:style style:name="Tabelle8.C" style:family="table-column">
      <style:table-column-properties style:column-width="2.193cm"/>
    </style:style>
    <style:style style:name="Tabelle8.D" style:family="table-column">
      <style:table-column-properties style:column-width="3.805cm"/>
    </style:style>
    <style:style style:name="Tabelle8.E" style:family="table-column">
      <style:table-column-properties style:column-width="1.009cm"/>
    </style:style>
    <style:style style:name="Tabelle8.A1" style:family="table-cell">
      <style:table-cell-properties fo:padding="0.097cm" fo:border-left="0.05pt solid #000000" fo:border-right="none" fo:border-top="0.05pt solid #000000" fo:border-bottom="0.05pt solid #000000"/>
    </style:style>
    <style:style style:name="Tabelle8.E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E2" style:family="table-cell">
      <style:table-cell-properties fo:padding="0.097cm" fo:border-left="0.05pt solid #000000" fo:border-right="0.05pt solid #000000" fo:border-top="none" fo:border-bottom="0.05pt solid #000000"/>
    </style:style>
    <style:style style:name="Tabelle7" style:family="table">
      <style:table-properties style:width="11.807cm" table:align="left"/>
    </style:style>
    <style:style style:name="Tabelle7.A" style:family="table-column">
      <style:table-column-properties style:column-width="3.605cm"/>
    </style:style>
    <style:style style:name="Tabelle7.B" style:family="table-column">
      <style:table-column-properties style:column-width="4.101cm"/>
    </style:style>
    <style:style style:name="Tabelle7.A1" style:family="table-cell">
      <style:table-cell-properties fo:padding="0.097cm" fo:border-left="0.05pt solid #000000" fo:border-right="none" fo:border-top="0.05pt solid #000000" fo:border-bottom="0.05pt solid #000000"/>
    </style:style>
    <style:style style:name="Tabelle7.C1" style:family="table-cell">
      <style:table-cell-properties fo:padding="0.097cm" fo:border="0.05pt solid #000000"/>
    </style:style>
    <style:style style:name="Tabelle39" style:family="table">
      <style:table-properties style:width="11.71cm" fo:margin-left="0cm" table:align="left"/>
    </style:style>
    <style:style style:name="Tabelle39.A" style:family="table-column">
      <style:table-column-properties style:column-width="8.401cm"/>
    </style:style>
    <style:style style:name="Tabelle39.B" style:family="table-column">
      <style:table-column-properties style:column-width="2.595cm"/>
    </style:style>
    <style:style style:name="Tabelle39.C" style:family="table-column">
      <style:table-column-properties style:column-width="0.714cm"/>
    </style:style>
    <style:style style:name="Tabelle39.A1" style:family="table-cell">
      <style:table-cell-properties fo:padding="0.097cm" fo:border-left="0.05pt solid #000000" fo:border-right="none" fo:border-top="0.05pt solid #000000" fo:border-bottom="0.05pt solid #000000"/>
    </style:style>
    <style:style style:name="Tabelle39.C1" style:family="table-cell">
      <style:table-cell-properties fo:padding="0.097cm" fo:border="0.05pt solid #000000"/>
    </style:style>
    <style:style style:name="Tabelle39.A2" style:family="table-cell">
      <style:table-cell-properties fo:padding="0.097cm" fo:border-left="0.05pt solid #000000" fo:border-right="none" fo:border-top="none" fo:border-bottom="0.05pt solid #000000"/>
    </style:style>
    <style:style style:name="Tabelle39.C2" style:family="table-cell">
      <style:table-cell-properties fo:padding="0.097cm" fo:border-left="0.05pt solid #000000" fo:border-right="0.05pt solid #000000" fo:border-top="none" fo:border-bottom="0.05pt solid #000000"/>
    </style:style>
    <style:style style:name="Tabelle8" style:family="table">
      <style:table-properties style:width="11.709cm" fo:margin-left="0cm" table:align="left"/>
    </style:style>
    <style:style style:name="Tabelle8.A" style:family="table-column">
      <style:table-column-properties style:column-width="3.092cm"/>
    </style:style>
    <style:style style:name="Tabelle8.B" style:family="table-column">
      <style:table-column-properties style:column-width="1.61cm"/>
    </style:style>
    <style:style style:name="Tabelle8.C" style:family="table-column">
      <style:table-column-properties style:column-width="2.193cm"/>
    </style:style>
    <style:style style:name="Tabelle8.D" style:family="table-column">
      <style:table-column-properties style:column-width="3.805cm"/>
    </style:style>
    <style:style style:name="Tabelle8.E" style:family="table-column">
      <style:table-column-properties style:column-width="1.009cm"/>
    </style:style>
    <style:style style:name="Tabelle8.A1" style:family="table-cell">
      <style:table-cell-properties fo:padding="0.097cm" fo:border-left="0.05pt solid #000000" fo:border-right="none" fo:border-top="0.05pt solid #000000" fo:border-bottom="0.05pt solid #000000"/>
    </style:style>
    <style:style style:name="Tabelle8.E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E2" style:family="table-cell">
      <style:table-cell-properties fo:padding="0.097cm" fo:border-left="0.05pt solid #000000" fo:border-right="0.05pt solid #000000" fo:border-top="none" fo:border-bottom="0.05pt solid #000000"/>
    </style:style>
    <style:style style:name="Tabelle10" style:family="table">
      <style:table-properties style:width="25.7cm" table:align="margins"/>
    </style:style>
    <style:style style:name="Tabelle10.A" style:family="table-column">
      <style:table-column-properties style:column-width="12.005cm" style:rel-column-width="30612*"/>
    </style:style>
    <style:style style:name="Tabelle10.B" style:family="table-column">
      <style:table-column-properties style:column-width="1.801cm" style:rel-column-width="4592*"/>
    </style:style>
    <style:style style:name="Tabelle10.C" style:family="table-column">
      <style:table-column-properties style:column-width="11.894cm" style:rel-column-width="30331*"/>
    </style:style>
    <style:style style:name="Tabelle10.A1" style:family="table-cell">
      <style:table-cell-properties fo:padding="0.097cm" fo:border="none"/>
    </style:style>
    <style:style style:name="Tabelle11" style:family="table">
      <style:table-properties style:width="11.807cm" table:align="left"/>
    </style:style>
    <style:style style:name="Tabelle11.A" style:family="table-column">
      <style:table-column-properties style:column-width="3.605cm"/>
    </style:style>
    <style:style style:name="Tabelle11.B" style:family="table-column">
      <style:table-column-properties style:column-width="4.101cm"/>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40" style:family="table">
      <style:table-properties style:width="11.71cm" fo:margin-left="0cm" table:align="left"/>
    </style:style>
    <style:style style:name="Tabelle40.A" style:family="table-column">
      <style:table-column-properties style:column-width="8.401cm"/>
    </style:style>
    <style:style style:name="Tabelle40.B" style:family="table-column">
      <style:table-column-properties style:column-width="2.595cm"/>
    </style:style>
    <style:style style:name="Tabelle40.C" style:family="table-column">
      <style:table-column-properties style:column-width="0.714cm"/>
    </style:style>
    <style:style style:name="Tabelle40.A1" style:family="table-cell">
      <style:table-cell-properties fo:padding="0.097cm" fo:border-left="0.05pt solid #000000" fo:border-right="none" fo:border-top="0.05pt solid #000000" fo:border-bottom="0.05pt solid #000000"/>
    </style:style>
    <style:style style:name="Tabelle40.C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12" style:family="table">
      <style:table-properties style:width="11.709cm" fo:margin-left="0cm" table:align="left"/>
    </style:style>
    <style:style style:name="Tabelle12.A" style:family="table-column">
      <style:table-column-properties style:column-width="3.092cm"/>
    </style:style>
    <style:style style:name="Tabelle12.B" style:family="table-column">
      <style:table-column-properties style:column-width="1.61cm"/>
    </style:style>
    <style:style style:name="Tabelle12.C" style:family="table-column">
      <style:table-column-properties style:column-width="2.193cm"/>
    </style:style>
    <style:style style:name="Tabelle12.D" style:family="table-column">
      <style:table-column-properties style:column-width="3.805cm"/>
    </style:style>
    <style:style style:name="Tabelle12.E" style:family="table-column">
      <style:table-column-properties style:column-width="1.009cm"/>
    </style:style>
    <style:style style:name="Tabelle12.A1" style:family="table-cell">
      <style:table-cell-properties fo:padding="0.097cm" fo:border-left="0.05pt solid #000000" fo:border-right="none" fo:border-top="0.05pt solid #000000" fo:border-bottom="0.05pt solid #000000"/>
    </style:style>
    <style:style style:name="Tabelle12.E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0.05pt solid #000000" fo:border-top="none" fo:border-bottom="0.05pt solid #000000"/>
    </style:style>
    <style:style style:name="Tabelle11" style:family="table">
      <style:table-properties style:width="11.807cm" table:align="left"/>
    </style:style>
    <style:style style:name="Tabelle11.A" style:family="table-column">
      <style:table-column-properties style:column-width="3.605cm"/>
    </style:style>
    <style:style style:name="Tabelle11.B" style:family="table-column">
      <style:table-column-properties style:column-width="4.101cm"/>
    </style:style>
    <style:style style:name="Tabelle11.A1" style:family="table-cell">
      <style:table-cell-properties fo:padding="0.097cm" fo:border-left="0.05pt solid #000000" fo:border-right="none" fo:border-top="0.05pt solid #000000" fo:border-bottom="0.05pt solid #000000"/>
    </style:style>
    <style:style style:name="Tabelle11.C1" style:family="table-cell">
      <style:table-cell-properties fo:padding="0.097cm" fo:border="0.05pt solid #000000"/>
    </style:style>
    <style:style style:name="Tabelle40" style:family="table">
      <style:table-properties style:width="11.71cm" fo:margin-left="0cm" table:align="left"/>
    </style:style>
    <style:style style:name="Tabelle40.A" style:family="table-column">
      <style:table-column-properties style:column-width="8.401cm"/>
    </style:style>
    <style:style style:name="Tabelle40.B" style:family="table-column">
      <style:table-column-properties style:column-width="2.595cm"/>
    </style:style>
    <style:style style:name="Tabelle40.C" style:family="table-column">
      <style:table-column-properties style:column-width="0.714cm"/>
    </style:style>
    <style:style style:name="Tabelle40.A1" style:family="table-cell">
      <style:table-cell-properties fo:padding="0.097cm" fo:border-left="0.05pt solid #000000" fo:border-right="none" fo:border-top="0.05pt solid #000000" fo:border-bottom="0.05pt solid #000000"/>
    </style:style>
    <style:style style:name="Tabelle40.C1" style:family="table-cell">
      <style:table-cell-properties fo:padding="0.097cm" fo:border="0.05pt solid #000000"/>
    </style:style>
    <style:style style:name="Tabelle40.A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12" style:family="table">
      <style:table-properties style:width="11.709cm" fo:margin-left="0cm" table:align="left"/>
    </style:style>
    <style:style style:name="Tabelle12.A" style:family="table-column">
      <style:table-column-properties style:column-width="3.092cm"/>
    </style:style>
    <style:style style:name="Tabelle12.B" style:family="table-column">
      <style:table-column-properties style:column-width="1.61cm"/>
    </style:style>
    <style:style style:name="Tabelle12.C" style:family="table-column">
      <style:table-column-properties style:column-width="2.193cm"/>
    </style:style>
    <style:style style:name="Tabelle12.D" style:family="table-column">
      <style:table-column-properties style:column-width="3.805cm"/>
    </style:style>
    <style:style style:name="Tabelle12.E" style:family="table-column">
      <style:table-column-properties style:column-width="1.009cm"/>
    </style:style>
    <style:style style:name="Tabelle12.A1" style:family="table-cell">
      <style:table-cell-properties fo:padding="0.097cm" fo:border-left="0.05pt solid #000000" fo:border-right="none" fo:border-top="0.05pt solid #000000" fo:border-bottom="0.05pt solid #000000"/>
    </style:style>
    <style:style style:name="Tabelle12.E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0.05pt solid #000000" fo:border-top="none" fo:border-bottom="0.05pt solid #000000"/>
    </style:style>
    <style:style style:name="Tabelle13" style:family="table">
      <style:table-properties style:width="25.7cm" table:align="margins"/>
    </style:style>
    <style:style style:name="Tabelle13.A" style:family="table-column">
      <style:table-column-properties style:column-width="12.005cm" style:rel-column-width="30612*"/>
    </style:style>
    <style:style style:name="Tabelle13.B" style:family="table-column">
      <style:table-column-properties style:column-width="1.801cm" style:rel-column-width="4592*"/>
    </style:style>
    <style:style style:name="Tabelle13.C" style:family="table-column">
      <style:table-column-properties style:column-width="11.894cm" style:rel-column-width="30331*"/>
    </style:style>
    <style:style style:name="Tabelle13.A1" style:family="table-cell">
      <style:table-cell-properties fo:padding="0.097cm" fo:border="none"/>
    </style:style>
    <style:style style:name="Tabelle14" style:family="table">
      <style:table-properties style:width="11.807cm" table:align="left"/>
    </style:style>
    <style:style style:name="Tabelle14.A" style:family="table-column">
      <style:table-column-properties style:column-width="3.605cm"/>
    </style:style>
    <style:style style:name="Tabelle14.B" style:family="table-column">
      <style:table-column-properties style:column-width="4.101cm"/>
    </style:style>
    <style:style style:name="Tabelle14.A1" style:family="table-cell">
      <style:table-cell-properties fo:padding="0.097cm" fo:border-left="0.05pt solid #000000" fo:border-right="none" fo:border-top="0.05pt solid #000000" fo:border-bottom="0.05pt solid #000000"/>
    </style:style>
    <style:style style:name="Tabelle14.C1" style:family="table-cell">
      <style:table-cell-properties fo:padding="0.097cm" fo:border="0.05pt solid #000000"/>
    </style:style>
    <style:style style:name="Tabelle15" style:family="table">
      <style:table-properties style:width="11.709cm" fo:margin-left="0cm" table:align="left"/>
    </style:style>
    <style:style style:name="Tabelle15.A" style:family="table-column">
      <style:table-column-properties style:column-width="3.092cm"/>
    </style:style>
    <style:style style:name="Tabelle15.B" style:family="table-column">
      <style:table-column-properties style:column-width="1.61cm"/>
    </style:style>
    <style:style style:name="Tabelle15.C" style:family="table-column">
      <style:table-column-properties style:column-width="2.193cm"/>
    </style:style>
    <style:style style:name="Tabelle15.D" style:family="table-column">
      <style:table-column-properties style:column-width="3.805cm"/>
    </style:style>
    <style:style style:name="Tabelle15.E" style:family="table-column">
      <style:table-column-properties style:column-width="1.009cm"/>
    </style:style>
    <style:style style:name="Tabelle15.A1" style:family="table-cell">
      <style:table-cell-properties fo:padding="0.097cm" fo:border-left="0.05pt solid #000000" fo:border-right="none" fo:border-top="0.05pt solid #000000" fo:border-bottom="0.05pt solid #000000"/>
    </style:style>
    <style:style style:name="Tabelle15.E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E2" style:family="table-cell">
      <style:table-cell-properties fo:padding="0.097cm" fo:border-left="0.05pt solid #000000" fo:border-right="0.05pt solid #000000" fo:border-top="none" fo:border-bottom="0.05pt solid #000000"/>
    </style:style>
    <style:style style:name="Tabelle14" style:family="table">
      <style:table-properties style:width="11.807cm" table:align="left"/>
    </style:style>
    <style:style style:name="Tabelle14.A" style:family="table-column">
      <style:table-column-properties style:column-width="3.605cm"/>
    </style:style>
    <style:style style:name="Tabelle14.B" style:family="table-column">
      <style:table-column-properties style:column-width="4.101cm"/>
    </style:style>
    <style:style style:name="Tabelle14.A1" style:family="table-cell">
      <style:table-cell-properties fo:padding="0.097cm" fo:border-left="0.05pt solid #000000" fo:border-right="none" fo:border-top="0.05pt solid #000000" fo:border-bottom="0.05pt solid #000000"/>
    </style:style>
    <style:style style:name="Tabelle14.C1" style:family="table-cell">
      <style:table-cell-properties fo:padding="0.097cm" fo:border="0.05pt solid #000000"/>
    </style:style>
    <style:style style:name="Tabelle15" style:family="table">
      <style:table-properties style:width="11.709cm" fo:margin-left="0cm" table:align="left"/>
    </style:style>
    <style:style style:name="Tabelle15.A" style:family="table-column">
      <style:table-column-properties style:column-width="3.092cm"/>
    </style:style>
    <style:style style:name="Tabelle15.B" style:family="table-column">
      <style:table-column-properties style:column-width="1.61cm"/>
    </style:style>
    <style:style style:name="Tabelle15.C" style:family="table-column">
      <style:table-column-properties style:column-width="2.193cm"/>
    </style:style>
    <style:style style:name="Tabelle15.D" style:family="table-column">
      <style:table-column-properties style:column-width="3.805cm"/>
    </style:style>
    <style:style style:name="Tabelle15.E" style:family="table-column">
      <style:table-column-properties style:column-width="1.009cm"/>
    </style:style>
    <style:style style:name="Tabelle15.A1" style:family="table-cell">
      <style:table-cell-properties fo:padding="0.097cm" fo:border-left="0.05pt solid #000000" fo:border-right="none" fo:border-top="0.05pt solid #000000" fo:border-bottom="0.05pt solid #000000"/>
    </style:style>
    <style:style style:name="Tabelle15.E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E2" style:family="table-cell">
      <style:table-cell-properties fo:padding="0.097cm" fo:border-left="0.05pt solid #000000" fo:border-right="0.05pt solid #000000" fo:border-top="none" fo:border-bottom="0.05pt solid #000000"/>
    </style:style>
    <style:style style:name="Tabelle16" style:family="table">
      <style:table-properties style:width="25.7cm" fo:break-before="page" table:align="margins"/>
    </style:style>
    <style:style style:name="Tabelle16.A" style:family="table-column">
      <style:table-column-properties style:column-width="12.005cm" style:rel-column-width="30612*"/>
    </style:style>
    <style:style style:name="Tabelle16.B" style:family="table-column">
      <style:table-column-properties style:column-width="1.801cm" style:rel-column-width="4592*"/>
    </style:style>
    <style:style style:name="Tabelle16.C" style:family="table-column">
      <style:table-column-properties style:column-width="11.894cm" style:rel-column-width="30331*"/>
    </style:style>
    <style:style style:name="Tabelle16.A1" style:family="table-cell">
      <style:table-cell-properties fo:padding="0.097cm" fo:border="none"/>
    </style:style>
    <style:style style:name="Tabelle17" style:family="table">
      <style:table-properties style:width="11.807cm" table:align="left"/>
    </style:style>
    <style:style style:name="Tabelle17.A" style:family="table-column">
      <style:table-column-properties style:column-width="3.605cm"/>
    </style:style>
    <style:style style:name="Tabelle17.B" style:family="table-column">
      <style:table-column-properties style:column-width="4.101cm"/>
    </style:style>
    <style:style style:name="Tabelle17.A1" style:family="table-cell">
      <style:table-cell-properties fo:padding="0.097cm" fo:border-left="0.05pt solid #000000" fo:border-right="none" fo:border-top="0.05pt solid #000000" fo:border-bottom="0.05pt solid #000000"/>
    </style:style>
    <style:style style:name="Tabelle17.C1" style:family="table-cell">
      <style:table-cell-properties fo:padding="0.097cm" fo:border="0.05pt solid #000000"/>
    </style:style>
    <style:style style:name="Tabelle31" style:family="table">
      <style:table-properties style:width="11.994cm" fo:margin-left="0.072cm" table:align="left"/>
    </style:style>
    <style:style style:name="Tabelle31.A" style:family="table-column">
      <style:table-column-properties style:column-width="7.982cm"/>
    </style:style>
    <style:style style:name="Tabelle31.B" style:family="table-column">
      <style:table-column-properties style:column-width="2.91cm"/>
    </style:style>
    <style:style style:name="Tabelle31.C" style:family="table-column">
      <style:table-column-properties style:column-width="1.102cm"/>
    </style:style>
    <style:style style:name="Tabelle31.A1" style:family="table-cell">
      <style:table-cell-properties fo:padding="0.097cm" fo:border-left="0.05pt solid #000000" fo:border-right="none" fo:border-top="0.05pt solid #000000" fo:border-bottom="0.05pt solid #000000"/>
    </style:style>
    <style:style style:name="Tabelle31.C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C2" style:family="table-cell">
      <style:table-cell-properties fo:padding="0.097cm" fo:border-left="0.05pt solid #000000" fo:border-right="0.05pt solid #000000" fo:border-top="none" fo:border-bottom="0.05pt solid #000000"/>
    </style:style>
    <style:style style:name="Tabelle18" style:family="table">
      <style:table-properties style:width="11.709cm" fo:margin-left="0cm" table:align="left"/>
    </style:style>
    <style:style style:name="Tabelle18.A" style:family="table-column">
      <style:table-column-properties style:column-width="3.092cm"/>
    </style:style>
    <style:style style:name="Tabelle18.B" style:family="table-column">
      <style:table-column-properties style:column-width="1.61cm"/>
    </style:style>
    <style:style style:name="Tabelle18.C" style:family="table-column">
      <style:table-column-properties style:column-width="2.193cm"/>
    </style:style>
    <style:style style:name="Tabelle18.D" style:family="table-column">
      <style:table-column-properties style:column-width="3.805cm"/>
    </style:style>
    <style:style style:name="Tabelle18.E" style:family="table-column">
      <style:table-column-properties style:column-width="1.009cm"/>
    </style:style>
    <style:style style:name="Tabelle18.A1" style:family="table-cell">
      <style:table-cell-properties fo:padding="0.097cm" fo:border-left="0.05pt solid #000000" fo:border-right="none" fo:border-top="0.05pt solid #000000" fo:border-bottom="0.05pt solid #000000"/>
    </style:style>
    <style:style style:name="Tabelle18.E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E2" style:family="table-cell">
      <style:table-cell-properties fo:padding="0.097cm" fo:border-left="0.05pt solid #000000" fo:border-right="0.05pt solid #000000" fo:border-top="none" fo:border-bottom="0.05pt solid #000000"/>
    </style:style>
    <style:style style:name="Tabelle17" style:family="table">
      <style:table-properties style:width="11.807cm" table:align="left"/>
    </style:style>
    <style:style style:name="Tabelle17.A" style:family="table-column">
      <style:table-column-properties style:column-width="3.605cm"/>
    </style:style>
    <style:style style:name="Tabelle17.B" style:family="table-column">
      <style:table-column-properties style:column-width="4.101cm"/>
    </style:style>
    <style:style style:name="Tabelle17.A1" style:family="table-cell">
      <style:table-cell-properties fo:padding="0.097cm" fo:border-left="0.05pt solid #000000" fo:border-right="none" fo:border-top="0.05pt solid #000000" fo:border-bottom="0.05pt solid #000000"/>
    </style:style>
    <style:style style:name="Tabelle17.C1" style:family="table-cell">
      <style:table-cell-properties fo:padding="0.097cm" fo:border="0.05pt solid #000000"/>
    </style:style>
    <style:style style:name="Tabelle31" style:family="table">
      <style:table-properties style:width="11.994cm" fo:margin-left="0.072cm" table:align="left"/>
    </style:style>
    <style:style style:name="Tabelle31.A" style:family="table-column">
      <style:table-column-properties style:column-width="7.982cm"/>
    </style:style>
    <style:style style:name="Tabelle31.B" style:family="table-column">
      <style:table-column-properties style:column-width="2.91cm"/>
    </style:style>
    <style:style style:name="Tabelle31.C" style:family="table-column">
      <style:table-column-properties style:column-width="1.102cm"/>
    </style:style>
    <style:style style:name="Tabelle31.A1" style:family="table-cell">
      <style:table-cell-properties fo:padding="0.097cm" fo:border-left="0.05pt solid #000000" fo:border-right="none" fo:border-top="0.05pt solid #000000" fo:border-bottom="0.05pt solid #000000"/>
    </style:style>
    <style:style style:name="Tabelle31.C1" style:family="table-cell">
      <style:table-cell-properties fo:padding="0.097cm" fo:border="0.05pt solid #000000"/>
    </style:style>
    <style:style style:name="Tabelle31.A2" style:family="table-cell">
      <style:table-cell-properties fo:padding="0.097cm" fo:border-left="0.05pt solid #000000" fo:border-right="none" fo:border-top="none" fo:border-bottom="0.05pt solid #000000"/>
    </style:style>
    <style:style style:name="Tabelle31.C2" style:family="table-cell">
      <style:table-cell-properties fo:padding="0.097cm" fo:border-left="0.05pt solid #000000" fo:border-right="0.05pt solid #000000" fo:border-top="none" fo:border-bottom="0.05pt solid #000000"/>
    </style:style>
    <style:style style:name="Tabelle18" style:family="table">
      <style:table-properties style:width="11.709cm" fo:margin-left="0cm" table:align="left"/>
    </style:style>
    <style:style style:name="Tabelle18.A" style:family="table-column">
      <style:table-column-properties style:column-width="3.092cm"/>
    </style:style>
    <style:style style:name="Tabelle18.B" style:family="table-column">
      <style:table-column-properties style:column-width="1.61cm"/>
    </style:style>
    <style:style style:name="Tabelle18.C" style:family="table-column">
      <style:table-column-properties style:column-width="2.193cm"/>
    </style:style>
    <style:style style:name="Tabelle18.D" style:family="table-column">
      <style:table-column-properties style:column-width="3.805cm"/>
    </style:style>
    <style:style style:name="Tabelle18.E" style:family="table-column">
      <style:table-column-properties style:column-width="1.009cm"/>
    </style:style>
    <style:style style:name="Tabelle18.A1" style:family="table-cell">
      <style:table-cell-properties fo:padding="0.097cm" fo:border-left="0.05pt solid #000000" fo:border-right="none" fo:border-top="0.05pt solid #000000" fo:border-bottom="0.05pt solid #000000"/>
    </style:style>
    <style:style style:name="Tabelle18.E1" style:family="table-cell">
      <style:table-cell-properties fo:padding="0.097cm" fo:border="0.05pt solid #000000"/>
    </style:style>
    <style:style style:name="Tabelle18.A2" style:family="table-cell">
      <style:table-cell-properties fo:padding="0.097cm" fo:border-left="0.05pt solid #000000" fo:border-right="none" fo:border-top="none" fo:border-bottom="0.05pt solid #000000"/>
    </style:style>
    <style:style style:name="Tabelle18.E2" style:family="table-cell">
      <style:table-cell-properties fo:padding="0.097cm" fo:border-left="0.05pt solid #000000" fo:border-right="0.05pt solid #000000" fo:border-top="none" fo:border-bottom="0.05pt solid #000000"/>
    </style:style>
    <style:style style:name="Tabelle19" style:family="table">
      <style:table-properties style:width="25.7cm" table:align="margins"/>
    </style:style>
    <style:style style:name="Tabelle19.A" style:family="table-column">
      <style:table-column-properties style:column-width="12.005cm" style:rel-column-width="30612*"/>
    </style:style>
    <style:style style:name="Tabelle19.B" style:family="table-column">
      <style:table-column-properties style:column-width="1.801cm" style:rel-column-width="4592*"/>
    </style:style>
    <style:style style:name="Tabelle19.C" style:family="table-column">
      <style:table-column-properties style:column-width="11.894cm" style:rel-column-width="30331*"/>
    </style:style>
    <style:style style:name="Tabelle19.A1" style:family="table-cell">
      <style:table-cell-properties fo:padding="0.097cm" fo:border="none"/>
    </style:style>
    <style:style style:name="Tabelle20" style:family="table">
      <style:table-properties style:width="11.807cm" table:align="left"/>
    </style:style>
    <style:style style:name="Tabelle20.A" style:family="table-column">
      <style:table-column-properties style:column-width="3.605cm"/>
    </style:style>
    <style:style style:name="Tabelle20.B" style:family="table-column">
      <style:table-column-properties style:column-width="4.101cm"/>
    </style:style>
    <style:style style:name="Tabelle20.A1" style:family="table-cell">
      <style:table-cell-properties fo:padding="0.097cm" fo:border-left="0.05pt solid #000000" fo:border-right="none" fo:border-top="0.05pt solid #000000" fo:border-bottom="0.05pt solid #000000"/>
    </style:style>
    <style:style style:name="Tabelle20.C1" style:family="table-cell">
      <style:table-cell-properties fo:padding="0.097cm" fo:border="0.05pt solid #000000"/>
    </style:style>
    <style:style style:name="Tabelle21" style:family="table">
      <style:table-properties style:width="11.709cm" fo:margin-left="0cm" table:align="left"/>
    </style:style>
    <style:style style:name="Tabelle21.A" style:family="table-column">
      <style:table-column-properties style:column-width="3.092cm"/>
    </style:style>
    <style:style style:name="Tabelle21.B" style:family="table-column">
      <style:table-column-properties style:column-width="1.61cm"/>
    </style:style>
    <style:style style:name="Tabelle21.C" style:family="table-column">
      <style:table-column-properties style:column-width="2.193cm"/>
    </style:style>
    <style:style style:name="Tabelle21.D" style:family="table-column">
      <style:table-column-properties style:column-width="3.805cm"/>
    </style:style>
    <style:style style:name="Tabelle21.E" style:family="table-column">
      <style:table-column-properties style:column-width="1.009cm"/>
    </style:style>
    <style:style style:name="Tabelle21.A1" style:family="table-cell">
      <style:table-cell-properties fo:padding="0.097cm" fo:border-left="0.05pt solid #000000" fo:border-right="none" fo:border-top="0.05pt solid #000000" fo:border-bottom="0.05pt solid #000000"/>
    </style:style>
    <style:style style:name="Tabelle21.E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0.05pt solid #000000" fo:border-top="none" fo:border-bottom="0.05pt solid #000000"/>
    </style:style>
    <style:style style:name="Tabelle20" style:family="table">
      <style:table-properties style:width="11.807cm" table:align="left"/>
    </style:style>
    <style:style style:name="Tabelle20.A" style:family="table-column">
      <style:table-column-properties style:column-width="3.605cm"/>
    </style:style>
    <style:style style:name="Tabelle20.B" style:family="table-column">
      <style:table-column-properties style:column-width="4.101cm"/>
    </style:style>
    <style:style style:name="Tabelle20.A1" style:family="table-cell">
      <style:table-cell-properties fo:padding="0.097cm" fo:border-left="0.05pt solid #000000" fo:border-right="none" fo:border-top="0.05pt solid #000000" fo:border-bottom="0.05pt solid #000000"/>
    </style:style>
    <style:style style:name="Tabelle20.C1" style:family="table-cell">
      <style:table-cell-properties fo:padding="0.097cm" fo:border="0.05pt solid #000000"/>
    </style:style>
    <style:style style:name="Tabelle21" style:family="table">
      <style:table-properties style:width="11.709cm" fo:margin-left="0cm" table:align="left"/>
    </style:style>
    <style:style style:name="Tabelle21.A" style:family="table-column">
      <style:table-column-properties style:column-width="3.092cm"/>
    </style:style>
    <style:style style:name="Tabelle21.B" style:family="table-column">
      <style:table-column-properties style:column-width="1.61cm"/>
    </style:style>
    <style:style style:name="Tabelle21.C" style:family="table-column">
      <style:table-column-properties style:column-width="2.193cm"/>
    </style:style>
    <style:style style:name="Tabelle21.D" style:family="table-column">
      <style:table-column-properties style:column-width="3.805cm"/>
    </style:style>
    <style:style style:name="Tabelle21.E" style:family="table-column">
      <style:table-column-properties style:column-width="1.009cm"/>
    </style:style>
    <style:style style:name="Tabelle21.A1" style:family="table-cell">
      <style:table-cell-properties fo:padding="0.097cm" fo:border-left="0.05pt solid #000000" fo:border-right="none" fo:border-top="0.05pt solid #000000" fo:border-bottom="0.05pt solid #000000"/>
    </style:style>
    <style:style style:name="Tabelle21.E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0.05pt solid #000000" fo:border-top="none" fo:border-bottom="0.05pt solid #000000"/>
    </style:style>
    <style:style style:name="Tabelle22" style:family="table">
      <style:table-properties style:width="25.7cm" table:align="margins"/>
    </style:style>
    <style:style style:name="Tabelle22.A" style:family="table-column">
      <style:table-column-properties style:column-width="12.005cm" style:rel-column-width="30612*"/>
    </style:style>
    <style:style style:name="Tabelle22.B" style:family="table-column">
      <style:table-column-properties style:column-width="1.801cm" style:rel-column-width="4592*"/>
    </style:style>
    <style:style style:name="Tabelle22.C" style:family="table-column">
      <style:table-column-properties style:column-width="11.894cm" style:rel-column-width="30331*"/>
    </style:style>
    <style:style style:name="Tabelle22.A1" style:family="table-cell">
      <style:table-cell-properties fo:padding="0.097cm" fo:border="none"/>
    </style:style>
    <style:style style:name="Tabelle23" style:family="table">
      <style:table-properties style:width="11.807cm" table:align="left"/>
    </style:style>
    <style:style style:name="Tabelle23.A" style:family="table-column">
      <style:table-column-properties style:column-width="3.605cm"/>
    </style:style>
    <style:style style:name="Tabelle23.B" style:family="table-column">
      <style:table-column-properties style:column-width="4.101cm"/>
    </style:style>
    <style:style style:name="Tabelle23.A1" style:family="table-cell">
      <style:table-cell-properties fo:padding="0.097cm" fo:border-left="0.05pt solid #000000" fo:border-right="none" fo:border-top="0.05pt solid #000000" fo:border-bottom="0.05pt solid #000000"/>
    </style:style>
    <style:style style:name="Tabelle23.C1" style:family="table-cell">
      <style:table-cell-properties fo:padding="0.097cm" fo:border="0.05pt solid #000000"/>
    </style:style>
    <style:style style:name="Tabelle24" style:family="table">
      <style:table-properties style:width="11.709cm" fo:margin-left="0cm" table:align="left"/>
    </style:style>
    <style:style style:name="Tabelle24.A" style:family="table-column">
      <style:table-column-properties style:column-width="3.092cm"/>
    </style:style>
    <style:style style:name="Tabelle24.B" style:family="table-column">
      <style:table-column-properties style:column-width="1.61cm"/>
    </style:style>
    <style:style style:name="Tabelle24.C" style:family="table-column">
      <style:table-column-properties style:column-width="2.193cm"/>
    </style:style>
    <style:style style:name="Tabelle24.D" style:family="table-column">
      <style:table-column-properties style:column-width="3.805cm"/>
    </style:style>
    <style:style style:name="Tabelle24.E" style:family="table-column">
      <style:table-column-properties style:column-width="1.009cm"/>
    </style:style>
    <style:style style:name="Tabelle24.A1" style:family="table-cell">
      <style:table-cell-properties fo:padding="0.097cm" fo:border-left="0.05pt solid #000000" fo:border-right="none" fo:border-top="0.05pt solid #000000" fo:border-bottom="0.05pt solid #000000"/>
    </style:style>
    <style:style style:name="Tabelle24.E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E2" style:family="table-cell">
      <style:table-cell-properties fo:padding="0.097cm" fo:border-left="0.05pt solid #000000" fo:border-right="0.05pt solid #000000" fo:border-top="none" fo:border-bottom="0.05pt solid #000000"/>
    </style:style>
    <style:style style:name="Tabelle23" style:family="table">
      <style:table-properties style:width="11.807cm" table:align="left"/>
    </style:style>
    <style:style style:name="Tabelle23.A" style:family="table-column">
      <style:table-column-properties style:column-width="3.605cm"/>
    </style:style>
    <style:style style:name="Tabelle23.B" style:family="table-column">
      <style:table-column-properties style:column-width="4.101cm"/>
    </style:style>
    <style:style style:name="Tabelle23.A1" style:family="table-cell">
      <style:table-cell-properties fo:padding="0.097cm" fo:border-left="0.05pt solid #000000" fo:border-right="none" fo:border-top="0.05pt solid #000000" fo:border-bottom="0.05pt solid #000000"/>
    </style:style>
    <style:style style:name="Tabelle23.C1" style:family="table-cell">
      <style:table-cell-properties fo:padding="0.097cm" fo:border="0.05pt solid #000000"/>
    </style:style>
    <style:style style:name="Tabelle24" style:family="table">
      <style:table-properties style:width="11.709cm" fo:margin-left="0cm" table:align="left"/>
    </style:style>
    <style:style style:name="Tabelle24.A" style:family="table-column">
      <style:table-column-properties style:column-width="3.092cm"/>
    </style:style>
    <style:style style:name="Tabelle24.B" style:family="table-column">
      <style:table-column-properties style:column-width="1.61cm"/>
    </style:style>
    <style:style style:name="Tabelle24.C" style:family="table-column">
      <style:table-column-properties style:column-width="2.193cm"/>
    </style:style>
    <style:style style:name="Tabelle24.D" style:family="table-column">
      <style:table-column-properties style:column-width="3.805cm"/>
    </style:style>
    <style:style style:name="Tabelle24.E" style:family="table-column">
      <style:table-column-properties style:column-width="1.009cm"/>
    </style:style>
    <style:style style:name="Tabelle24.A1" style:family="table-cell">
      <style:table-cell-properties fo:padding="0.097cm" fo:border-left="0.05pt solid #000000" fo:border-right="none" fo:border-top="0.05pt solid #000000" fo:border-bottom="0.05pt solid #000000"/>
    </style:style>
    <style:style style:name="Tabelle24.E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E2" style:family="table-cell">
      <style:table-cell-properties fo:padding="0.097cm" fo:border-left="0.05pt solid #000000" fo:border-right="0.05pt solid #000000" fo:border-top="none" fo:border-bottom="0.05pt solid #000000"/>
    </style:style>
    <style:style style:name="Tabelle25" style:family="table">
      <style:table-properties style:width="25.7cm" table:align="margins"/>
    </style:style>
    <style:style style:name="Tabelle25.A" style:family="table-column">
      <style:table-column-properties style:column-width="12.005cm" style:rel-column-width="30612*"/>
    </style:style>
    <style:style style:name="Tabelle25.B" style:family="table-column">
      <style:table-column-properties style:column-width="1.801cm" style:rel-column-width="4592*"/>
    </style:style>
    <style:style style:name="Tabelle25.C" style:family="table-column">
      <style:table-column-properties style:column-width="11.894cm" style:rel-column-width="30331*"/>
    </style:style>
    <style:style style:name="Tabelle25.A1" style:family="table-cell">
      <style:table-cell-properties fo:padding="0.097cm" fo:border="none"/>
    </style:style>
    <style:style style:name="Tabelle26" style:family="table">
      <style:table-properties style:width="11.807cm" table:align="left"/>
    </style:style>
    <style:style style:name="Tabelle26.A" style:family="table-column">
      <style:table-column-properties style:column-width="3.605cm"/>
    </style:style>
    <style:style style:name="Tabelle26.B" style:family="table-column">
      <style:table-column-properties style:column-width="4.101cm"/>
    </style:style>
    <style:style style:name="Tabelle26.A1" style:family="table-cell">
      <style:table-cell-properties fo:padding="0.097cm" fo:border-left="0.05pt solid #000000" fo:border-right="none" fo:border-top="0.05pt solid #000000" fo:border-bottom="0.05pt solid #000000"/>
    </style:style>
    <style:style style:name="Tabelle26.C1" style:family="table-cell">
      <style:table-cell-properties fo:padding="0.097cm" fo:border="0.05pt solid #000000"/>
    </style:style>
    <style:style style:name="Tabelle32" style:family="table">
      <style:table-properties style:width="11.994cm" fo:margin-left="0.004cm" table:align="left"/>
    </style:style>
    <style:style style:name="Tabelle32.A" style:family="table-column">
      <style:table-column-properties style:column-width="7.387cm"/>
    </style:style>
    <style:style style:name="Tabelle32.B" style:family="table-column">
      <style:table-column-properties style:column-width="3.395cm"/>
    </style:style>
    <style:style style:name="Tabelle32.C" style:family="table-column">
      <style:table-column-properties style:column-width="1.212cm"/>
    </style:style>
    <style:style style:name="Tabelle32.A1" style:family="table-cell">
      <style:table-cell-properties fo:padding="0.097cm" fo:border-left="0.05pt solid #000000" fo:border-right="none" fo:border-top="0.05pt solid #000000" fo:border-bottom="0.05pt solid #000000"/>
    </style:style>
    <style:style style:name="Tabelle32.C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27" style:family="table">
      <style:table-properties style:width="11.709cm" fo:margin-left="0cm" table:align="left"/>
    </style:style>
    <style:style style:name="Tabelle27.A" style:family="table-column">
      <style:table-column-properties style:column-width="3.092cm"/>
    </style:style>
    <style:style style:name="Tabelle27.B" style:family="table-column">
      <style:table-column-properties style:column-width="1.61cm"/>
    </style:style>
    <style:style style:name="Tabelle27.C" style:family="table-column">
      <style:table-column-properties style:column-width="2.193cm"/>
    </style:style>
    <style:style style:name="Tabelle27.D" style:family="table-column">
      <style:table-column-properties style:column-width="3.805cm"/>
    </style:style>
    <style:style style:name="Tabelle27.E" style:family="table-column">
      <style:table-column-properties style:column-width="1.009cm"/>
    </style:style>
    <style:style style:name="Tabelle27.A1" style:family="table-cell">
      <style:table-cell-properties fo:padding="0.097cm" fo:border-left="0.05pt solid #000000" fo:border-right="none" fo:border-top="0.05pt solid #000000" fo:border-bottom="0.05pt solid #000000"/>
    </style:style>
    <style:style style:name="Tabelle27.E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E2" style:family="table-cell">
      <style:table-cell-properties fo:padding="0.097cm" fo:border-left="0.05pt solid #000000" fo:border-right="0.05pt solid #000000" fo:border-top="none" fo:border-bottom="0.05pt solid #000000"/>
    </style:style>
    <style:style style:name="Tabelle26" style:family="table">
      <style:table-properties style:width="11.807cm" table:align="left"/>
    </style:style>
    <style:style style:name="Tabelle26.A" style:family="table-column">
      <style:table-column-properties style:column-width="3.605cm"/>
    </style:style>
    <style:style style:name="Tabelle26.B" style:family="table-column">
      <style:table-column-properties style:column-width="4.101cm"/>
    </style:style>
    <style:style style:name="Tabelle26.A1" style:family="table-cell">
      <style:table-cell-properties fo:padding="0.097cm" fo:border-left="0.05pt solid #000000" fo:border-right="none" fo:border-top="0.05pt solid #000000" fo:border-bottom="0.05pt solid #000000"/>
    </style:style>
    <style:style style:name="Tabelle26.C1" style:family="table-cell">
      <style:table-cell-properties fo:padding="0.097cm" fo:border="0.05pt solid #000000"/>
    </style:style>
    <style:style style:name="Tabelle32" style:family="table">
      <style:table-properties style:width="11.994cm" fo:margin-left="0.004cm" table:align="left"/>
    </style:style>
    <style:style style:name="Tabelle32.A" style:family="table-column">
      <style:table-column-properties style:column-width="7.387cm"/>
    </style:style>
    <style:style style:name="Tabelle32.B" style:family="table-column">
      <style:table-column-properties style:column-width="3.395cm"/>
    </style:style>
    <style:style style:name="Tabelle32.C" style:family="table-column">
      <style:table-column-properties style:column-width="1.212cm"/>
    </style:style>
    <style:style style:name="Tabelle32.A1" style:family="table-cell">
      <style:table-cell-properties fo:padding="0.097cm" fo:border-left="0.05pt solid #000000" fo:border-right="none" fo:border-top="0.05pt solid #000000" fo:border-bottom="0.05pt solid #000000"/>
    </style:style>
    <style:style style:name="Tabelle32.C1" style:family="table-cell">
      <style:table-cell-properties fo:padding="0.097cm" fo:border="0.05pt solid #000000"/>
    </style:style>
    <style:style style:name="Tabelle32.A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27" style:family="table">
      <style:table-properties style:width="11.709cm" fo:margin-left="0cm" table:align="left"/>
    </style:style>
    <style:style style:name="Tabelle27.A" style:family="table-column">
      <style:table-column-properties style:column-width="3.092cm"/>
    </style:style>
    <style:style style:name="Tabelle27.B" style:family="table-column">
      <style:table-column-properties style:column-width="1.61cm"/>
    </style:style>
    <style:style style:name="Tabelle27.C" style:family="table-column">
      <style:table-column-properties style:column-width="2.193cm"/>
    </style:style>
    <style:style style:name="Tabelle27.D" style:family="table-column">
      <style:table-column-properties style:column-width="3.805cm"/>
    </style:style>
    <style:style style:name="Tabelle27.E" style:family="table-column">
      <style:table-column-properties style:column-width="1.009cm"/>
    </style:style>
    <style:style style:name="Tabelle27.A1" style:family="table-cell">
      <style:table-cell-properties fo:padding="0.097cm" fo:border-left="0.05pt solid #000000" fo:border-right="none" fo:border-top="0.05pt solid #000000" fo:border-bottom="0.05pt solid #000000"/>
    </style:style>
    <style:style style:name="Tabelle27.E1" style:family="table-cell">
      <style:table-cell-properties fo:padding="0.097cm" fo:border="0.05pt solid #000000"/>
    </style:style>
    <style:style style:name="Tabelle27.A2" style:family="table-cell">
      <style:table-cell-properties fo:padding="0.097cm" fo:border-left="0.05pt solid #000000" fo:border-right="none" fo:border-top="none" fo:border-bottom="0.05pt solid #000000"/>
    </style:style>
    <style:style style:name="Tabelle27.E2" style:family="table-cell">
      <style:table-cell-properties fo:padding="0.097cm" fo:border-left="0.05pt solid #000000" fo:border-right="0.05pt solid #000000" fo:border-top="none" fo:border-bottom="0.05pt solid #000000"/>
    </style:style>
    <style:style style:name="Tabelle28" style:family="table">
      <style:table-properties style:width="25.7cm" table:align="margins"/>
    </style:style>
    <style:style style:name="Tabelle28.A" style:family="table-column">
      <style:table-column-properties style:column-width="12.005cm" style:rel-column-width="30612*"/>
    </style:style>
    <style:style style:name="Tabelle28.B" style:family="table-column">
      <style:table-column-properties style:column-width="1.801cm" style:rel-column-width="4592*"/>
    </style:style>
    <style:style style:name="Tabelle28.C" style:family="table-column">
      <style:table-column-properties style:column-width="11.894cm" style:rel-column-width="30331*"/>
    </style:style>
    <style:style style:name="Tabelle28.A1" style:family="table-cell">
      <style:table-cell-properties fo:padding="0.097cm" fo:border="none"/>
    </style:style>
    <style:style style:name="Tabelle29" style:family="table">
      <style:table-properties style:width="11.807cm" table:align="left"/>
    </style:style>
    <style:style style:name="Tabelle29.A" style:family="table-column">
      <style:table-column-properties style:column-width="3.605cm"/>
    </style:style>
    <style:style style:name="Tabelle29.B" style:family="table-column">
      <style:table-column-properties style:column-width="4.101cm"/>
    </style:style>
    <style:style style:name="Tabelle29.A1" style:family="table-cell">
      <style:table-cell-properties fo:padding="0.097cm" fo:border-left="0.05pt solid #000000" fo:border-right="none" fo:border-top="0.05pt solid #000000" fo:border-bottom="0.05pt solid #000000"/>
    </style:style>
    <style:style style:name="Tabelle29.C1" style:family="table-cell">
      <style:table-cell-properties fo:padding="0.097cm" fo:border="0.05pt solid #000000"/>
    </style:style>
    <style:style style:name="Tabelle33" style:family="table">
      <style:table-properties style:width="11.71cm" fo:margin-left="0cm" table:align="left"/>
    </style:style>
    <style:style style:name="Tabelle33.A" style:family="table-column">
      <style:table-column-properties style:column-width="8.401cm"/>
    </style:style>
    <style:style style:name="Tabelle33.B" style:family="table-column">
      <style:table-column-properties style:column-width="2.595cm"/>
    </style:style>
    <style:style style:name="Tabelle33.C" style:family="table-column">
      <style:table-column-properties style:column-width="0.714cm"/>
    </style:style>
    <style:style style:name="Tabelle33.A1" style:family="table-cell">
      <style:table-cell-properties fo:padding="0.097cm" fo:border-left="0.05pt solid #000000" fo:border-right="none" fo:border-top="0.05pt solid #000000" fo:border-bottom="0.05pt solid #000000"/>
    </style:style>
    <style:style style:name="Tabelle33.C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C2" style:family="table-cell">
      <style:table-cell-properties fo:padding="0.097cm" fo:border-left="0.05pt solid #000000" fo:border-right="0.05pt solid #000000" fo:border-top="none" fo:border-bottom="0.05pt solid #000000"/>
    </style:style>
    <style:style style:name="Tabelle30" style:family="table">
      <style:table-properties style:width="11.709cm" fo:margin-left="0cm" table:align="left"/>
    </style:style>
    <style:style style:name="Tabelle30.A" style:family="table-column">
      <style:table-column-properties style:column-width="3.092cm"/>
    </style:style>
    <style:style style:name="Tabelle30.B" style:family="table-column">
      <style:table-column-properties style:column-width="1.61cm"/>
    </style:style>
    <style:style style:name="Tabelle30.C" style:family="table-column">
      <style:table-column-properties style:column-width="2.193cm"/>
    </style:style>
    <style:style style:name="Tabelle30.D" style:family="table-column">
      <style:table-column-properties style:column-width="3.805cm"/>
    </style:style>
    <style:style style:name="Tabelle30.E" style:family="table-column">
      <style:table-column-properties style:column-width="1.009cm"/>
    </style:style>
    <style:style style:name="Tabelle30.A1" style:family="table-cell">
      <style:table-cell-properties fo:padding="0.097cm" fo:border-left="0.05pt solid #000000" fo:border-right="none" fo:border-top="0.05pt solid #000000" fo:border-bottom="0.05pt solid #000000"/>
    </style:style>
    <style:style style:name="Tabelle30.E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E2" style:family="table-cell">
      <style:table-cell-properties fo:padding="0.097cm" fo:border-left="0.05pt solid #000000" fo:border-right="0.05pt solid #000000" fo:border-top="none" fo:border-bottom="0.05pt solid #000000"/>
    </style:style>
    <style:style style:name="Tabelle29" style:family="table">
      <style:table-properties style:width="11.807cm" table:align="left"/>
    </style:style>
    <style:style style:name="Tabelle29.A" style:family="table-column">
      <style:table-column-properties style:column-width="3.605cm"/>
    </style:style>
    <style:style style:name="Tabelle29.B" style:family="table-column">
      <style:table-column-properties style:column-width="4.101cm"/>
    </style:style>
    <style:style style:name="Tabelle29.A1" style:family="table-cell">
      <style:table-cell-properties fo:padding="0.097cm" fo:border-left="0.05pt solid #000000" fo:border-right="none" fo:border-top="0.05pt solid #000000" fo:border-bottom="0.05pt solid #000000"/>
    </style:style>
    <style:style style:name="Tabelle29.C1" style:family="table-cell">
      <style:table-cell-properties fo:padding="0.097cm" fo:border="0.05pt solid #000000"/>
    </style:style>
    <style:style style:name="Tabelle33" style:family="table">
      <style:table-properties style:width="11.71cm" fo:margin-left="0cm" table:align="left"/>
    </style:style>
    <style:style style:name="Tabelle33.A" style:family="table-column">
      <style:table-column-properties style:column-width="8.401cm"/>
    </style:style>
    <style:style style:name="Tabelle33.B" style:family="table-column">
      <style:table-column-properties style:column-width="2.595cm"/>
    </style:style>
    <style:style style:name="Tabelle33.C" style:family="table-column">
      <style:table-column-properties style:column-width="0.714cm"/>
    </style:style>
    <style:style style:name="Tabelle33.A1" style:family="table-cell">
      <style:table-cell-properties fo:padding="0.097cm" fo:border-left="0.05pt solid #000000" fo:border-right="none" fo:border-top="0.05pt solid #000000" fo:border-bottom="0.05pt solid #000000"/>
    </style:style>
    <style:style style:name="Tabelle33.C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C2" style:family="table-cell">
      <style:table-cell-properties fo:padding="0.097cm" fo:border-left="0.05pt solid #000000" fo:border-right="0.05pt solid #000000" fo:border-top="none" fo:border-bottom="0.05pt solid #000000"/>
    </style:style>
    <style:style style:name="Tabelle30" style:family="table">
      <style:table-properties style:width="11.709cm" fo:margin-left="0cm" table:align="left"/>
    </style:style>
    <style:style style:name="Tabelle30.A" style:family="table-column">
      <style:table-column-properties style:column-width="3.092cm"/>
    </style:style>
    <style:style style:name="Tabelle30.B" style:family="table-column">
      <style:table-column-properties style:column-width="1.61cm"/>
    </style:style>
    <style:style style:name="Tabelle30.C" style:family="table-column">
      <style:table-column-properties style:column-width="2.193cm"/>
    </style:style>
    <style:style style:name="Tabelle30.D" style:family="table-column">
      <style:table-column-properties style:column-width="3.805cm"/>
    </style:style>
    <style:style style:name="Tabelle30.E" style:family="table-column">
      <style:table-column-properties style:column-width="1.009cm"/>
    </style:style>
    <style:style style:name="Tabelle30.A1" style:family="table-cell">
      <style:table-cell-properties fo:padding="0.097cm" fo:border-left="0.05pt solid #000000" fo:border-right="none" fo:border-top="0.05pt solid #000000" fo:border-bottom="0.05pt solid #000000"/>
    </style:style>
    <style:style style:name="Tabelle30.E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E2" style:family="table-cell">
      <style:table-cell-properties fo:padding="0.097cm" fo:border-left="0.05pt solid #000000" fo:border-right="0.05pt solid #000000" fo:border-top="none" fo:border-bottom="0.05pt solid #000000"/>
    </style:style>
    <style:style style:name="Tabelle34" style:family="table">
      <style:table-properties style:width="25.7cm" table:align="margins"/>
    </style:style>
    <style:style style:name="Tabelle34.A" style:family="table-column">
      <style:table-column-properties style:column-width="12.005cm" style:rel-column-width="30612*"/>
    </style:style>
    <style:style style:name="Tabelle34.B" style:family="table-column">
      <style:table-column-properties style:column-width="1.801cm" style:rel-column-width="4592*"/>
    </style:style>
    <style:style style:name="Tabelle34.C" style:family="table-column">
      <style:table-column-properties style:column-width="11.894cm" style:rel-column-width="30331*"/>
    </style:style>
    <style:style style:name="Tabelle34.A1" style:family="table-cell">
      <style:table-cell-properties fo:padding="0.097cm" fo:border="none"/>
    </style:style>
    <style:style style:name="Tabelle35" style:family="table">
      <style:table-properties style:width="11.807cm" table:align="left"/>
    </style:style>
    <style:style style:name="Tabelle35.A" style:family="table-column">
      <style:table-column-properties style:column-width="3.605cm"/>
    </style:style>
    <style:style style:name="Tabelle35.B" style:family="table-column">
      <style:table-column-properties style:column-width="4.101cm"/>
    </style:style>
    <style:style style:name="Tabelle35.A1" style:family="table-cell">
      <style:table-cell-properties fo:padding="0.097cm" fo:border-left="0.05pt solid #000000" fo:border-right="none" fo:border-top="0.05pt solid #000000" fo:border-bottom="0.05pt solid #000000"/>
    </style:style>
    <style:style style:name="Tabelle35.C1" style:family="table-cell">
      <style:table-cell-properties fo:padding="0.097cm" fo:border="0.05pt solid #000000"/>
    </style:style>
    <style:style style:name="Tabelle36" style:family="table">
      <style:table-properties style:width="11.71cm" fo:margin-left="0cm" table:align="left"/>
    </style:style>
    <style:style style:name="Tabelle36.A" style:family="table-column">
      <style:table-column-properties style:column-width="8.401cm"/>
    </style:style>
    <style:style style:name="Tabelle36.B" style:family="table-column">
      <style:table-column-properties style:column-width="2.595cm"/>
    </style:style>
    <style:style style:name="Tabelle36.C" style:family="table-column">
      <style:table-column-properties style:column-width="0.714cm"/>
    </style:style>
    <style:style style:name="Tabelle36.A1" style:family="table-cell">
      <style:table-cell-properties fo:padding="0.097cm" fo:border-left="0.05pt solid #000000" fo:border-right="none" fo:border-top="0.05pt solid #000000" fo:border-bottom="0.05pt solid #000000"/>
    </style:style>
    <style:style style:name="Tabelle36.C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7" style:family="table">
      <style:table-properties style:width="11.709cm" fo:margin-left="0cm" table:align="left"/>
    </style:style>
    <style:style style:name="Tabelle37.A" style:family="table-column">
      <style:table-column-properties style:column-width="3.092cm"/>
    </style:style>
    <style:style style:name="Tabelle37.B" style:family="table-column">
      <style:table-column-properties style:column-width="1.61cm"/>
    </style:style>
    <style:style style:name="Tabelle37.C" style:family="table-column">
      <style:table-column-properties style:column-width="2.193cm"/>
    </style:style>
    <style:style style:name="Tabelle37.D" style:family="table-column">
      <style:table-column-properties style:column-width="3.805cm"/>
    </style:style>
    <style:style style:name="Tabelle37.E" style:family="table-column">
      <style:table-column-properties style:column-width="1.009cm"/>
    </style:style>
    <style:style style:name="Tabelle37.A1" style:family="table-cell">
      <style:table-cell-properties fo:padding="0.097cm" fo:border-left="0.05pt solid #000000" fo:border-right="none" fo:border-top="0.05pt solid #000000" fo:border-bottom="0.05pt solid #000000"/>
    </style:style>
    <style:style style:name="Tabelle37.E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E2" style:family="table-cell">
      <style:table-cell-properties fo:padding="0.097cm" fo:border-left="0.05pt solid #000000" fo:border-right="0.05pt solid #000000" fo:border-top="none" fo:border-bottom="0.05pt solid #000000"/>
    </style:style>
    <style:style style:name="Tabelle35" style:family="table">
      <style:table-properties style:width="11.807cm" table:align="left"/>
    </style:style>
    <style:style style:name="Tabelle35.A" style:family="table-column">
      <style:table-column-properties style:column-width="3.605cm"/>
    </style:style>
    <style:style style:name="Tabelle35.B" style:family="table-column">
      <style:table-column-properties style:column-width="4.101cm"/>
    </style:style>
    <style:style style:name="Tabelle35.A1" style:family="table-cell">
      <style:table-cell-properties fo:padding="0.097cm" fo:border-left="0.05pt solid #000000" fo:border-right="none" fo:border-top="0.05pt solid #000000" fo:border-bottom="0.05pt solid #000000"/>
    </style:style>
    <style:style style:name="Tabelle35.C1" style:family="table-cell">
      <style:table-cell-properties fo:padding="0.097cm" fo:border="0.05pt solid #000000"/>
    </style:style>
    <style:style style:name="Tabelle36" style:family="table">
      <style:table-properties style:width="11.71cm" fo:margin-left="0cm" table:align="left"/>
    </style:style>
    <style:style style:name="Tabelle36.A" style:family="table-column">
      <style:table-column-properties style:column-width="8.401cm"/>
    </style:style>
    <style:style style:name="Tabelle36.B" style:family="table-column">
      <style:table-column-properties style:column-width="2.595cm"/>
    </style:style>
    <style:style style:name="Tabelle36.C" style:family="table-column">
      <style:table-column-properties style:column-width="0.714cm"/>
    </style:style>
    <style:style style:name="Tabelle36.A1" style:family="table-cell">
      <style:table-cell-properties fo:padding="0.097cm" fo:border-left="0.05pt solid #000000" fo:border-right="none" fo:border-top="0.05pt solid #000000" fo:border-bottom="0.05pt solid #000000"/>
    </style:style>
    <style:style style:name="Tabelle36.C1" style:family="table-cell">
      <style:table-cell-properties fo:padding="0.097cm" fo:border="0.05pt solid #000000"/>
    </style:style>
    <style:style style:name="Tabelle36.A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7" style:family="table">
      <style:table-properties style:width="11.709cm" fo:margin-left="0cm" table:align="left"/>
    </style:style>
    <style:style style:name="Tabelle37.A" style:family="table-column">
      <style:table-column-properties style:column-width="3.092cm"/>
    </style:style>
    <style:style style:name="Tabelle37.B" style:family="table-column">
      <style:table-column-properties style:column-width="1.61cm"/>
    </style:style>
    <style:style style:name="Tabelle37.C" style:family="table-column">
      <style:table-column-properties style:column-width="2.193cm"/>
    </style:style>
    <style:style style:name="Tabelle37.D" style:family="table-column">
      <style:table-column-properties style:column-width="3.805cm"/>
    </style:style>
    <style:style style:name="Tabelle37.E" style:family="table-column">
      <style:table-column-properties style:column-width="1.009cm"/>
    </style:style>
    <style:style style:name="Tabelle37.A1" style:family="table-cell">
      <style:table-cell-properties fo:padding="0.097cm" fo:border-left="0.05pt solid #000000" fo:border-right="none" fo:border-top="0.05pt solid #000000" fo:border-bottom="0.05pt solid #000000"/>
    </style:style>
    <style:style style:name="Tabelle37.E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rsid="00175df4" officeooo:paragraph-rsid="001ca16c" style:font-weight-asian="bold" style:font-weight-complex="bold"/>
    </style:style>
    <style:style style:name="P2" style:family="paragraph" style:parent-style-name="Standard">
      <style:paragraph-properties fo:text-align="justify" style:justify-single-word="false"/>
      <style:text-properties fo:font-weight="bold" officeooo:rsid="00175df4" officeooo:paragraph-rsid="00447b86" style:font-weight-asian="bold" style:font-weight-complex="bold"/>
    </style:style>
    <style:style style:name="P3" style:family="paragraph" style:parent-style-name="Standard">
      <style:paragraph-properties fo:text-align="justify" style:justify-single-word="false"/>
      <style:text-properties fo:font-weight="bold" officeooo:rsid="00175df4" officeooo:paragraph-rsid="00655876" style:font-weight-asian="bold" style:font-weight-complex="bold"/>
    </style:style>
    <style:style style:name="P4" style:family="paragraph" style:parent-style-name="Standard">
      <style:paragraph-properties fo:text-align="justify" style:justify-single-word="false"/>
      <style:text-properties fo:font-weight="bold" officeooo:rsid="00175df4" officeooo:paragraph-rsid="00682eb1" style:font-weight-asian="bold" style:font-weight-complex="bold"/>
    </style:style>
    <style:style style:name="P5" style:family="paragraph" style:parent-style-name="Standard">
      <style:paragraph-properties fo:text-align="justify" style:justify-single-word="false"/>
      <style:text-properties fo:font-weight="bold" officeooo:rsid="00175df4" officeooo:paragraph-rsid="0068ff1d" style:font-weight-asian="bold" style:font-weight-complex="bold"/>
    </style:style>
    <style:style style:name="P6" style:family="paragraph" style:parent-style-name="Standard">
      <style:paragraph-properties fo:text-align="justify" style:justify-single-word="false"/>
      <style:text-properties fo:font-weight="bold" officeooo:rsid="00175df4" officeooo:paragraph-rsid="00710579" style:font-weight-asian="bold" style:font-weight-complex="bold"/>
    </style:style>
    <style:style style:name="P7" style:family="paragraph" style:parent-style-name="Standard">
      <style:text-properties fo:font-weight="bold" officeooo:rsid="001b1bcb" officeooo:paragraph-rsid="004368fe" style:font-weight-asian="bold" style:font-weight-complex="bold"/>
    </style:style>
    <style:style style:name="P8" style:family="paragraph" style:parent-style-name="Standard">
      <style:text-properties fo:font-weight="bold" officeooo:rsid="001b1bcb" officeooo:paragraph-rsid="00447b86" style:font-weight-asian="bold" style:font-weight-complex="bold"/>
    </style:style>
    <style:style style:name="P9" style:family="paragraph" style:parent-style-name="Standard">
      <style:text-properties fo:font-weight="bold" officeooo:rsid="001b1bcb" officeooo:paragraph-rsid="00655876" style:font-weight-asian="bold" style:font-weight-complex="bold"/>
    </style:style>
    <style:style style:name="P10" style:family="paragraph" style:parent-style-name="Standard">
      <style:text-properties fo:font-weight="bold" officeooo:rsid="001b1bcb" officeooo:paragraph-rsid="0068ff1d" style:font-weight-asian="bold" style:font-weight-complex="bold"/>
    </style:style>
    <style:style style:name="P11" style:family="paragraph" style:parent-style-name="Standard">
      <style:text-properties fo:font-weight="bold" officeooo:rsid="001b1bcb" officeooo:paragraph-rsid="007022cc" style:font-weight-asian="bold" style:font-weight-complex="bold"/>
    </style:style>
    <style:style style:name="P12" style:family="paragraph" style:parent-style-name="Standard">
      <style:text-properties fo:font-weight="bold" officeooo:rsid="001b1bcb" officeooo:paragraph-rsid="00710579" style:font-weight-asian="bold" style:font-weight-complex="bold"/>
    </style:style>
    <style:style style:name="P13" style:family="paragraph" style:parent-style-name="Standard">
      <style:text-properties fo:font-weight="bold" officeooo:rsid="001b1bcb" officeooo:paragraph-rsid="00754991" style:font-weight-asian="bold" style:font-weight-complex="bold"/>
    </style:style>
    <style:style style:name="P14" style:family="paragraph" style:parent-style-name="Table_20_Contents">
      <style:text-properties fo:font-weight="bold" officeooo:rsid="0020cf70" officeooo:paragraph-rsid="004368fe" style:font-weight-asian="bold" style:font-weight-complex="bold"/>
    </style:style>
    <style:style style:name="P15" style:family="paragraph" style:parent-style-name="Table_20_Contents">
      <style:text-properties fo:font-weight="bold" officeooo:rsid="0020cf70" officeooo:paragraph-rsid="00447b86" style:font-weight-asian="bold" style:font-weight-complex="bold"/>
    </style:style>
    <style:style style:name="P16" style:family="paragraph" style:parent-style-name="Table_20_Contents">
      <style:text-properties fo:font-weight="bold" officeooo:rsid="0020cf70" officeooo:paragraph-rsid="00655876" style:font-weight-asian="bold" style:font-weight-complex="bold"/>
    </style:style>
    <style:style style:name="P17" style:family="paragraph" style:parent-style-name="Table_20_Contents">
      <style:text-properties fo:font-weight="bold" officeooo:rsid="0020cf70" officeooo:paragraph-rsid="0068ff1d" style:font-weight-asian="bold" style:font-weight-complex="bold"/>
    </style:style>
    <style:style style:name="P18" style:family="paragraph" style:parent-style-name="Table_20_Contents">
      <style:text-properties fo:font-weight="bold" officeooo:rsid="0020cf70" officeooo:paragraph-rsid="007022cc" style:font-weight-asian="bold" style:font-weight-complex="bold"/>
    </style:style>
    <style:style style:name="P19" style:family="paragraph" style:parent-style-name="Table_20_Contents">
      <style:text-properties fo:font-weight="bold" officeooo:rsid="0020cf70" officeooo:paragraph-rsid="00710579" style:font-weight-asian="bold" style:font-weight-complex="bold"/>
    </style:style>
    <style:style style:name="P20" style:family="paragraph" style:parent-style-name="Table_20_Contents">
      <style:text-properties fo:font-weight="bold" officeooo:rsid="0020cf70" officeooo:paragraph-rsid="00754991" style:font-weight-asian="bold" style:font-weight-complex="bold"/>
    </style:style>
    <style:style style:name="P21" style:family="paragraph" style:parent-style-name="Standard">
      <style:paragraph-properties fo:text-align="justify" style:justify-single-word="false"/>
      <style:text-properties fo:font-weight="bold" officeooo:rsid="0045bcfd" officeooo:paragraph-rsid="007022cc" style:font-weight-asian="bold" style:font-weight-complex="bold"/>
    </style:style>
    <style:style style:name="P22" style:family="paragraph" style:parent-style-name="Standard">
      <style:text-properties fo:font-style="normal" style:text-underline-style="none" officeooo:rsid="002961bf" officeooo:paragraph-rsid="003e6fec" style:font-style-asian="normal" style:font-style-complex="normal"/>
    </style:style>
    <style:style style:name="P23" style:family="paragraph" style:parent-style-name="Standard">
      <style:text-properties fo:font-style="normal" style:text-underline-style="none" officeooo:rsid="002961bf" officeooo:paragraph-rsid="00447b86" style:font-style-asian="normal" style:font-style-complex="normal"/>
    </style:style>
    <style:style style:name="P24" style:family="paragraph" style:parent-style-name="Standard">
      <style:text-properties fo:font-style="normal" style:text-underline-style="none" officeooo:rsid="002961bf" officeooo:paragraph-rsid="00655876" style:font-style-asian="normal" style:font-style-complex="normal"/>
    </style:style>
    <style:style style:name="P25" style:family="paragraph" style:parent-style-name="Standard">
      <style:text-properties fo:font-style="normal" style:text-underline-style="none" officeooo:rsid="002961bf" officeooo:paragraph-rsid="00682eb1" style:font-style-asian="normal" style:font-style-complex="normal"/>
    </style:style>
    <style:style style:name="P26" style:family="paragraph" style:parent-style-name="Standard">
      <style:text-properties fo:font-style="normal" style:text-underline-style="none" officeooo:rsid="002961bf" officeooo:paragraph-rsid="0068ff1d" style:font-style-asian="normal" style:font-style-complex="normal"/>
    </style:style>
    <style:style style:name="P27" style:family="paragraph" style:parent-style-name="Standard">
      <style:text-properties fo:font-style="normal" style:text-underline-style="none" officeooo:rsid="002961bf" officeooo:paragraph-rsid="002961bf" style:font-style-asian="normal" style:font-style-complex="normal"/>
    </style:style>
    <style:style style:name="P28" style:family="paragraph" style:parent-style-name="Standard">
      <style:text-properties fo:font-style="normal" style:text-underline-style="none" officeooo:rsid="002961bf" officeooo:paragraph-rsid="00710579" style:font-style-asian="normal" style:font-style-complex="normal"/>
    </style:style>
    <style:style style:name="P29" style:family="paragraph" style:parent-style-name="Standard">
      <style:text-properties fo:font-style="normal" style:text-underline-style="none" officeooo:rsid="002961bf" officeooo:paragraph-rsid="00735eca" style:font-style-asian="normal" style:font-style-complex="normal"/>
    </style:style>
    <style:style style:name="P30" style:family="paragraph" style:parent-style-name="Standard">
      <style:text-properties fo:font-style="normal" style:text-underline-style="none" officeooo:rsid="002961bf" officeooo:paragraph-rsid="00744502" style:font-style-asian="normal" style:font-style-complex="normal"/>
    </style:style>
    <style:style style:name="P31" style:family="paragraph" style:parent-style-name="Standard">
      <style:text-properties fo:font-style="normal" style:text-underline-style="none" officeooo:rsid="003ca4cc" officeooo:paragraph-rsid="003e6fec" style:font-style-asian="normal" style:font-style-complex="normal"/>
    </style:style>
    <style:style style:name="P32" style:family="paragraph" style:parent-style-name="Standard">
      <style:text-properties fo:font-style="normal" style:text-underline-style="none" officeooo:rsid="003ca4cc" officeooo:paragraph-rsid="004368fe" style:font-style-asian="normal" style:font-style-complex="normal"/>
    </style:style>
    <style:style style:name="P33" style:family="paragraph" style:parent-style-name="Standard">
      <style:text-properties fo:font-style="normal" style:text-underline-style="none" officeooo:rsid="003ca4cc" officeooo:paragraph-rsid="00447b86" style:font-style-asian="normal" style:font-style-complex="normal"/>
    </style:style>
    <style:style style:name="P34" style:family="paragraph" style:parent-style-name="Standard">
      <style:text-properties fo:font-style="normal" style:text-underline-style="none" officeooo:rsid="003ca4cc" officeooo:paragraph-rsid="00655876" style:font-style-asian="normal" style:font-style-complex="normal"/>
    </style:style>
    <style:style style:name="P35" style:family="paragraph" style:parent-style-name="Standard">
      <style:text-properties fo:font-style="normal" style:text-underline-style="none" officeooo:rsid="003ca4cc" officeooo:paragraph-rsid="00682eb1" style:font-style-asian="normal" style:font-style-complex="normal"/>
    </style:style>
    <style:style style:name="P36" style:family="paragraph" style:parent-style-name="Standard">
      <style:text-properties fo:font-style="normal" style:text-underline-style="none" officeooo:rsid="003ca4cc" officeooo:paragraph-rsid="0068ff1d" style:font-style-asian="normal" style:font-style-complex="normal"/>
    </style:style>
    <style:style style:name="P37" style:family="paragraph" style:parent-style-name="Standard">
      <style:text-properties fo:font-style="normal" style:text-underline-style="none" officeooo:rsid="003ca4cc" officeooo:paragraph-rsid="00710579" style:font-style-asian="normal" style:font-style-complex="normal"/>
    </style:style>
    <style:style style:name="P38" style:family="paragraph" style:parent-style-name="Table_20_Contents">
      <style:text-properties fo:font-style="normal" style:text-underline-style="none" officeooo:rsid="003e6fec" officeooo:paragraph-rsid="004368fe" style:font-style-asian="normal" style:font-style-complex="normal"/>
    </style:style>
    <style:style style:name="P39" style:family="paragraph" style:parent-style-name="Table_20_Contents">
      <style:text-properties fo:font-style="normal" style:text-underline-style="none" officeooo:rsid="003e6fec" officeooo:paragraph-rsid="00447b86" style:font-style-asian="normal" style:font-style-complex="normal"/>
    </style:style>
    <style:style style:name="P40" style:family="paragraph" style:parent-style-name="Table_20_Contents">
      <style:text-properties fo:font-style="normal" style:text-underline-style="none" officeooo:rsid="003e6fec" officeooo:paragraph-rsid="00655876" style:font-style-asian="normal" style:font-style-complex="normal"/>
    </style:style>
    <style:style style:name="P41" style:family="paragraph" style:parent-style-name="Table_20_Contents">
      <style:text-properties fo:font-style="normal" style:text-underline-style="none" officeooo:rsid="003e6fec" officeooo:paragraph-rsid="00682eb1" style:font-style-asian="normal" style:font-style-complex="normal"/>
    </style:style>
    <style:style style:name="P42" style:family="paragraph" style:parent-style-name="Table_20_Contents">
      <style:text-properties fo:font-style="normal" style:text-underline-style="none" officeooo:rsid="003e6fec" officeooo:paragraph-rsid="0068ff1d" style:font-style-asian="normal" style:font-style-complex="normal"/>
    </style:style>
    <style:style style:name="P43" style:family="paragraph" style:parent-style-name="Table_20_Contents">
      <style:text-properties fo:font-style="normal" style:text-underline-style="none" officeooo:rsid="003e6fec" officeooo:paragraph-rsid="00710579" style:font-style-asian="normal" style:font-style-complex="normal"/>
    </style:style>
    <style:style style:name="P44" style:family="paragraph" style:parent-style-name="Standard">
      <style:text-properties fo:font-style="normal" style:text-underline-style="none" officeooo:rsid="0068ff1d" officeooo:paragraph-rsid="0068ff1d" style:font-style-asian="normal" style:font-style-complex="normal"/>
    </style:style>
    <style:style style:name="P45" style:family="paragraph" style:parent-style-name="Standard">
      <style:text-properties fo:font-style="normal" style:text-underline-style="none" officeooo:rsid="0068ff1d" officeooo:paragraph-rsid="00710579" style:font-style-asian="normal" style:font-style-complex="normal"/>
    </style:style>
    <style:style style:name="P46" style:family="paragraph" style:parent-style-name="Standard">
      <style:text-properties fo:font-style="normal" style:text-underline-style="none" officeooo:rsid="006a4c89" officeooo:paragraph-rsid="00710579" style:font-style-asian="normal" style:font-style-complex="normal"/>
    </style:style>
    <style:style style:name="P47" style:family="paragraph" style:parent-style-name="Standard">
      <style:text-properties fo:font-style="normal" style:text-underline-style="none" officeooo:rsid="006a4c89" officeooo:paragraph-rsid="0076703d" style:font-style-asian="normal" style:font-style-complex="normal"/>
    </style:style>
    <style:style style:name="P48" style:family="paragraph" style:parent-style-name="Standard">
      <style:text-properties fo:font-style="normal" style:text-underline-style="none" officeooo:rsid="006ec0d6" officeooo:paragraph-rsid="007022cc" style:font-style-asian="normal" style:font-style-complex="normal"/>
    </style:style>
    <style:style style:name="P49" style:family="paragraph" style:parent-style-name="Standard">
      <style:text-properties fo:font-style="normal" style:text-underline-style="none" officeooo:rsid="00754991" officeooo:paragraph-rsid="00754991" style:font-style-asian="normal" style:font-style-complex="normal"/>
    </style:style>
    <style:style style:name="P50" style:family="paragraph" style:parent-style-name="Standard">
      <style:paragraph-properties fo:text-align="justify" style:justify-single-word="false"/>
      <style:text-properties fo:font-style="normal" style:text-underline-style="none" fo:font-weight="bold" officeooo:rsid="00655876" officeooo:paragraph-rsid="00655876" style:font-style-asian="normal" style:font-weight-asian="bold" style:font-style-complex="normal" style:font-weight-complex="bold"/>
    </style:style>
    <style:style style:name="P51" style:family="paragraph" style:parent-style-name="Table_20_Contents">
      <style:text-properties fo:font-size="10.5pt" officeooo:rsid="0025ba9f" officeooo:paragraph-rsid="0025ba9f" style:font-size-asian="10.5pt" style:font-size-complex="10.5pt"/>
    </style:style>
    <style:style style:name="P52" style:family="paragraph" style:parent-style-name="Table_20_Contents">
      <style:text-properties fo:font-size="10.5pt" officeooo:rsid="0025ba9f" officeooo:paragraph-rsid="00447b86" style:font-size-asian="10.5pt" style:font-size-complex="10.5pt"/>
    </style:style>
    <style:style style:name="P53" style:family="paragraph" style:parent-style-name="Table_20_Contents">
      <style:text-properties fo:font-size="10.5pt" officeooo:rsid="0025ba9f" officeooo:paragraph-rsid="00655876" style:font-size-asian="10.5pt" style:font-size-complex="10.5pt"/>
    </style:style>
    <style:style style:name="P54" style:family="paragraph" style:parent-style-name="Table_20_Contents">
      <style:text-properties fo:font-size="10.5pt" officeooo:rsid="0025ba9f" officeooo:paragraph-rsid="00682eb1" style:font-size-asian="10.5pt" style:font-size-complex="10.5pt"/>
    </style:style>
    <style:style style:name="P55" style:family="paragraph" style:parent-style-name="Table_20_Contents">
      <style:text-properties fo:font-size="10.5pt" officeooo:rsid="0025ba9f" officeooo:paragraph-rsid="0068ff1d" style:font-size-asian="10.5pt" style:font-size-complex="10.5pt"/>
    </style:style>
    <style:style style:name="P56" style:family="paragraph" style:parent-style-name="Table_20_Contents">
      <style:text-properties fo:font-size="10.5pt" officeooo:rsid="0025ba9f" officeooo:paragraph-rsid="00710579" style:font-size-asian="10.5pt" style:font-size-complex="10.5pt"/>
    </style:style>
    <style:style style:name="P57" style:family="paragraph" style:parent-style-name="Table_20_Contents">
      <style:text-properties fo:font-size="10.5pt" officeooo:rsid="0027e7e2" officeooo:paragraph-rsid="0027e7e2" style:font-size-asian="10.5pt" style:font-size-complex="10.5pt"/>
    </style:style>
    <style:style style:name="P58" style:family="paragraph" style:parent-style-name="Table_20_Contents">
      <style:text-properties fo:font-size="10.5pt" officeooo:rsid="0027e7e2" officeooo:paragraph-rsid="00447b86" style:font-size-asian="10.5pt" style:font-size-complex="10.5pt"/>
    </style:style>
    <style:style style:name="P59" style:family="paragraph" style:parent-style-name="Table_20_Contents">
      <style:text-properties fo:font-size="10.5pt" officeooo:rsid="0027e7e2" officeooo:paragraph-rsid="00655876" style:font-size-asian="10.5pt" style:font-size-complex="10.5pt"/>
    </style:style>
    <style:style style:name="P60" style:family="paragraph" style:parent-style-name="Table_20_Contents">
      <style:text-properties fo:font-size="10.5pt" officeooo:rsid="0027e7e2" officeooo:paragraph-rsid="00682eb1" style:font-size-asian="10.5pt" style:font-size-complex="10.5pt"/>
    </style:style>
    <style:style style:name="P61" style:family="paragraph" style:parent-style-name="Table_20_Contents">
      <style:text-properties fo:font-size="10.5pt" officeooo:rsid="0027e7e2" officeooo:paragraph-rsid="0068ff1d" style:font-size-asian="10.5pt" style:font-size-complex="10.5pt"/>
    </style:style>
    <style:style style:name="P62" style:family="paragraph" style:parent-style-name="Table_20_Contents">
      <style:text-properties fo:font-size="10.5pt" officeooo:rsid="0027e7e2" officeooo:paragraph-rsid="00710579" style:font-size-asian="10.5pt" style:font-size-complex="10.5pt"/>
    </style:style>
    <style:style style:name="P63" style:family="paragraph" style:parent-style-name="Table_20_Contents">
      <style:text-properties fo:font-size="10.5pt" officeooo:rsid="002961bf" officeooo:paragraph-rsid="003ca4cc" style:font-size-asian="10.5pt" style:font-size-complex="10.5pt"/>
    </style:style>
    <style:style style:name="P64" style:family="paragraph" style:parent-style-name="Table_20_Contents">
      <style:text-properties fo:font-size="10.5pt" officeooo:rsid="002961bf" officeooo:paragraph-rsid="00447b86" style:font-size-asian="10.5pt" style:font-size-complex="10.5pt"/>
    </style:style>
    <style:style style:name="P65" style:family="paragraph" style:parent-style-name="Table_20_Contents">
      <style:text-properties fo:font-size="10.5pt" officeooo:rsid="002961bf" officeooo:paragraph-rsid="00655876" style:font-size-asian="10.5pt" style:font-size-complex="10.5pt"/>
    </style:style>
    <style:style style:name="P66" style:family="paragraph" style:parent-style-name="Table_20_Contents">
      <style:text-properties fo:font-size="10.5pt" officeooo:rsid="002961bf" officeooo:paragraph-rsid="00682eb1" style:font-size-asian="10.5pt" style:font-size-complex="10.5pt"/>
    </style:style>
    <style:style style:name="P67" style:family="paragraph" style:parent-style-name="Table_20_Contents">
      <style:text-properties fo:font-size="10.5pt" officeooo:rsid="002961bf" officeooo:paragraph-rsid="0068ff1d" style:font-size-asian="10.5pt" style:font-size-complex="10.5pt"/>
    </style:style>
    <style:style style:name="P68" style:family="paragraph" style:parent-style-name="Table_20_Contents">
      <style:text-properties fo:font-size="10.5pt" officeooo:rsid="002961bf" officeooo:paragraph-rsid="00710579" style:font-size-asian="10.5pt" style:font-size-complex="10.5pt"/>
    </style:style>
    <style:style style:name="P69" style:family="paragraph" style:parent-style-name="Table_20_Contents">
      <style:text-properties fo:font-size="10.5pt" officeooo:rsid="003ca4cc" officeooo:paragraph-rsid="003ca4cc" style:font-size-asian="10.5pt" style:font-size-complex="10.5pt"/>
    </style:style>
    <style:style style:name="P70" style:family="paragraph" style:parent-style-name="Table_20_Contents">
      <style:text-properties fo:font-size="10.5pt" officeooo:rsid="003ca4cc" officeooo:paragraph-rsid="00447b86" style:font-size-asian="10.5pt" style:font-size-complex="10.5pt"/>
    </style:style>
    <style:style style:name="P71" style:family="paragraph" style:parent-style-name="Table_20_Contents">
      <style:text-properties fo:font-size="10.5pt" officeooo:rsid="003ca4cc" officeooo:paragraph-rsid="00655876" style:font-size-asian="10.5pt" style:font-size-complex="10.5pt"/>
    </style:style>
    <style:style style:name="P72" style:family="paragraph" style:parent-style-name="Table_20_Contents">
      <style:text-properties fo:font-size="10.5pt" officeooo:rsid="003ca4cc" officeooo:paragraph-rsid="00682eb1" style:font-size-asian="10.5pt" style:font-size-complex="10.5pt"/>
    </style:style>
    <style:style style:name="P73" style:family="paragraph" style:parent-style-name="Table_20_Contents">
      <style:text-properties fo:font-size="10.5pt" officeooo:rsid="003ca4cc" officeooo:paragraph-rsid="0068ff1d" style:font-size-asian="10.5pt" style:font-size-complex="10.5pt"/>
    </style:style>
    <style:style style:name="P74" style:family="paragraph" style:parent-style-name="Table_20_Contents">
      <style:text-properties fo:font-size="10.5pt" officeooo:rsid="003ca4cc" officeooo:paragraph-rsid="00710579" style:font-size-asian="10.5pt" style:font-size-complex="10.5pt"/>
    </style:style>
    <style:style style:name="P75" style:family="paragraph" style:parent-style-name="Table_20_Contents">
      <style:text-properties fo:font-size="10.5pt" fo:font-weight="bold" officeooo:rsid="0025ba9f" officeooo:paragraph-rsid="0025ba9f" style:font-size-asian="10.5pt" style:font-weight-asian="bold" style:font-size-complex="10.5pt" style:font-weight-complex="bold"/>
    </style:style>
    <style:style style:name="P76" style:family="paragraph" style:parent-style-name="Table_20_Contents">
      <style:text-properties fo:font-size="10.5pt" fo:font-weight="bold" officeooo:rsid="0025ba9f" officeooo:paragraph-rsid="00447b86" style:font-size-asian="10.5pt" style:font-weight-asian="bold" style:font-size-complex="10.5pt" style:font-weight-complex="bold"/>
    </style:style>
    <style:style style:name="P77" style:family="paragraph" style:parent-style-name="Table_20_Contents">
      <style:text-properties fo:font-size="10.5pt" fo:font-weight="bold" officeooo:rsid="0025ba9f" officeooo:paragraph-rsid="00655876" style:font-size-asian="10.5pt" style:font-weight-asian="bold" style:font-size-complex="10.5pt" style:font-weight-complex="bold"/>
    </style:style>
    <style:style style:name="P78" style:family="paragraph" style:parent-style-name="Table_20_Contents">
      <style:text-properties fo:font-size="10.5pt" fo:font-weight="bold" officeooo:rsid="0025ba9f" officeooo:paragraph-rsid="00682eb1" style:font-size-asian="10.5pt" style:font-weight-asian="bold" style:font-size-complex="10.5pt" style:font-weight-complex="bold"/>
    </style:style>
    <style:style style:name="P79" style:family="paragraph" style:parent-style-name="Table_20_Contents">
      <style:text-properties fo:font-size="10.5pt" fo:font-weight="bold" officeooo:rsid="0025ba9f" officeooo:paragraph-rsid="0068ff1d" style:font-size-asian="10.5pt" style:font-weight-asian="bold" style:font-size-complex="10.5pt" style:font-weight-complex="bold"/>
    </style:style>
    <style:style style:name="P80" style:family="paragraph" style:parent-style-name="Table_20_Contents">
      <style:text-properties fo:font-size="10.5pt" fo:font-weight="bold" officeooo:rsid="0025ba9f" officeooo:paragraph-rsid="00710579" style:font-size-asian="10.5pt" style:font-weight-asian="bold" style:font-size-complex="10.5pt" style:font-weight-complex="bold"/>
    </style:style>
    <style:style style:name="P81" style:family="paragraph" style:parent-style-name="Standard">
      <style:text-properties fo:font-style="italic" officeooo:rsid="00199fe0" officeooo:paragraph-rsid="001ca16c" style:font-style-asian="italic" style:font-style-complex="italic"/>
    </style:style>
    <style:style style:name="P82" style:family="paragraph" style:parent-style-name="Standard">
      <style:text-properties fo:font-style="italic" officeooo:rsid="00199fe0" officeooo:paragraph-rsid="00447b86" style:font-style-asian="italic" style:font-style-complex="italic"/>
    </style:style>
    <style:style style:name="P83" style:family="paragraph" style:parent-style-name="Standard">
      <style:text-properties fo:font-style="italic" officeooo:rsid="00199fe0" officeooo:paragraph-rsid="00655876" style:font-style-asian="italic" style:font-style-complex="italic"/>
    </style:style>
    <style:style style:name="P84" style:family="paragraph" style:parent-style-name="Standard">
      <style:text-properties fo:font-style="italic" officeooo:rsid="00199fe0" officeooo:paragraph-rsid="00682eb1" style:font-style-asian="italic" style:font-style-complex="italic"/>
    </style:style>
    <style:style style:name="P85" style:family="paragraph" style:parent-style-name="Standard">
      <style:text-properties fo:font-style="italic" officeooo:rsid="00199fe0" officeooo:paragraph-rsid="0068ff1d" style:font-style-asian="italic" style:font-style-complex="italic"/>
    </style:style>
    <style:style style:name="P86" style:family="paragraph" style:parent-style-name="Standard">
      <style:text-properties fo:font-style="italic" officeooo:rsid="00199fe0" officeooo:paragraph-rsid="00710579" style:font-style-asian="italic" style:font-style-complex="italic"/>
    </style:style>
    <style:style style:name="P87" style:family="paragraph" style:parent-style-name="Standard">
      <style:paragraph-properties fo:text-align="justify" style:justify-single-word="false"/>
      <style:text-properties fo:font-weight="normal" officeooo:rsid="0033ae0e" officeooo:paragraph-rsid="0033ae0e" style:font-weight-asian="normal" style:font-weight-complex="normal"/>
    </style:style>
    <style:style style:name="P88" style:family="paragraph" style:parent-style-name="Standard">
      <style:paragraph-properties fo:text-align="justify" style:justify-single-word="false"/>
      <style:text-properties fo:font-weight="normal" officeooo:rsid="0033ae0e" officeooo:paragraph-rsid="00447b86" style:font-weight-asian="normal" style:font-weight-complex="normal"/>
    </style:style>
    <style:style style:name="P89" style:family="paragraph" style:parent-style-name="Standard">
      <style:paragraph-properties fo:text-align="justify" style:justify-single-word="false"/>
      <style:text-properties fo:font-weight="normal" officeooo:rsid="0033ae0e" officeooo:paragraph-rsid="00655876" style:font-weight-asian="normal" style:font-weight-complex="normal"/>
    </style:style>
    <style:style style:name="P90" style:family="paragraph" style:parent-style-name="Standard">
      <style:paragraph-properties fo:text-align="justify" style:justify-single-word="false"/>
      <style:text-properties fo:font-weight="normal" officeooo:rsid="0033ae0e" officeooo:paragraph-rsid="00682eb1" style:font-weight-asian="normal" style:font-weight-complex="normal"/>
    </style:style>
    <style:style style:name="P91" style:family="paragraph" style:parent-style-name="Standard">
      <style:paragraph-properties fo:text-align="justify" style:justify-single-word="false"/>
      <style:text-properties fo:font-weight="normal" officeooo:rsid="0033ae0e" officeooo:paragraph-rsid="0068ff1d" style:font-weight-asian="normal" style:font-weight-complex="normal"/>
    </style:style>
    <style:style style:name="P92" style:family="paragraph" style:parent-style-name="Standard">
      <style:paragraph-properties fo:text-align="justify" style:justify-single-word="false"/>
      <style:text-properties fo:font-weight="normal" officeooo:rsid="0033ae0e" officeooo:paragraph-rsid="00710579" style:font-weight-asian="normal" style:font-weight-complex="normal"/>
    </style:style>
    <style:style style:name="P93" style:family="paragraph" style:parent-style-name="Standard">
      <style:paragraph-properties fo:text-align="justify" style:justify-single-word="false"/>
      <style:text-properties fo:font-weight="normal" officeooo:rsid="0033ae0e" officeooo:paragraph-rsid="00744502" style:font-weight-asian="normal" style:font-weight-complex="normal"/>
    </style:style>
    <style:style style:name="P94" style:family="paragraph" style:parent-style-name="Standard">
      <style:paragraph-properties fo:text-align="justify" style:justify-single-word="false"/>
      <style:text-properties fo:font-weight="normal" officeooo:rsid="0033ae0e" officeooo:paragraph-rsid="0076703d" style:font-weight-asian="normal" style:font-weight-complex="normal"/>
    </style:style>
    <style:style style:name="P95" style:family="paragraph" style:parent-style-name="Standard">
      <style:paragraph-properties fo:text-align="justify" style:justify-single-word="false"/>
      <style:text-properties fo:font-weight="normal" officeooo:rsid="0045bcfd" officeooo:paragraph-rsid="00710579" style:font-weight-asian="normal" style:font-weight-complex="normal"/>
    </style:style>
    <style:style style:name="P96" style:family="paragraph" style:parent-style-name="Standard">
      <style:paragraph-properties fo:text-align="justify" style:justify-single-word="false"/>
      <style:text-properties fo:font-weight="normal" officeooo:rsid="0045bcfd" officeooo:paragraph-rsid="0072ad79" style:font-weight-asian="normal" style:font-weight-complex="normal"/>
    </style:style>
    <style:style style:name="P97" style:family="paragraph" style:parent-style-name="Standard">
      <style:paragraph-properties fo:text-align="justify" style:justify-single-word="false"/>
      <style:text-properties fo:font-weight="normal" officeooo:rsid="0045bcfd" officeooo:paragraph-rsid="00735eca" style:font-weight-asian="normal" style:font-weight-complex="normal"/>
    </style:style>
    <style:style style:name="P98" style:family="paragraph" style:parent-style-name="Standard">
      <style:paragraph-properties fo:text-align="justify" style:justify-single-word="false"/>
      <style:text-properties fo:font-weight="normal" officeooo:rsid="0045bcfd" officeooo:paragraph-rsid="00744502" style:font-weight-asian="normal" style:font-weight-complex="normal"/>
    </style:style>
    <style:style style:name="P99" style:family="paragraph" style:parent-style-name="Standard">
      <style:paragraph-properties fo:text-align="justify" style:justify-single-word="false"/>
      <style:text-properties fo:font-weight="normal" officeooo:rsid="0045bcfd" officeooo:paragraph-rsid="0076703d" style:font-weight-asian="normal" style:font-weight-complex="normal"/>
    </style:style>
    <style:style style:name="P100" style:family="paragraph" style:parent-style-name="Standard">
      <style:paragraph-properties fo:text-align="justify" style:justify-single-word="false"/>
      <style:text-properties fo:font-weight="normal" officeooo:rsid="004bd1a9" officeooo:paragraph-rsid="007022cc" style:font-weight-asian="normal" style:font-weight-complex="normal"/>
    </style:style>
    <style:style style:name="P101" style:family="paragraph" style:parent-style-name="Standard">
      <style:paragraph-properties fo:text-align="justify" style:justify-single-word="false"/>
      <style:text-properties fo:font-weight="normal" officeooo:rsid="004bd1a9" officeooo:paragraph-rsid="00710579" style:font-weight-asian="normal" style:font-weight-complex="normal"/>
    </style:style>
    <style:style style:name="P102" style:family="paragraph" style:parent-style-name="Standard">
      <style:paragraph-properties fo:text-align="justify" style:justify-single-word="false"/>
      <style:text-properties fo:font-weight="normal" officeooo:rsid="004bd1a9" officeooo:paragraph-rsid="0076703d" style:font-weight-asian="normal" style:font-weight-complex="normal"/>
    </style:style>
    <style:style style:name="P103" style:family="paragraph" style:parent-style-name="Standard">
      <style:text-properties fo:font-weight="normal" officeooo:rsid="00754991" officeooo:paragraph-rsid="00754991" style:font-weight-asian="normal" style:font-weight-complex="normal"/>
    </style:style>
    <style:style style:name="P104" style:family="paragraph" style:parent-style-name="Standard">
      <style:paragraph-properties fo:text-align="justify" style:justify-single-word="false"/>
      <style:text-properties officeooo:rsid="003e6fec" officeooo:paragraph-rsid="003e6fec"/>
    </style:style>
    <style:style style:name="P105" style:family="paragraph" style:parent-style-name="Standard">
      <style:paragraph-properties fo:text-align="justify" style:justify-single-word="false"/>
      <style:text-properties officeooo:rsid="003e6fec" officeooo:paragraph-rsid="00447b86"/>
    </style:style>
    <style:style style:name="P106" style:family="paragraph" style:parent-style-name="Standard">
      <style:paragraph-properties fo:text-align="justify" style:justify-single-word="false"/>
      <style:text-properties officeooo:rsid="003e6fec" officeooo:paragraph-rsid="00655876"/>
    </style:style>
    <style:style style:name="P107" style:family="paragraph" style:parent-style-name="Standard">
      <style:paragraph-properties fo:text-align="justify" style:justify-single-word="false"/>
      <style:text-properties officeooo:rsid="003e6fec" officeooo:paragraph-rsid="00682eb1"/>
    </style:style>
    <style:style style:name="P108" style:family="paragraph" style:parent-style-name="Standard">
      <style:paragraph-properties fo:text-align="justify" style:justify-single-word="false"/>
      <style:text-properties officeooo:rsid="003e6fec" officeooo:paragraph-rsid="0068ff1d"/>
    </style:style>
    <style:style style:name="P109" style:family="paragraph" style:parent-style-name="Standard">
      <style:paragraph-properties fo:text-align="justify" style:justify-single-word="false"/>
      <style:text-properties officeooo:rsid="003e6fec" officeooo:paragraph-rsid="00710579"/>
    </style:style>
    <style:style style:name="P110" style:family="paragraph" style:parent-style-name="Table_20_Contents">
      <style:text-properties officeooo:rsid="003ca4cc" officeooo:paragraph-rsid="003ca4cc"/>
    </style:style>
    <style:style style:name="P111" style:family="paragraph" style:parent-style-name="Table_20_Contents">
      <style:text-properties officeooo:rsid="003ca4cc" officeooo:paragraph-rsid="00447b86"/>
    </style:style>
    <style:style style:name="P112" style:family="paragraph" style:parent-style-name="Table_20_Contents">
      <style:text-properties officeooo:rsid="003ca4cc" officeooo:paragraph-rsid="00655876"/>
    </style:style>
    <style:style style:name="P113" style:family="paragraph" style:parent-style-name="Table_20_Contents">
      <style:text-properties officeooo:rsid="003ca4cc" officeooo:paragraph-rsid="00682eb1"/>
    </style:style>
    <style:style style:name="P114" style:family="paragraph" style:parent-style-name="Table_20_Contents">
      <style:text-properties officeooo:rsid="003ca4cc" officeooo:paragraph-rsid="0068ff1d"/>
    </style:style>
    <style:style style:name="P115" style:family="paragraph" style:parent-style-name="Table_20_Contents">
      <style:text-properties officeooo:rsid="003ca4cc" officeooo:paragraph-rsid="00710579"/>
    </style:style>
    <style:style style:name="P116" style:family="paragraph" style:parent-style-name="Table_20_Contents">
      <style:text-properties officeooo:paragraph-rsid="003e6fec"/>
    </style:style>
    <style:style style:name="P117" style:family="paragraph" style:parent-style-name="Table_20_Contents">
      <style:text-properties officeooo:paragraph-rsid="0025ba9f"/>
    </style:style>
    <style:style style:name="P118" style:family="paragraph" style:parent-style-name="Standard">
      <style:text-properties fo:font-size="12pt" fo:font-style="italic" officeooo:rsid="002293e1" officeooo:paragraph-rsid="004368fe" style:font-size-asian="12pt" style:font-style-asian="italic" style:font-size-complex="12pt" style:font-style-complex="italic"/>
    </style:style>
    <style:style style:name="P119" style:family="paragraph" style:parent-style-name="Standard">
      <style:text-properties fo:font-size="12pt" fo:font-style="italic" officeooo:rsid="002293e1" officeooo:paragraph-rsid="00447b86" style:font-size-asian="12pt" style:font-style-asian="italic" style:font-size-complex="12pt" style:font-style-complex="italic"/>
    </style:style>
    <style:style style:name="P120" style:family="paragraph" style:parent-style-name="Standard">
      <style:text-properties fo:font-size="12pt" fo:font-style="italic" officeooo:rsid="002293e1" officeooo:paragraph-rsid="0068ff1d" style:font-size-asian="12pt" style:font-style-asian="italic" style:font-size-complex="12pt" style:font-style-complex="italic"/>
    </style:style>
    <style:style style:name="P121" style:family="paragraph" style:parent-style-name="Standard">
      <style:text-properties fo:font-size="12pt" fo:font-style="italic" officeooo:rsid="002293e1" officeooo:paragraph-rsid="00710579" style:font-size-asian="12pt" style:font-style-asian="italic" style:font-size-complex="12pt" style:font-style-complex="italic"/>
    </style:style>
    <style:style style:name="P122" style:family="paragraph" style:parent-style-name="Standard">
      <style:text-properties fo:font-size="12pt" fo:font-style="italic" officeooo:rsid="004bf062" officeooo:paragraph-rsid="0062de88" style:font-size-asian="12pt" style:font-style-asian="italic" style:font-size-complex="12pt" style:font-style-complex="italic"/>
    </style:style>
    <style:style style:name="P123" style:family="paragraph" style:parent-style-name="Standard">
      <style:text-properties fo:font-size="12pt" fo:font-style="italic" officeooo:rsid="004bf062" officeooo:paragraph-rsid="0064051a" style:font-size-asian="12pt" style:font-style-asian="italic" style:font-size-complex="12pt" style:font-style-complex="italic"/>
    </style:style>
    <style:style style:name="P124" style:family="paragraph" style:parent-style-name="Standard">
      <style:text-properties fo:font-size="12pt" fo:font-style="italic" officeooo:rsid="004bf062" officeooo:paragraph-rsid="006468a0" style:font-size-asian="12pt" style:font-style-asian="italic" style:font-size-complex="12pt" style:font-style-complex="italic"/>
    </style:style>
    <style:style style:name="P125" style:family="paragraph" style:parent-style-name="Standard">
      <style:text-properties fo:font-size="12pt" fo:font-style="italic" officeooo:rsid="004e89f2" officeooo:paragraph-rsid="004e89f2" style:font-size-asian="12pt" style:font-style-asian="italic" style:font-size-complex="12pt" style:font-style-complex="italic"/>
    </style:style>
    <style:style style:name="P126" style:family="paragraph" style:parent-style-name="Standard">
      <style:text-properties fo:font-size="12pt" fo:font-style="italic" officeooo:rsid="004e89f2" officeooo:paragraph-rsid="00655876" style:font-size-asian="12pt" style:font-style-asian="italic" style:font-size-complex="12pt" style:font-style-complex="italic"/>
    </style:style>
    <style:style style:name="P127" style:family="paragraph" style:parent-style-name="Standard">
      <style:text-properties fo:font-size="12pt" fo:font-style="italic" officeooo:rsid="004fde82" officeooo:paragraph-rsid="00655876" style:font-size-asian="12pt" style:font-style-asian="italic" style:font-size-complex="12pt" style:font-style-complex="italic"/>
    </style:style>
    <style:style style:name="P128" style:family="paragraph" style:parent-style-name="Standard">
      <style:text-properties fo:font-size="12pt" fo:font-style="italic" officeooo:rsid="0068ff1d" officeooo:paragraph-rsid="0068ff1d" style:font-size-asian="12pt" style:font-style-asian="italic" style:font-size-complex="12pt" style:font-style-complex="italic"/>
    </style:style>
    <style:style style:name="P129" style:family="paragraph" style:parent-style-name="Standard">
      <style:text-properties fo:font-size="12pt" fo:font-style="italic" officeooo:rsid="00710579" officeooo:paragraph-rsid="00710579" style:font-size-asian="12pt" style:font-style-asian="italic" style:font-size-complex="12pt" style:font-style-complex="italic"/>
    </style:style>
    <style:style style:name="P130" style:family="paragraph" style:parent-style-name="Standard">
      <style:text-properties fo:font-size="12pt" fo:font-style="italic" officeooo:rsid="0048ef79" officeooo:paragraph-rsid="00754991" style:font-size-asian="12pt" style:font-style-asian="italic" style:font-size-complex="12pt" style:font-style-complex="italic"/>
    </style:style>
    <style:style style:name="P131" style:family="paragraph" style:parent-style-name="Standard">
      <style:text-properties fo:font-size="12pt" fo:font-style="italic" officeooo:rsid="0048ef79" officeooo:paragraph-rsid="00744502" style:font-size-asian="12pt" style:font-style-asian="italic" style:font-size-complex="12pt" style:font-style-complex="italic"/>
    </style:style>
    <style:style style:name="P132" style:family="paragraph" style:parent-style-name="Standard">
      <style:paragraph-properties fo:text-align="justify" style:justify-single-word="false"/>
      <style:text-properties fo:font-size="12pt" fo:font-style="italic" fo:font-weight="normal" officeooo:rsid="00682eb1" officeooo:paragraph-rsid="007022cc" style:font-size-asian="12pt" style:font-style-asian="italic" style:font-weight-asian="normal" style:font-size-complex="12pt" style:font-style-complex="italic" style:font-weight-complex="normal"/>
    </style:style>
    <style:style style:name="P133" style:family="paragraph" style:parent-style-name="Standard">
      <style:paragraph-properties fo:text-align="justify" style:justify-single-word="false"/>
      <style:text-properties fo:font-size="12pt" fo:font-weight="normal" officeooo:rsid="002293e1" officeooo:paragraph-rsid="0062de88"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fo:font-size="12pt" fo:font-weight="normal" officeooo:rsid="002293e1" officeooo:paragraph-rsid="0064051a"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fo:font-size="12pt" fo:font-weight="normal" officeooo:rsid="0068ff1d" officeooo:paragraph-rsid="0068ff1d"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fo:font-size="12pt" fo:font-weight="normal" officeooo:rsid="00710579" officeooo:paragraph-rsid="00710579" style:font-size-asian="12pt" style:font-weight-asian="normal" style:font-size-complex="12pt" style:font-weight-complex="normal"/>
    </style:style>
    <style:style style:name="P137" style:family="paragraph" style:parent-style-name="Standard">
      <style:text-properties fo:font-size="12pt" officeooo:rsid="002293e1" officeooo:paragraph-rsid="0064051a" style:font-size-asian="12pt" style:font-size-complex="12pt"/>
    </style:style>
    <style:style style:name="P138" style:family="paragraph" style:parent-style-name="Standard">
      <style:text-properties fo:font-size="12pt" officeooo:rsid="004bf062" officeooo:paragraph-rsid="006468a0" style:font-size-asian="12pt" style:font-size-complex="12pt"/>
    </style:style>
    <style:style style:name="P139" style:family="paragraph" style:parent-style-name="Standard">
      <style:text-properties fo:font-size="12pt" officeooo:rsid="004d9366" officeooo:paragraph-rsid="004d9366" style:font-size-asian="12pt" style:font-size-complex="12pt"/>
    </style:style>
    <style:style style:name="P140" style:family="paragraph" style:parent-style-name="Standard">
      <style:text-properties fo:font-size="12pt" officeooo:rsid="004d9366" officeooo:paragraph-rsid="004e89f2" style:font-size-asian="12pt" style:font-size-complex="12pt"/>
    </style:style>
    <style:style style:name="P141" style:family="paragraph" style:parent-style-name="Standard">
      <style:text-properties fo:font-size="12pt" officeooo:rsid="0064c962" officeooo:paragraph-rsid="0072ad79" style:font-size-asian="12pt" style:font-size-complex="12pt"/>
    </style:style>
    <style:style style:name="P142" style:family="paragraph" style:parent-style-name="Standard">
      <style:text-properties fo:font-size="12pt" officeooo:rsid="0048ef79" officeooo:paragraph-rsid="00754991" style:font-size-asian="12pt" style:font-size-complex="12pt"/>
    </style:style>
    <style:style style:name="P143" style:family="paragraph" style:parent-style-name="Standard">
      <style:text-properties fo:font-size="12pt" officeooo:rsid="004e89f2" officeooo:paragraph-rsid="00655876" style:font-size-asian="12pt" style:font-size-complex="12pt"/>
    </style:style>
    <style:style style:name="P144" style:family="paragraph" style:parent-style-name="Standard">
      <style:text-properties fo:font-size="12pt" officeooo:rsid="00665d9f" officeooo:paragraph-rsid="00754991" style:font-size-asian="12pt" style:font-size-complex="12pt"/>
    </style:style>
    <style:style style:name="P145" style:family="paragraph" style:parent-style-name="Standard">
      <style:text-properties fo:font-size="12pt" officeooo:rsid="00492a05" officeooo:paragraph-rsid="00754991" style:font-size-asian="12pt" style:font-size-complex="12pt"/>
    </style:style>
    <style:style style:name="P146" style:family="paragraph" style:parent-style-name="Standard">
      <style:text-properties fo:font-size="12pt" fo:font-style="normal" style:text-underline-style="none" fo:font-weight="normal" officeooo:rsid="00682eb1" officeooo:paragraph-rsid="007022cc" style:font-size-asian="12pt" style:font-style-asian="normal" style:font-weight-asian="normal" style:font-size-complex="12pt" style:font-style-complex="normal" style:font-weight-complex="normal"/>
    </style:style>
    <style:style style:name="P147" style:family="paragraph" style:parent-style-name="Standard">
      <style:text-properties fo:font-size="12pt" fo:font-style="normal" style:text-underline-style="none" fo:font-weight="normal" officeooo:rsid="00682eb1" officeooo:paragraph-rsid="006ec0d6" style:font-size-asian="12pt" style:font-style-asian="normal" style:font-weight-asian="normal" style:font-size-complex="12pt" style:font-style-complex="normal" style:font-weight-complex="normal"/>
    </style:style>
    <style:style style:name="P148" style:family="paragraph" style:parent-style-name="Table_20_Contents">
      <style:paragraph-properties fo:text-align="justify" style:justify-single-word="false"/>
      <style:text-properties fo:font-size="12pt" fo:font-weight="bold" officeooo:rsid="00682eb1" officeooo:paragraph-rsid="007022cc" style:font-size-asian="12pt" style:font-weight-asian="bold" style:font-size-complex="12pt" style:font-weight-complex="bold"/>
    </style:style>
    <style:style style:name="P149" style:family="paragraph" style:parent-style-name="Standard">
      <style:paragraph-properties fo:break-before="page"/>
      <style:text-properties officeooo:paragraph-rsid="00447b86"/>
    </style:style>
    <style:style style:name="P150" style:family="paragraph" style:parent-style-name="Standard">
      <style:text-properties officeooo:paragraph-rsid="00447b86"/>
    </style:style>
    <style:style style:name="P151" style:family="paragraph" style:parent-style-name="Table_20_Contents">
      <style:text-properties officeooo:paragraph-rsid="00447b86"/>
    </style:style>
    <style:style style:name="P152" style:family="paragraph" style:parent-style-name="Standard">
      <style:text-properties officeooo:paragraph-rsid="004368fe"/>
    </style:style>
    <style:style style:name="P153" style:family="paragraph" style:parent-style-name="Standard">
      <style:paragraph-properties fo:break-before="page"/>
      <style:text-properties officeooo:paragraph-rsid="00655876"/>
    </style:style>
    <style:style style:name="P154" style:family="paragraph" style:parent-style-name="Standard">
      <style:text-properties officeooo:paragraph-rsid="00655876"/>
    </style:style>
    <style:style style:name="P155" style:family="paragraph" style:parent-style-name="Table_20_Contents">
      <style:text-properties officeooo:paragraph-rsid="00655876"/>
    </style:style>
    <style:style style:name="P156" style:family="paragraph" style:parent-style-name="Standard">
      <style:paragraph-properties fo:break-before="page"/>
      <style:text-properties officeooo:paragraph-rsid="00682eb1"/>
    </style:style>
    <style:style style:name="P157" style:family="paragraph" style:parent-style-name="Table_20_Contents">
      <style:text-properties officeooo:paragraph-rsid="00682eb1"/>
    </style:style>
    <style:style style:name="P158" style:family="paragraph" style:parent-style-name="Standard">
      <style:text-properties officeooo:paragraph-rsid="0068ff1d"/>
    </style:style>
    <style:style style:name="P159" style:family="paragraph" style:parent-style-name="Table_20_Contents">
      <style:text-properties officeooo:paragraph-rsid="0068ff1d"/>
    </style:style>
    <style:style style:name="P160" style:family="paragraph" style:parent-style-name="Table_20_Contents">
      <style:paragraph-properties fo:text-align="justify" style:justify-single-word="false"/>
      <style:text-properties officeooo:rsid="0045bcfd" officeooo:paragraph-rsid="007022cc"/>
    </style:style>
    <style:style style:name="P161" style:family="paragraph" style:parent-style-name="Table_20_Contents">
      <style:paragraph-properties fo:text-align="justify" style:justify-single-word="false"/>
      <style:text-properties officeooo:rsid="0045bcfd" officeooo:paragraph-rsid="00710579"/>
    </style:style>
    <style:style style:name="P162" style:family="paragraph" style:parent-style-name="Table_20_Contents">
      <style:paragraph-properties fo:text-align="justify" style:justify-single-word="false"/>
      <style:text-properties officeooo:rsid="0045bcfd" officeooo:paragraph-rsid="0072ad79"/>
    </style:style>
    <style:style style:name="P163" style:family="paragraph" style:parent-style-name="Table_20_Contents">
      <style:paragraph-properties fo:text-align="justify" style:justify-single-word="false"/>
      <style:text-properties officeooo:rsid="0045bcfd" officeooo:paragraph-rsid="00735eca"/>
    </style:style>
    <style:style style:name="P164" style:family="paragraph" style:parent-style-name="Table_20_Contents">
      <style:paragraph-properties fo:text-align="justify" style:justify-single-word="false"/>
      <style:text-properties officeooo:rsid="0045bcfd" officeooo:paragraph-rsid="00744502"/>
    </style:style>
    <style:style style:name="P165" style:family="paragraph" style:parent-style-name="Table_20_Contents">
      <style:paragraph-properties fo:text-align="justify" style:justify-single-word="false"/>
      <style:text-properties officeooo:rsid="0045bcfd" officeooo:paragraph-rsid="0076703d"/>
    </style:style>
    <style:style style:name="P166" style:family="paragraph" style:parent-style-name="Standard">
      <style:text-properties officeooo:paragraph-rsid="00710579"/>
    </style:style>
    <style:style style:name="P167" style:family="paragraph" style:parent-style-name="Standard">
      <style:paragraph-properties fo:break-before="page"/>
      <style:text-properties officeooo:paragraph-rsid="00710579"/>
    </style:style>
    <style:style style:name="P168" style:family="paragraph" style:parent-style-name="Table_20_Contents">
      <style:text-properties officeooo:paragraph-rsid="00710579"/>
    </style:style>
    <style:style style:name="P169" style:family="paragraph" style:parent-style-name="Table_20_Contents">
      <style:paragraph-properties fo:text-align="justify" style:justify-single-word="false"/>
      <style:text-properties officeooo:paragraph-rsid="00710579"/>
    </style:style>
    <style:style style:name="P170" style:family="paragraph" style:parent-style-name="Table_20_Contents">
      <style:paragraph-properties fo:text-align="justify" style:justify-single-word="false"/>
      <style:text-properties officeooo:paragraph-rsid="0076703d"/>
    </style:style>
    <style:style style:name="P171" style:family="paragraph" style:parent-style-name="Table_20_Contents">
      <style:paragraph-properties fo:text-align="justify" style:justify-single-word="false"/>
      <style:text-properties officeooo:rsid="004bd1a9" officeooo:paragraph-rsid="007022cc"/>
    </style:style>
    <style:style style:name="P172" style:family="paragraph" style:parent-style-name="Table_20_Contents">
      <style:paragraph-properties fo:text-align="justify" style:justify-single-word="false"/>
      <style:text-properties officeooo:rsid="004bd1a9" officeooo:paragraph-rsid="00710579"/>
    </style:style>
    <style:style style:name="P173" style:family="paragraph" style:parent-style-name="Table_20_Contents">
      <style:paragraph-properties fo:text-align="justify" style:justify-single-word="false"/>
      <style:text-properties officeooo:rsid="004bd1a9" officeooo:paragraph-rsid="0076703d"/>
    </style:style>
    <style:style style:name="P174" style:family="paragraph" style:parent-style-name="Standard">
      <style:text-properties officeooo:paragraph-rsid="0072ad79"/>
    </style:style>
    <style:style style:name="P175" style:family="paragraph" style:parent-style-name="Standard">
      <style:text-properties officeooo:paragraph-rsid="00735eca"/>
    </style:style>
    <style:style style:name="P176" style:family="paragraph" style:parent-style-name="Standard">
      <style:text-properties officeooo:paragraph-rsid="00744502"/>
    </style:style>
    <style:style style:name="P177" style:family="paragraph" style:parent-style-name="Standard">
      <style:text-properties officeooo:paragraph-rsid="006d1398"/>
    </style:style>
    <style:style style:name="P178" style:family="paragraph" style:parent-style-name="Standard">
      <style:text-properties officeooo:paragraph-rsid="0076703d"/>
    </style:style>
    <style:style style:name="P179" style:family="paragraph" style:parent-style-name="Table_20_Contents">
      <style:text-properties fo:font-size="10.5pt" officeooo:rsid="0027e7e2" officeooo:paragraph-rsid="00447b86" style:font-size-asian="10.5pt" style:font-size-complex="10.5pt"/>
    </style:style>
    <style:style style:name="P180" style:family="paragraph" style:parent-style-name="Standard" style:list-style-name="L1">
      <style:paragraph-properties fo:text-align="justify" style:justify-single-word="false"/>
      <style:text-properties fo:font-style="normal" style:text-underline-style="none" officeooo:rsid="00655876" officeooo:paragraph-rsid="0065a919" style:font-style-asian="normal" style:font-style-complex="normal"/>
    </style:style>
    <style:style style:name="P181" style:family="paragraph" style:parent-style-name="Standard" style:list-style-name="L1">
      <style:paragraph-properties fo:text-align="justify" style:justify-single-word="false"/>
      <style:text-properties fo:font-style="normal" style:text-underline-style="none" officeooo:rsid="00655876" officeooo:paragraph-rsid="00655876" style:font-style-asian="normal" style:font-style-complex="normal"/>
    </style:style>
    <style:style style:name="P182" style:family="paragraph" style:parent-style-name="Standard" style:list-style-name="L2">
      <style:text-properties fo:font-style="normal" style:text-underline-style="none" officeooo:rsid="0068ff1d" officeooo:paragraph-rsid="0068ff1d" style:font-style-asian="normal" style:font-style-complex="normal"/>
    </style:style>
    <style:style style:name="P183" style:family="paragraph" style:parent-style-name="Standard">
      <style:text-properties fo:font-size="12pt" fo:font-style="italic" officeooo:rsid="004e89f2" officeooo:paragraph-rsid="007cf26d"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33ae0e" style:font-weight-asian="normal" style:font-weight-complex="normal"/>
    </style:style>
    <style:style style:name="T4" style:family="text">
      <style:text-properties fo:font-weight="normal" officeooo:rsid="006ec0d6" style:font-weight-asian="normal" style:font-weight-complex="normal"/>
    </style:style>
    <style:style style:name="T5" style:family="text">
      <style:text-properties fo:font-weight="normal" officeooo:rsid="00710579" style:font-weight-asian="normal" style:font-weight-complex="normal"/>
    </style:style>
    <style:style style:name="T6" style:family="text">
      <style:text-properties fo:font-weight="normal" officeooo:rsid="00744502" style:font-weight-asian="normal" style:font-weight-complex="normal"/>
    </style:style>
    <style:style style:name="T7" style:family="text">
      <style:text-properties fo:font-style="italic" style:font-style-asian="italic" style:font-style-complex="italic"/>
    </style:style>
    <style:style style:name="T8" style:family="text">
      <style:text-properties officeooo:rsid="003ca4cc"/>
    </style:style>
    <style:style style:name="T9" style:family="text">
      <style:text-properties fo:font-size="10.5pt" officeooo:rsid="0025ba9f" style:font-size-asian="10.5pt" style:font-size-complex="10.5pt"/>
    </style:style>
    <style:style style:name="T10" style:family="text">
      <style:text-properties fo:font-size="10.5pt" officeooo:rsid="003ca4cc" style:font-size-asian="10.5pt" style:font-size-complex="10.5pt"/>
    </style:style>
    <style:style style:name="T11" style:family="text">
      <style:text-properties fo:font-size="10.5pt" officeooo:rsid="00428266" style:font-size-asian="10.5pt" style:font-size-complex="10.5pt"/>
    </style:style>
    <style:style style:name="T12" style:family="text">
      <style:text-properties fo:font-size="10.5pt" fo:font-weight="bold" officeooo:rsid="0025ba9f" style:font-size-asian="10.5pt" style:font-weight-asian="bold" style:font-size-complex="10.5pt" style:font-weight-complex="bold"/>
    </style:style>
    <style:style style:name="T13" style:family="text">
      <style:text-properties fo:font-size="10.5pt" fo:font-style="italic" officeooo:rsid="003ca4cc" style:font-size-asian="10.5pt" style:font-style-asian="italic" style:font-size-complex="10.5pt" style:font-style-complex="italic"/>
    </style:style>
    <style:style style:name="T14" style:family="text">
      <style:text-properties officeooo:rsid="0025ba9f"/>
    </style:style>
    <style:style style:name="T15" style:family="text">
      <style:text-properties officeooo:rsid="003e6fec"/>
    </style:style>
    <style:style style:name="T16" style:family="text">
      <style:text-properties officeooo:rsid="004a5432"/>
    </style:style>
    <style:style style:name="T17" style:family="text">
      <style:text-properties officeooo:rsid="004bf062"/>
    </style:style>
    <style:style style:name="T18" style:family="text">
      <style:text-properties officeooo:rsid="001ca16c"/>
    </style:style>
    <style:style style:name="T19" style:family="text">
      <style:text-properties officeooo:rsid="006468a0"/>
    </style:style>
    <style:style style:name="T20" style:family="text">
      <style:text-properties officeooo:rsid="004e89f2"/>
    </style:style>
    <style:style style:name="T21" style:family="text">
      <style:text-properties officeooo:rsid="004fde82"/>
    </style:style>
    <style:style style:name="T22" style:family="text">
      <style:text-properties officeooo:rsid="0065a919"/>
    </style:style>
    <style:style style:name="T23" style:family="text">
      <style:text-properties officeooo:rsid="00665d9f"/>
    </style:style>
    <style:style style:name="T24" style:family="text">
      <style:text-properties fo:font-size="12pt" fo:font-weight="normal" officeooo:rsid="002293e1" style:font-size-asian="12pt" style:font-weight-asian="normal" style:font-size-complex="12pt" style:font-weight-complex="normal"/>
    </style:style>
    <style:style style:name="T25" style:family="text">
      <style:text-properties fo:font-size="12pt" fo:font-weight="normal" officeooo:rsid="00682eb1" style:font-size-asian="12pt" style:font-weight-asian="normal" style:font-size-complex="12pt" style:font-weight-complex="normal"/>
    </style:style>
    <style:style style:name="T26" style:family="text">
      <style:text-properties fo:font-size="12pt" fo:font-style="italic" fo:font-weight="normal" officeooo:rsid="004bf062" style:font-size-asian="12pt" style:font-style-asian="italic" style:font-weight-asian="normal" style:font-size-complex="12pt" style:font-style-complex="italic" style:font-weight-complex="normal"/>
    </style:style>
    <style:style style:name="T27" style:family="text">
      <style:text-properties fo:font-size="12pt" fo:font-style="italic" fo:font-weight="normal" officeooo:rsid="00682eb1" style:font-size-asian="12pt" style:font-style-asian="italic" style:font-weight-asian="normal" style:font-size-complex="12pt" style:font-style-complex="italic" style:font-weight-complex="normal"/>
    </style:style>
    <style:style style:name="T28" style:family="text">
      <style:text-properties officeooo:rsid="004bd1a9"/>
    </style:style>
    <style:style style:name="T29" style:family="text">
      <style:text-properties officeooo:rsid="00781987"/>
    </style:style>
    <style:style style:name="T30" style:family="text">
      <style:text-properties officeooo:rsid="007b80d0"/>
    </style:style>
    <style:style style:name="T31" style:family="text">
      <style:text-properties officeooo:rsid="007cf26d"/>
    </style:style>
    <style:style style:name="T32" style:family="text">
      <style:text-properties officeooo:rsid="007e976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 table:style-name="Tabelle1">
        <table:table-column table:style-name="Tabelle1.A"/>
        <table:table-column table:style-name="Tabelle1.B"/>
        <table:table-column table:style-name="Tabelle1.C"/>
        <table:table-row>
          <table:table-cell table:style-name="Tabelle1.A1" office:value-type="string">
            <text:p text:style-name="P87">Name: <text:line-break/></text:p>
            <text:p text:style-name="P104"><text:span text:style-name="T3">T</text:span><text:span text:style-name="T2">yp: </text:span></text:p>
            <text:p text:style-name="P81"/>
            <text:p text:style-name="P31"/>
            <table:table table:name="Tabelle9" table:style-name="Tabelle9">
              <table:table-column table:style-name="Tabelle9.A"/>
              <table:table-column table:style-name="Tabelle9.B" table:number-columns-repeated="2"/>
              <table:table-row>
                <table:table-cell table:style-name="Tabelle9.A1" office:value-type="string">
                  <text:p text:style-name="P22">Lebensenergie</text:p>
                </table:table-cell>
                <table:table-cell table:style-name="Tabelle9.A1" office:value-type="string">
                  <text:p text:style-name="P38">Astralpunkte</text:p>
                  <text:p text:style-name="P116"/>
                  <text:p text:style-name="P116"/>
                  <text:p text:style-name="P116"/>
                </table:table-cell>
                <table:table-cell table:style-name="Tabelle9.C1" office:value-type="string">
                  <text:p text:style-name="P32">Gold</text:p>
                </table:table-cell>
              </table:table-row>
            </table:table>
            <text:p text:style-name="P22"/>
            <text:p text:style-name="P27">Deine <text:span text:style-name="T15">Siebensachen</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141"/>
            <table:table table:name="Tabelle38" table:style-name="Tabelle38">
              <table:table-column table:style-name="Tabelle38.A"/>
              <table:table-column table:style-name="Tabelle38.B"/>
              <table:table-column table:style-name="Tabelle38.C"/>
              <table:table-row>
                <table:table-cell table:style-name="Tabelle38.A1" office:value-type="string">
                  <text:p text:style-name="P96">Zauber</text:p>
                </table:table-cell>
                <table:table-cell table:style-name="Tabelle38.A1" office:value-type="string">
                  <text:p text:style-name="P162">Probe</text:p>
                </table:table-cell>
                <table:table-cell table:style-name="Tabelle38.C1" office:value-type="string">
                  <text:p text:style-name="P162"/>
                </table:table-cell>
              </table:table-row>
              <table:table-row>
                <table:table-cell table:style-name="Tabelle38.A2" office:value-type="string">
                  <text:p text:style-name="P96">Axxelleratus</text:p>
                </table:table-cell>
                <table:table-cell table:style-name="Tabelle38.A2" office:value-type="string">
                  <text:p text:style-name="P162">KL GE KK</text:p>
                </table:table-cell>
                <table:table-cell table:style-name="Tabelle38.C2" office:value-type="string">
                  <text:p text:style-name="P162">2</text:p>
                </table:table-cell>
              </table:table-row>
              <table:table-row>
                <table:table-cell table:style-name="Tabelle38.A2" office:value-type="string">
                  <text:p text:style-name="P96">Blitz dich find, werde blind</text:p>
                </table:table-cell>
                <table:table-cell table:style-name="Tabelle38.A2" office:value-type="string">
                  <text:p text:style-name="P162">KL IN GE</text:p>
                </table:table-cell>
                <table:table-cell table:style-name="Tabelle38.C2" office:value-type="string">
                  <text:p text:style-name="P162">5</text:p>
                </table:table-cell>
              </table:table-row>
            </table:table>
            <text:p text:style-name="P174"/>
          </table:table-cell>
          <table:table-cell table:style-name="Tabelle1.A1" office:value-type="string">
            <text:p text:style-name="P1"/>
          </table:table-cell>
          <table:table-cell table:style-name="Tabelle1.A1" office:value-type="string">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110">POSITIV</text:p>
                </table:table-cell>
                <table:table-cell table:style-name="Tabelle5.A1" office:value-type="string">
                  <text:p text:style-name="Table_20_Contents"/>
                </table:table-cell>
                <table:table-cell table:style-name="Tabelle5.A1" office:value-type="string">
                  <text:p text:style-name="Table_20_Contents"/>
                </table:table-cell>
                <table:table-cell table:style-name="Tabelle5.A1" office:value-type="string">
                  <text:p text:style-name="P110">NEGATIV</text:p>
                </table:table-cell>
                <table:table-cell table:style-name="Tabelle5.E1" office:value-type="string">
                  <text:p text:style-name="Table_20_Contents"/>
                </table:table-cell>
              </table:table-row>
              <table:table-row>
                <table:table-cell table:style-name="Tabelle5.A2" office:value-type="string">
                  <text:p text:style-name="P110">Mut </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110">Aberglaube</text:p>
                </table:table-cell>
                <table:table-cell table:style-name="Tabelle5.E2" office:value-type="string">
                  <text:p text:style-name="Table_20_Contents"/>
                </table:table-cell>
              </table:table-row>
              <table:table-row>
                <table:table-cell table:style-name="Tabelle5.A2" office:value-type="string">
                  <text:p text:style-name="P110">Klughei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111">H<text:span text:style-name="T16">öhenangst</text:span></text:p>
                </table:table-cell>
                <table:table-cell table:style-name="Tabelle5.E2" office:value-type="string">
                  <text:p text:style-name="Table_20_Contents"/>
                </table:table-cell>
              </table:table-row>
              <table:table-row>
                <table:table-cell table:style-name="Tabelle5.A2" office:value-type="string">
                  <text:p text:style-name="P110">Intuition</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111">R<text:span text:style-name="T16">aumangst</text:span></text:p>
                </table:table-cell>
                <table:table-cell table:style-name="Tabelle5.E2" office:value-type="string">
                  <text:p text:style-name="Table_20_Contents"/>
                </table:table-cell>
              </table:table-row>
              <table:table-row>
                <table:table-cell table:style-name="Tabelle5.A2" office:value-type="string">
                  <text:p text:style-name="P110">Charisma</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111">T<text:span text:style-name="T16">otenangst</text:span></text:p>
                </table:table-cell>
                <table:table-cell table:style-name="Tabelle5.E2" office:value-type="string">
                  <text:p text:style-name="Table_20_Contents"/>
                </table:table-cell>
              </table:table-row>
              <table:table-row>
                <table:table-cell table:style-name="Tabelle5.A2" office:value-type="string">
                  <text:p text:style-name="P110">Fingerfertigkei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110">Neugier</text:p>
                </table:table-cell>
                <table:table-cell table:style-name="Tabelle5.E2" office:value-type="string">
                  <text:p text:style-name="Table_20_Contents"/>
                </table:table-cell>
              </table:table-row>
              <table:table-row>
                <table:table-cell table:style-name="Tabelle5.A2" office:value-type="string">
                  <text:p text:style-name="P110">Gewandthei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110">Goldgier</text:p>
                </table:table-cell>
                <table:table-cell table:style-name="Tabelle5.E2" office:value-type="string">
                  <text:p text:style-name="Table_20_Contents"/>
                </table:table-cell>
              </table:table-row>
              <table:table-row>
                <table:table-cell table:style-name="Tabelle5.A2" office:value-type="string">
                  <text:p text:style-name="P110">Körperkraft</text:p>
                </table:table-cell>
                <table:table-cell table:style-name="Tabelle5.A2" office:value-type="string">
                  <text:p text:style-name="Table_20_Contents"/>
                </table:table-cell>
                <table:table-cell table:style-name="Tabelle5.A2" office:value-type="string">
                  <text:p text:style-name="Table_20_Contents"/>
                </table:table-cell>
                <table:table-cell table:style-name="Tabelle5.A2" office:value-type="string">
                  <text:p text:style-name="P110">Jähzorn</text:p>
                </table:table-cell>
                <table:table-cell table:style-name="Tabelle5.E2" office:value-type="string">
                  <text:p text:style-name="Table_20_Contents"/>
                </table:table-cell>
              </table:table-row>
            </table:table>
            <text:p text:style-name="P116"/>
            <text:p text:style-name="P75"/>
            <text:p text:style-name="P117"><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69">Würfle erneut 8x W6; streiche das beste Ergebnis. Addiere 1 auf alle restlichen Ergebnisse<text:span text:style-name="T14">. Verteile auf die </text:span><text:span text:style-name="T7">negativen</text:span> <text:span text:style-name="T14">Eigenschaften.</text:span></text:p>
            <text:p text:style-name="P51"/>
            <text:p text:style-name="P63"><text:span text:style-name="T1">Alter</text:span>: W<text:span text:style-name="T8">20</text:span>+W<text:span text:style-name="T8">20</text:span>+<text:span text:style-name="T8">13</text:span></text:p>
            <text:p text:style-name="P51"/>
            <text:p text:style-name="P57"/>
            <text:p text:style-name="P51"/>
            <text:p text:style-name="P51"><text:span text:style-name="T1">Probe</text:span>: Mit W20; Erfolgreich, wenn W20 &lt;= Eigenschaftswert.</text:p>
            <text:p text:style-name="Table_20_Contents"/>
          </table:table-cell>
        </table:table-row>
        <table:table-row>
          <table:table-cell table:style-name="Tabelle1.A1" office:value-type="string">
            <text:p text:style-name="P7">Hintergrund</text:p>
          </table:table-cell>
          <table:table-cell table:style-name="Tabelle1.A1" office:value-type="string">
            <text:p text:style-name="P14"/>
          </table:table-cell>
          <table:table-cell table:style-name="Tabelle1.A1" office:value-type="string">
            <text:p text:style-name="P14">Queste</text:p>
          </table:table-cell>
        </table:table-row>
        <table:table-row>
          <table:table-cell table:style-name="Tabelle1.A1" office:value-type="string">
            <text:p text:style-name="P133"><text:span text:style-name="T18">S</text:span>chäfermädel oder -junge</text:p>
            <text:p text:style-name="P133">Du wohnst in dem Dorf Wollgrund westlich von <text:span text:style-name="T17">Silkwiesen</text:span>. Jeden Tag hütest du die <text:span text:style-name="T17">eure fünf Schafe</text:span>. <text:span text:style-name="T17">Durch ein Gewitter sind die Schafe erschrocken ausgerissen.</text:span></text:p>
          </table:table-cell>
          <table:table-cell table:style-name="Tabelle1.A1" office:value-type="string">
            <text:p text:style-name="P118"/>
          </table:table-cell>
          <table:table-cell table:style-name="Tabelle1.A1" office:value-type="string">
            <text:p text:style-name="P122">Finde Deine Herde wieder.</text:p>
          </table:table-cell>
        </table:table-row>
      </table:table>
      <text:p text:style-name="P152"/>
      <text:p text:style-name="P149"/>
      <table:table table:name="Tabelle2" table:style-name="Tabelle2">
        <table:table-column table:style-name="Tabelle2.A"/>
        <table:table-column table:style-name="Tabelle2.B"/>
        <table:table-column table:style-name="Tabelle2.C"/>
        <table:table-row>
          <table:table-cell table:style-name="Tabelle2.A1" office:value-type="string">
            <text:p text:style-name="P88">Name: <text:line-break/></text:p>
            <text:p text:style-name="P105"><text:span text:style-name="T3">T</text:span><text:span text:style-name="T2">yp: </text:span></text:p>
            <text:p text:style-name="P82"/>
            <text:p text:style-name="P33"/>
            <table:table table:name="Tabelle3" table:style-name="Tabelle3">
              <table:table-column table:style-name="Tabelle3.A"/>
              <table:table-column table:style-name="Tabelle3.B" table:number-columns-repeated="2"/>
              <table:table-row>
                <table:table-cell table:style-name="Tabelle3.A1" office:value-type="string">
                  <text:p text:style-name="P23">Lebensenergie</text:p>
                </table:table-cell>
                <table:table-cell table:style-name="Tabelle3.A1" office:value-type="string">
                  <text:p text:style-name="P39">Astralpunkte</text:p>
                  <text:p text:style-name="P151"/>
                  <text:p text:style-name="P151"/>
                  <text:p text:style-name="P151"/>
                </table:table-cell>
                <table:table-cell table:style-name="Tabelle3.C1" office:value-type="string">
                  <text:p text:style-name="P33">Gold</text:p>
                </table:table-cell>
              </table:table-row>
            </table:table>
            <text:p text:style-name="P23"/>
            <text:p text:style-name="P23">Deine <text:span text:style-name="T15">Siebensachen</text:span>:</text:p>
          </table:table-cell>
          <table:table-cell table:style-name="Tabelle2.A1" office:value-type="string">
            <text:p text:style-name="P2"/>
          </table:table-cell>
          <table:table-cell table:style-name="Tabelle2.A1" office:value-type="string">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111">POSITIV</text:p>
                </table:table-cell>
                <table:table-cell table:style-name="Tabelle4.A1" office:value-type="string">
                  <text:p text:style-name="P151"/>
                </table:table-cell>
                <table:table-cell table:style-name="Tabelle4.A1" office:value-type="string">
                  <text:p text:style-name="P151"/>
                </table:table-cell>
                <table:table-cell table:style-name="Tabelle4.A1" office:value-type="string">
                  <text:p text:style-name="P111">NEGATIV</text:p>
                </table:table-cell>
                <table:table-cell table:style-name="Tabelle4.E1" office:value-type="string">
                  <text:p text:style-name="P151"/>
                </table:table-cell>
              </table:table-row>
              <table:table-row>
                <table:table-cell table:style-name="Tabelle4.A2" office:value-type="string">
                  <text:p text:style-name="P111">Mut </text:p>
                </table:table-cell>
                <table:table-cell table:style-name="Tabelle4.A2" office:value-type="string">
                  <text:p text:style-name="P151"/>
                </table:table-cell>
                <table:table-cell table:style-name="Tabelle4.A2" office:value-type="string">
                  <text:p text:style-name="P151"/>
                </table:table-cell>
                <table:table-cell table:style-name="Tabelle4.A2" office:value-type="string">
                  <text:p text:style-name="P111">Aberglaube</text:p>
                </table:table-cell>
                <table:table-cell table:style-name="Tabelle4.E2" office:value-type="string">
                  <text:p text:style-name="P151"/>
                </table:table-cell>
              </table:table-row>
              <table:table-row>
                <table:table-cell table:style-name="Tabelle4.A2" office:value-type="string">
                  <text:p text:style-name="P111">Klugheit</text:p>
                </table:table-cell>
                <table:table-cell table:style-name="Tabelle4.A2" office:value-type="string">
                  <text:p text:style-name="P151"/>
                </table:table-cell>
                <table:table-cell table:style-name="Tabelle4.A2" office:value-type="string">
                  <text:p text:style-name="P151"/>
                </table:table-cell>
                <table:table-cell table:style-name="Tabelle4.A2" office:value-type="string">
                  <text:p text:style-name="P111">H<text:span text:style-name="T16">öhenangst</text:span></text:p>
                </table:table-cell>
                <table:table-cell table:style-name="Tabelle4.E2" office:value-type="string">
                  <text:p text:style-name="P151"/>
                </table:table-cell>
              </table:table-row>
              <table:table-row>
                <table:table-cell table:style-name="Tabelle4.A2" office:value-type="string">
                  <text:p text:style-name="P111">Intuition</text:p>
                </table:table-cell>
                <table:table-cell table:style-name="Tabelle4.A2" office:value-type="string">
                  <text:p text:style-name="P151"/>
                </table:table-cell>
                <table:table-cell table:style-name="Tabelle4.A2" office:value-type="string">
                  <text:p text:style-name="P151"/>
                </table:table-cell>
                <table:table-cell table:style-name="Tabelle4.A2" office:value-type="string">
                  <text:p text:style-name="P111">R<text:span text:style-name="T16">aumangst</text:span></text:p>
                </table:table-cell>
                <table:table-cell table:style-name="Tabelle4.E2" office:value-type="string">
                  <text:p text:style-name="P151"/>
                </table:table-cell>
              </table:table-row>
              <table:table-row>
                <table:table-cell table:style-name="Tabelle4.A2" office:value-type="string">
                  <text:p text:style-name="P111">Charisma</text:p>
                </table:table-cell>
                <table:table-cell table:style-name="Tabelle4.A2" office:value-type="string">
                  <text:p text:style-name="P151"/>
                </table:table-cell>
                <table:table-cell table:style-name="Tabelle4.A2" office:value-type="string">
                  <text:p text:style-name="P151"/>
                </table:table-cell>
                <table:table-cell table:style-name="Tabelle4.A2" office:value-type="string">
                  <text:p text:style-name="P111">T<text:span text:style-name="T16">otenangst</text:span></text:p>
                </table:table-cell>
                <table:table-cell table:style-name="Tabelle4.E2" office:value-type="string">
                  <text:p text:style-name="P151"/>
                </table:table-cell>
              </table:table-row>
              <table:table-row>
                <table:table-cell table:style-name="Tabelle4.A2" office:value-type="string">
                  <text:p text:style-name="P111">Fingerfertigkeit</text:p>
                </table:table-cell>
                <table:table-cell table:style-name="Tabelle4.A2" office:value-type="string">
                  <text:p text:style-name="P151"/>
                </table:table-cell>
                <table:table-cell table:style-name="Tabelle4.A2" office:value-type="string">
                  <text:p text:style-name="P151"/>
                </table:table-cell>
                <table:table-cell table:style-name="Tabelle4.A2" office:value-type="string">
                  <text:p text:style-name="P111">Neugier</text:p>
                </table:table-cell>
                <table:table-cell table:style-name="Tabelle4.E2" office:value-type="string">
                  <text:p text:style-name="P151"/>
                </table:table-cell>
              </table:table-row>
              <table:table-row>
                <table:table-cell table:style-name="Tabelle4.A2" office:value-type="string">
                  <text:p text:style-name="P111">Gewandtheit</text:p>
                </table:table-cell>
                <table:table-cell table:style-name="Tabelle4.A2" office:value-type="string">
                  <text:p text:style-name="P151"/>
                </table:table-cell>
                <table:table-cell table:style-name="Tabelle4.A2" office:value-type="string">
                  <text:p text:style-name="P151"/>
                </table:table-cell>
                <table:table-cell table:style-name="Tabelle4.A2" office:value-type="string">
                  <text:p text:style-name="P111">Goldgier</text:p>
                </table:table-cell>
                <table:table-cell table:style-name="Tabelle4.E2" office:value-type="string">
                  <text:p text:style-name="P151"/>
                </table:table-cell>
              </table:table-row>
              <table:table-row>
                <table:table-cell table:style-name="Tabelle4.A2" office:value-type="string">
                  <text:p text:style-name="P111">Körperkraft</text:p>
                </table:table-cell>
                <table:table-cell table:style-name="Tabelle4.A2" office:value-type="string">
                  <text:p text:style-name="P151"/>
                </table:table-cell>
                <table:table-cell table:style-name="Tabelle4.A2" office:value-type="string">
                  <text:p text:style-name="P151"/>
                </table:table-cell>
                <table:table-cell table:style-name="Tabelle4.A2" office:value-type="string">
                  <text:p text:style-name="P111">Jähzorn</text:p>
                </table:table-cell>
                <table:table-cell table:style-name="Tabelle4.E2" office:value-type="string">
                  <text:p text:style-name="P151"/>
                </table:table-cell>
              </table:table-row>
            </table:table>
            <text:p text:style-name="P151"/>
            <text:p text:style-name="P76"/>
            <text:p text:style-name="P151"><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70">Würfle erneut 8x W6; streiche das beste Ergebnis. Addiere 1 auf alle restlichen Ergebnisse<text:span text:style-name="T14">. Verteile auf die </text:span><text:span text:style-name="T7">negativen</text:span> <text:span text:style-name="T14">Eigenschaften.</text:span></text:p>
            <text:p text:style-name="P52"/>
            <text:p text:style-name="P64"><text:span text:style-name="T1">Alter</text:span>: W<text:span text:style-name="T8">20</text:span>+W<text:span text:style-name="T8">20</text:span>+<text:span text:style-name="T8">13</text:span></text:p>
            <text:p text:style-name="P52"/>
            <text:p text:style-name="P58"/>
            <text:p text:style-name="P52"/>
            <text:p text:style-name="P52"><text:span text:style-name="T1">Probe</text:span>: Mit W20; Erfolgreich, wenn W20 &lt;= Eigenschaftswert.</text:p>
            <text:p text:style-name="P151"/>
          </table:table-cell>
        </table:table-row>
        <table:table-row>
          <table:table-cell table:style-name="Tabelle2.A1" office:value-type="string">
            <text:p text:style-name="P8">Hintergrund</text:p>
          </table:table-cell>
          <table:table-cell table:style-name="Tabelle2.A1" office:value-type="string">
            <text:p text:style-name="P15"/>
          </table:table-cell>
          <table:table-cell table:style-name="Tabelle2.A1" office:value-type="string">
            <text:p text:style-name="P15">Queste</text:p>
          </table:table-cell>
        </table:table-row>
        <table:table-row>
          <table:table-cell table:style-name="Tabelle2.A1" office:value-type="string">
            <text:p text:style-name="P134">Abenteurer</text:p>
            <text:p text:style-name="P137">Der Magier Schaluppe zahlt gut für <text:span text:style-name="T17">Einerschalen von allen möglichen aussergewühnlichen Tieren. Er </text:span>hat dir <text:span text:style-name="T17">2 Silber pro Ei geboten.</text:span></text:p>
          </table:table-cell>
          <table:table-cell table:style-name="Tabelle2.A1" office:value-type="string">
            <text:p text:style-name="P119"/>
          </table:table-cell>
          <table:table-cell table:style-name="Tabelle2.A1" office:value-type="string">
            <text:p text:style-name="P123">Finde Eierschalen.</text:p>
          </table:table-cell>
        </table:table-row>
      </table:table>
      <text:p text:style-name="P150"/>
      <text:p text:style-name="P149"/>
      <table:table table:name="Tabelle6" table:style-name="Tabelle6">
        <table:table-column table:style-name="Tabelle6.A"/>
        <table:table-column table:style-name="Tabelle6.B"/>
        <table:table-column table:style-name="Tabelle6.C"/>
        <table:table-row>
          <table:table-cell table:style-name="Tabelle6.A1" office:value-type="string">
            <text:p text:style-name="P88">Name: <text:line-break/></text:p>
            <text:p text:style-name="P105"><text:span text:style-name="T3">T</text:span><text:span text:style-name="T2">yp: </text:span></text:p>
            <text:p text:style-name="P82"/>
            <text:p text:style-name="P33"/>
            <table:table table:name="Tabelle7" table:style-name="Tabelle7">
              <table:table-column table:style-name="Tabelle7.A"/>
              <table:table-column table:style-name="Tabelle7.B" table:number-columns-repeated="2"/>
              <table:table-row>
                <table:table-cell table:style-name="Tabelle7.A1" office:value-type="string">
                  <text:p text:style-name="P23">Lebensenergie</text:p>
                </table:table-cell>
                <table:table-cell table:style-name="Tabelle7.A1" office:value-type="string">
                  <text:p text:style-name="P39">Astralpunkte</text:p>
                  <text:p text:style-name="P151"/>
                  <text:p text:style-name="P151"/>
                  <text:p text:style-name="P151"/>
                </table:table-cell>
                <table:table-cell table:style-name="Tabelle7.C1" office:value-type="string">
                  <text:p text:style-name="P33">Gold</text:p>
                </table:table-cell>
              </table:table-row>
            </table:table>
            <text:p text:style-name="P23"/>
            <text:p text:style-name="P23">Deine <text:span text:style-name="T15">Siebensachen</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9"/>
            <table:table table:name="Tabelle39" table:style-name="Tabelle39">
              <table:table-column table:style-name="Tabelle39.A"/>
              <table:table-column table:style-name="Tabelle39.B"/>
              <table:table-column table:style-name="Tabelle39.C"/>
              <table:table-row>
                <table:table-cell table:style-name="Tabelle39.A1" office:value-type="string">
                  <text:p text:style-name="P97">Zauber</text:p>
                </table:table-cell>
                <table:table-cell table:style-name="Tabelle39.A1" office:value-type="string">
                  <text:p text:style-name="P163">Probe</text:p>
                </table:table-cell>
                <table:table-cell table:style-name="Tabelle39.C1" office:value-type="string">
                  <text:p text:style-name="P163"/>
                </table:table-cell>
              </table:table-row>
              <table:table-row>
                <table:table-cell table:style-name="Tabelle39.A2" office:value-type="string">
                  <text:p text:style-name="P97">Balsamabunde, heile Wunde</text:p>
                </table:table-cell>
                <table:table-cell table:style-name="Tabelle39.A2" office:value-type="string">
                  <text:p text:style-name="P163">KL IN CH</text:p>
                </table:table-cell>
                <table:table-cell table:style-name="Tabelle39.C2" office:value-type="string">
                  <text:p text:style-name="P163">4</text:p>
                </table:table-cell>
              </table:table-row>
              <table:table-row>
                <table:table-cell table:style-name="Tabelle39.A2" office:value-type="string">
                  <text:p text:style-name="P97">Haselbusch und Ginster</text:p>
                </table:table-cell>
                <table:table-cell table:style-name="Tabelle39.A2" office:value-type="string">
                  <text:p text:style-name="P163">CH FF KK</text:p>
                </table:table-cell>
                <table:table-cell table:style-name="Tabelle39.C2" office:value-type="string">
                  <text:p text:style-name="P163">5</text:p>
                </table:table-cell>
              </table:table-row>
            </table:table>
            <text:p text:style-name="P175"/>
          </table:table-cell>
          <table:table-cell table:style-name="Tabelle6.A1" office:value-type="string">
            <text:p text:style-name="P2"/>
          </table:table-cell>
          <table:table-cell table:style-name="Tabelle6.A1" office:value-type="string">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P111">POSITIV</text:p>
                </table:table-cell>
                <table:table-cell table:style-name="Tabelle8.A1" office:value-type="string">
                  <text:p text:style-name="P151"/>
                </table:table-cell>
                <table:table-cell table:style-name="Tabelle8.A1" office:value-type="string">
                  <text:p text:style-name="P151"/>
                </table:table-cell>
                <table:table-cell table:style-name="Tabelle8.A1" office:value-type="string">
                  <text:p text:style-name="P111">NEGATIV</text:p>
                </table:table-cell>
                <table:table-cell table:style-name="Tabelle8.E1" office:value-type="string">
                  <text:p text:style-name="P151"/>
                </table:table-cell>
              </table:table-row>
              <table:table-row>
                <table:table-cell table:style-name="Tabelle8.A2" office:value-type="string">
                  <text:p text:style-name="P111">Mut </text:p>
                </table:table-cell>
                <table:table-cell table:style-name="Tabelle8.A2" office:value-type="string">
                  <text:p text:style-name="P151"/>
                </table:table-cell>
                <table:table-cell table:style-name="Tabelle8.A2" office:value-type="string">
                  <text:p text:style-name="P151"/>
                </table:table-cell>
                <table:table-cell table:style-name="Tabelle8.A2" office:value-type="string">
                  <text:p text:style-name="P111">Aberglaube</text:p>
                </table:table-cell>
                <table:table-cell table:style-name="Tabelle8.E2" office:value-type="string">
                  <text:p text:style-name="P151"/>
                </table:table-cell>
              </table:table-row>
              <table:table-row>
                <table:table-cell table:style-name="Tabelle8.A2" office:value-type="string">
                  <text:p text:style-name="P111">Klugheit</text:p>
                </table:table-cell>
                <table:table-cell table:style-name="Tabelle8.A2" office:value-type="string">
                  <text:p text:style-name="P151"/>
                </table:table-cell>
                <table:table-cell table:style-name="Tabelle8.A2" office:value-type="string">
                  <text:p text:style-name="P151"/>
                </table:table-cell>
                <table:table-cell table:style-name="Tabelle8.A2" office:value-type="string">
                  <text:p text:style-name="P111">H<text:span text:style-name="T16">öhenangst</text:span></text:p>
                </table:table-cell>
                <table:table-cell table:style-name="Tabelle8.E2" office:value-type="string">
                  <text:p text:style-name="P151"/>
                </table:table-cell>
              </table:table-row>
              <table:table-row>
                <table:table-cell table:style-name="Tabelle8.A2" office:value-type="string">
                  <text:p text:style-name="P111">Intuition</text:p>
                </table:table-cell>
                <table:table-cell table:style-name="Tabelle8.A2" office:value-type="string">
                  <text:p text:style-name="P151"/>
                </table:table-cell>
                <table:table-cell table:style-name="Tabelle8.A2" office:value-type="string">
                  <text:p text:style-name="P151"/>
                </table:table-cell>
                <table:table-cell table:style-name="Tabelle8.A2" office:value-type="string">
                  <text:p text:style-name="P111">R<text:span text:style-name="T16">aumangst</text:span></text:p>
                </table:table-cell>
                <table:table-cell table:style-name="Tabelle8.E2" office:value-type="string">
                  <text:p text:style-name="P151"/>
                </table:table-cell>
              </table:table-row>
              <table:table-row>
                <table:table-cell table:style-name="Tabelle8.A2" office:value-type="string">
                  <text:p text:style-name="P111">Charisma</text:p>
                </table:table-cell>
                <table:table-cell table:style-name="Tabelle8.A2" office:value-type="string">
                  <text:p text:style-name="P151"/>
                </table:table-cell>
                <table:table-cell table:style-name="Tabelle8.A2" office:value-type="string">
                  <text:p text:style-name="P151"/>
                </table:table-cell>
                <table:table-cell table:style-name="Tabelle8.A2" office:value-type="string">
                  <text:p text:style-name="P111">T<text:span text:style-name="T16">otenangst</text:span></text:p>
                </table:table-cell>
                <table:table-cell table:style-name="Tabelle8.E2" office:value-type="string">
                  <text:p text:style-name="P151"/>
                </table:table-cell>
              </table:table-row>
              <table:table-row>
                <table:table-cell table:style-name="Tabelle8.A2" office:value-type="string">
                  <text:p text:style-name="P111">Fingerfertigkeit</text:p>
                </table:table-cell>
                <table:table-cell table:style-name="Tabelle8.A2" office:value-type="string">
                  <text:p text:style-name="P151"/>
                </table:table-cell>
                <table:table-cell table:style-name="Tabelle8.A2" office:value-type="string">
                  <text:p text:style-name="P151"/>
                </table:table-cell>
                <table:table-cell table:style-name="Tabelle8.A2" office:value-type="string">
                  <text:p text:style-name="P111">Neugier</text:p>
                </table:table-cell>
                <table:table-cell table:style-name="Tabelle8.E2" office:value-type="string">
                  <text:p text:style-name="P151"/>
                </table:table-cell>
              </table:table-row>
              <table:table-row>
                <table:table-cell table:style-name="Tabelle8.A2" office:value-type="string">
                  <text:p text:style-name="P111">Gewandtheit</text:p>
                </table:table-cell>
                <table:table-cell table:style-name="Tabelle8.A2" office:value-type="string">
                  <text:p text:style-name="P151"/>
                </table:table-cell>
                <table:table-cell table:style-name="Tabelle8.A2" office:value-type="string">
                  <text:p text:style-name="P151"/>
                </table:table-cell>
                <table:table-cell table:style-name="Tabelle8.A2" office:value-type="string">
                  <text:p text:style-name="P111">Goldgier</text:p>
                </table:table-cell>
                <table:table-cell table:style-name="Tabelle8.E2" office:value-type="string">
                  <text:p text:style-name="P151"/>
                </table:table-cell>
              </table:table-row>
              <table:table-row>
                <table:table-cell table:style-name="Tabelle8.A2" office:value-type="string">
                  <text:p text:style-name="P111">Körperkraft</text:p>
                </table:table-cell>
                <table:table-cell table:style-name="Tabelle8.A2" office:value-type="string">
                  <text:p text:style-name="P151"/>
                </table:table-cell>
                <table:table-cell table:style-name="Tabelle8.A2" office:value-type="string">
                  <text:p text:style-name="P151"/>
                </table:table-cell>
                <table:table-cell table:style-name="Tabelle8.A2" office:value-type="string">
                  <text:p text:style-name="P111">Jähzorn</text:p>
                </table:table-cell>
                <table:table-cell table:style-name="Tabelle8.E2" office:value-type="string">
                  <text:p text:style-name="P151"/>
                </table:table-cell>
              </table:table-row>
            </table:table>
            <text:p text:style-name="P151"/>
            <text:p text:style-name="P76"/>
            <text:p text:style-name="P151"><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70">Würfle erneut 8x W6; streiche das beste Ergebnis. Addiere 1 auf alle restlichen Ergebnisse<text:span text:style-name="T14">. Verteile auf die </text:span><text:span text:style-name="T7">negativen</text:span> <text:span text:style-name="T14">Eigenschaften.</text:span></text:p>
            <text:p text:style-name="P52"/>
            <text:p text:style-name="P64"><text:span text:style-name="T1">Alter</text:span>: W<text:span text:style-name="T8">20</text:span>+W<text:span text:style-name="T8">20</text:span>+<text:span text:style-name="T8">13</text:span></text:p>
            <text:p text:style-name="P52"/>
            <text:p text:style-name="P58"/>
            <text:p text:style-name="P52"/>
            <text:p text:style-name="P52"><text:span text:style-name="T1">Probe</text:span>: Mit W20; Erfolgreich, wenn W20 &lt;= Eigenschaftswert.</text:p>
            <text:p text:style-name="P151"/>
          </table:table-cell>
        </table:table-row>
        <table:table-row>
          <table:table-cell table:style-name="Tabelle6.A1" office:value-type="string">
            <text:p text:style-name="P8">Hintergrund</text:p>
          </table:table-cell>
          <table:table-cell table:style-name="Tabelle6.A1" office:value-type="string">
            <text:p text:style-name="P15"/>
          </table:table-cell>
          <table:table-cell table:style-name="Tabelle6.A1" office:value-type="string">
            <text:p text:style-name="P15">Queste</text:p>
          </table:table-cell>
        </table:table-row>
        <table:table-row>
          <table:table-cell table:style-name="Tabelle6.A1" office:value-type="string">
            <text:p text:style-name="P138">Alchimist</text:p>
            <text:p text:style-name="P138">In einem alten Folianten last Du ein altes Rezept für einen Lebenstrank. Dafür brauchst Du aber Mirbelkraut, VIEL Mirbelkraut. </text:p>
          </table:table-cell>
          <table:table-cell table:style-name="Tabelle6.A1" office:value-type="string">
            <text:p text:style-name="P119"/>
          </table:table-cell>
          <table:table-cell table:style-name="Tabelle6.A1" office:value-type="string">
            <text:p text:style-name="P124">Finde möglichst viel Mirbelkraut.</text:p>
          </table:table-cell>
        </table:table-row>
      </table:table>
      <text:p text:style-name="P150"/>
      <text:p text:style-name="P149"/>
      <table:table table:name="Tabelle10" table:style-name="Tabelle10">
        <table:table-column table:style-name="Tabelle10.A"/>
        <table:table-column table:style-name="Tabelle10.B"/>
        <table:table-column table:style-name="Tabelle10.C"/>
        <table:table-row>
          <table:table-cell table:style-name="Tabelle10.A1" office:value-type="string">
            <text:p text:style-name="P88">Name: <text:line-break/></text:p>
            <text:p text:style-name="P105"><text:span text:style-name="T3">T</text:span><text:span text:style-name="T2">yp: </text:span></text:p>
            <text:p text:style-name="P82"/>
            <text:p text:style-name="P33"/>
            <table:table table:name="Tabelle11" table:style-name="Tabelle11">
              <table:table-column table:style-name="Tabelle11.A"/>
              <table:table-column table:style-name="Tabelle11.B" table:number-columns-repeated="2"/>
              <table:table-row>
                <table:table-cell table:style-name="Tabelle11.A1" office:value-type="string">
                  <text:p text:style-name="P23">Lebensenergie</text:p>
                </table:table-cell>
                <table:table-cell table:style-name="Tabelle11.A1" office:value-type="string">
                  <text:p text:style-name="P39">Astralpunkte</text:p>
                  <text:p text:style-name="P151"/>
                  <text:p text:style-name="P151"/>
                  <text:p text:style-name="P151"/>
                </table:table-cell>
                <table:table-cell table:style-name="Tabelle11.C1" office:value-type="string">
                  <text:p text:style-name="P33">Gold</text:p>
                </table:table-cell>
              </table:table-row>
            </table:table>
            <text:p text:style-name="P23"/>
            <text:p text:style-name="P23">Deine <text:span text:style-name="T15">Siebensachen</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30"/>
            <table:table table:name="Tabelle40" table:style-name="Tabelle40">
              <table:table-column table:style-name="Tabelle40.A"/>
              <table:table-column table:style-name="Tabelle40.B"/>
              <table:table-column table:style-name="Tabelle40.C"/>
              <table:table-row>
                <table:table-cell table:style-name="Tabelle40.A1" office:value-type="string">
                  <text:p text:style-name="P98">Zauber</text:p>
                </table:table-cell>
                <table:table-cell table:style-name="Tabelle40.A1" office:value-type="string">
                  <text:p text:style-name="P164">Probe</text:p>
                </table:table-cell>
                <table:table-cell table:style-name="Tabelle40.C1" office:value-type="string">
                  <text:p text:style-name="P164"/>
                </table:table-cell>
              </table:table-row>
              <table:table-row>
                <table:table-cell table:style-name="Tabelle40.A2" office:value-type="string">
                  <text:p text:style-name="P98">Axxelleratus</text:p>
                </table:table-cell>
                <table:table-cell table:style-name="Tabelle40.A2" office:value-type="string">
                  <text:p text:style-name="P164">KL GE KK</text:p>
                </table:table-cell>
                <table:table-cell table:style-name="Tabelle40.C2" office:value-type="string">
                  <text:p text:style-name="P164">2</text:p>
                </table:table-cell>
              </table:table-row>
              <table:table-row>
                <table:table-cell table:style-name="Tabelle40.A2" office:value-type="string">
                  <text:p text:style-name="P98">Blitz dich find, werde blind</text:p>
                </table:table-cell>
                <table:table-cell table:style-name="Tabelle40.A2" office:value-type="string">
                  <text:p text:style-name="P164">KL IN GE</text:p>
                </table:table-cell>
                <table:table-cell table:style-name="Tabelle40.C2" office:value-type="string">
                  <text:p text:style-name="P164">5</text:p>
                </table:table-cell>
              </table:table-row>
            </table:table>
            <text:p text:style-name="P176"/>
          </table:table-cell>
          <table:table-cell table:style-name="Tabelle10.A1" office:value-type="string">
            <text:p text:style-name="P2"/>
          </table:table-cell>
          <table:table-cell table:style-name="Tabelle10.A1" office:value-type="string">
            <table:table table:name="Tabelle12" table:style-name="Tabelle12">
              <table:table-column table:style-name="Tabelle12.A"/>
              <table:table-column table:style-name="Tabelle12.B"/>
              <table:table-column table:style-name="Tabelle12.C"/>
              <table:table-column table:style-name="Tabelle12.D"/>
              <table:table-column table:style-name="Tabelle12.E"/>
              <table:table-row>
                <table:table-cell table:style-name="Tabelle12.A1" office:value-type="string">
                  <text:p text:style-name="P111">POSITIV</text:p>
                </table:table-cell>
                <table:table-cell table:style-name="Tabelle12.A1" office:value-type="string">
                  <text:p text:style-name="P151"/>
                </table:table-cell>
                <table:table-cell table:style-name="Tabelle12.A1" office:value-type="string">
                  <text:p text:style-name="P151"/>
                </table:table-cell>
                <table:table-cell table:style-name="Tabelle12.A1" office:value-type="string">
                  <text:p text:style-name="P111">NEGATIV</text:p>
                </table:table-cell>
                <table:table-cell table:style-name="Tabelle12.E1" office:value-type="string">
                  <text:p text:style-name="P151"/>
                </table:table-cell>
              </table:table-row>
              <table:table-row>
                <table:table-cell table:style-name="Tabelle12.A2" office:value-type="string">
                  <text:p text:style-name="P111">Mut </text:p>
                </table:table-cell>
                <table:table-cell table:style-name="Tabelle12.A2" office:value-type="string">
                  <text:p text:style-name="P151"/>
                </table:table-cell>
                <table:table-cell table:style-name="Tabelle12.A2" office:value-type="string">
                  <text:p text:style-name="P151"/>
                </table:table-cell>
                <table:table-cell table:style-name="Tabelle12.A2" office:value-type="string">
                  <text:p text:style-name="P111">Aberglaube</text:p>
                </table:table-cell>
                <table:table-cell table:style-name="Tabelle12.E2" office:value-type="string">
                  <text:p text:style-name="P151"/>
                </table:table-cell>
              </table:table-row>
              <table:table-row>
                <table:table-cell table:style-name="Tabelle12.A2" office:value-type="string">
                  <text:p text:style-name="P111">Klugheit</text:p>
                </table:table-cell>
                <table:table-cell table:style-name="Tabelle12.A2" office:value-type="string">
                  <text:p text:style-name="P151"/>
                </table:table-cell>
                <table:table-cell table:style-name="Tabelle12.A2" office:value-type="string">
                  <text:p text:style-name="P151"/>
                </table:table-cell>
                <table:table-cell table:style-name="Tabelle12.A2" office:value-type="string">
                  <text:p text:style-name="P111">H<text:span text:style-name="T16">öhenangst</text:span></text:p>
                </table:table-cell>
                <table:table-cell table:style-name="Tabelle12.E2" office:value-type="string">
                  <text:p text:style-name="P151"/>
                </table:table-cell>
              </table:table-row>
              <table:table-row>
                <table:table-cell table:style-name="Tabelle12.A2" office:value-type="string">
                  <text:p text:style-name="P111">Intuition</text:p>
                </table:table-cell>
                <table:table-cell table:style-name="Tabelle12.A2" office:value-type="string">
                  <text:p text:style-name="P151"/>
                </table:table-cell>
                <table:table-cell table:style-name="Tabelle12.A2" office:value-type="string">
                  <text:p text:style-name="P151"/>
                </table:table-cell>
                <table:table-cell table:style-name="Tabelle12.A2" office:value-type="string">
                  <text:p text:style-name="P111">R<text:span text:style-name="T16">aumangst</text:span></text:p>
                </table:table-cell>
                <table:table-cell table:style-name="Tabelle12.E2" office:value-type="string">
                  <text:p text:style-name="P151"/>
                </table:table-cell>
              </table:table-row>
              <table:table-row>
                <table:table-cell table:style-name="Tabelle12.A2" office:value-type="string">
                  <text:p text:style-name="P111">Charisma</text:p>
                </table:table-cell>
                <table:table-cell table:style-name="Tabelle12.A2" office:value-type="string">
                  <text:p text:style-name="P151"/>
                </table:table-cell>
                <table:table-cell table:style-name="Tabelle12.A2" office:value-type="string">
                  <text:p text:style-name="P151"/>
                </table:table-cell>
                <table:table-cell table:style-name="Tabelle12.A2" office:value-type="string">
                  <text:p text:style-name="P111">T<text:span text:style-name="T16">otenangst</text:span></text:p>
                </table:table-cell>
                <table:table-cell table:style-name="Tabelle12.E2" office:value-type="string">
                  <text:p text:style-name="P151"/>
                </table:table-cell>
              </table:table-row>
              <table:table-row>
                <table:table-cell table:style-name="Tabelle12.A2" office:value-type="string">
                  <text:p text:style-name="P111">Fingerfertigkeit</text:p>
                </table:table-cell>
                <table:table-cell table:style-name="Tabelle12.A2" office:value-type="string">
                  <text:p text:style-name="P151"/>
                </table:table-cell>
                <table:table-cell table:style-name="Tabelle12.A2" office:value-type="string">
                  <text:p text:style-name="P151"/>
                </table:table-cell>
                <table:table-cell table:style-name="Tabelle12.A2" office:value-type="string">
                  <text:p text:style-name="P111">Neugier</text:p>
                </table:table-cell>
                <table:table-cell table:style-name="Tabelle12.E2" office:value-type="string">
                  <text:p text:style-name="P151"/>
                </table:table-cell>
              </table:table-row>
              <table:table-row>
                <table:table-cell table:style-name="Tabelle12.A2" office:value-type="string">
                  <text:p text:style-name="P111">Gewandtheit</text:p>
                </table:table-cell>
                <table:table-cell table:style-name="Tabelle12.A2" office:value-type="string">
                  <text:p text:style-name="P151"/>
                </table:table-cell>
                <table:table-cell table:style-name="Tabelle12.A2" office:value-type="string">
                  <text:p text:style-name="P151"/>
                </table:table-cell>
                <table:table-cell table:style-name="Tabelle12.A2" office:value-type="string">
                  <text:p text:style-name="P111">Goldgier</text:p>
                </table:table-cell>
                <table:table-cell table:style-name="Tabelle12.E2" office:value-type="string">
                  <text:p text:style-name="P151"/>
                </table:table-cell>
              </table:table-row>
              <table:table-row>
                <table:table-cell table:style-name="Tabelle12.A2" office:value-type="string">
                  <text:p text:style-name="P111">Körperkraft</text:p>
                </table:table-cell>
                <table:table-cell table:style-name="Tabelle12.A2" office:value-type="string">
                  <text:p text:style-name="P151"/>
                </table:table-cell>
                <table:table-cell table:style-name="Tabelle12.A2" office:value-type="string">
                  <text:p text:style-name="P151"/>
                </table:table-cell>
                <table:table-cell table:style-name="Tabelle12.A2" office:value-type="string">
                  <text:p text:style-name="P111">Jähzorn</text:p>
                </table:table-cell>
                <table:table-cell table:style-name="Tabelle12.E2" office:value-type="string">
                  <text:p text:style-name="P151"/>
                </table:table-cell>
              </table:table-row>
            </table:table>
            <text:p text:style-name="P151"/>
            <text:p text:style-name="P76"/>
            <text:p text:style-name="P151"><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70">Würfle erneut 8x W6; streiche das beste Ergebnis. Addiere 1 auf alle restlichen Ergebnisse<text:span text:style-name="T14">. Verteile auf die </text:span><text:span text:style-name="T7">negativen</text:span> <text:span text:style-name="T14">Eigenschaften.</text:span></text:p>
            <text:p text:style-name="P52"/>
            <text:p text:style-name="P64"><text:span text:style-name="T1">Alter</text:span>: W<text:span text:style-name="T8">20</text:span>+W<text:span text:style-name="T8">20</text:span>+<text:span text:style-name="T8">13</text:span></text:p>
            <text:p text:style-name="P52"/>
            <text:p text:style-name="P58"/>
            <text:p text:style-name="P52"/>
            <text:p text:style-name="P52"><text:span text:style-name="T1">Probe</text:span>: Mit W20; Erfolgreich, wenn W20 &lt;= Eigenschaftswert.</text:p>
            <text:p text:style-name="P151"/>
          </table:table-cell>
        </table:table-row>
        <table:table-row>
          <table:table-cell table:style-name="Tabelle10.A1" office:value-type="string">
            <text:p text:style-name="P8">Hintergrund</text:p>
          </table:table-cell>
          <table:table-cell table:style-name="Tabelle10.A1" office:value-type="string">
            <text:p text:style-name="P15"/>
          </table:table-cell>
          <table:table-cell table:style-name="Tabelle10.A1" office:value-type="string">
            <text:p text:style-name="P15">Queste</text:p>
          </table:table-cell>
        </table:table-row>
        <table:table-row>
          <table:table-cell table:style-name="Tabelle10.A1" office:value-type="string">
            <text:p text:style-name="P138">Biologe</text:p>
            <text:p text:style-name="P138">Du magst Tiere, alle Arten von Tieren. Dein Ziel ist es, verschiedene Fehlstellen in einem alten Bestiarium zu Füllen.</text:p>
          </table:table-cell>
          <table:table-cell table:style-name="Tabelle10.A1" office:value-type="string">
            <text:p text:style-name="P119"/>
          </table:table-cell>
          <table:table-cell table:style-name="Tabelle10.A1" office:value-type="string">
            <text:p text:style-name="P124">Finde einen Nachtschatten, eine Klept<text:span text:style-name="T19">o</text:span>mania und ein <text:s/>Borboradmoskito.</text:p>
          </table:table-cell>
        </table:table-row>
      </table:table>
      <text:p text:style-name="P150"/>
      <text:p text:style-name="P149"/>
      <table:table table:name="Tabelle13" table:style-name="Tabelle13">
        <table:table-column table:style-name="Tabelle13.A"/>
        <table:table-column table:style-name="Tabelle13.B"/>
        <table:table-column table:style-name="Tabelle13.C"/>
        <table:table-row>
          <table:table-cell table:style-name="Tabelle13.A1" office:value-type="string">
            <text:p text:style-name="P88">Name: <text:line-break/></text:p>
            <text:p text:style-name="P105"><text:span text:style-name="T3">T</text:span><text:span text:style-name="T2">yp: </text:span></text:p>
            <text:p text:style-name="P82"/>
            <text:p text:style-name="P33"/>
            <table:table table:name="Tabelle14" table:style-name="Tabelle14">
              <table:table-column table:style-name="Tabelle14.A"/>
              <table:table-column table:style-name="Tabelle14.B" table:number-columns-repeated="2"/>
              <table:table-row>
                <table:table-cell table:style-name="Tabelle14.A1" office:value-type="string">
                  <text:p text:style-name="P23">Lebensenergie</text:p>
                </table:table-cell>
                <table:table-cell table:style-name="Tabelle14.A1" office:value-type="string">
                  <text:p text:style-name="P39">Astralpunkte</text:p>
                  <text:p text:style-name="P151"/>
                  <text:p text:style-name="P151"/>
                  <text:p text:style-name="P151"/>
                </table:table-cell>
                <table:table-cell table:style-name="Tabelle14.C1" office:value-type="string">
                  <text:p text:style-name="P33">Gold</text:p>
                </table:table-cell>
              </table:table-row>
            </table:table>
            <text:p text:style-name="P23"/>
            <text:p text:style-name="P23">Deine <text:span text:style-name="T15">Siebensachen</text:span>:</text:p>
          </table:table-cell>
          <table:table-cell table:style-name="Tabelle13.A1" office:value-type="string">
            <text:p text:style-name="P2"/>
          </table:table-cell>
          <table:table-cell table:style-name="Tabelle13.A1" office:value-type="string">
            <table:table table:name="Tabelle15" table:style-name="Tabelle15">
              <table:table-column table:style-name="Tabelle15.A"/>
              <table:table-column table:style-name="Tabelle15.B"/>
              <table:table-column table:style-name="Tabelle15.C"/>
              <table:table-column table:style-name="Tabelle15.D"/>
              <table:table-column table:style-name="Tabelle15.E"/>
              <table:table-row>
                <table:table-cell table:style-name="Tabelle15.A1" office:value-type="string">
                  <text:p text:style-name="P111">POSITIV</text:p>
                </table:table-cell>
                <table:table-cell table:style-name="Tabelle15.A1" office:value-type="string">
                  <text:p text:style-name="P151"/>
                </table:table-cell>
                <table:table-cell table:style-name="Tabelle15.A1" office:value-type="string">
                  <text:p text:style-name="P151"/>
                </table:table-cell>
                <table:table-cell table:style-name="Tabelle15.A1" office:value-type="string">
                  <text:p text:style-name="P111">NEGATIV</text:p>
                </table:table-cell>
                <table:table-cell table:style-name="Tabelle15.E1" office:value-type="string">
                  <text:p text:style-name="P151"/>
                </table:table-cell>
              </table:table-row>
              <table:table-row>
                <table:table-cell table:style-name="Tabelle15.A2" office:value-type="string">
                  <text:p text:style-name="P111">Mut </text:p>
                </table:table-cell>
                <table:table-cell table:style-name="Tabelle15.A2" office:value-type="string">
                  <text:p text:style-name="P151"/>
                </table:table-cell>
                <table:table-cell table:style-name="Tabelle15.A2" office:value-type="string">
                  <text:p text:style-name="P151"/>
                </table:table-cell>
                <table:table-cell table:style-name="Tabelle15.A2" office:value-type="string">
                  <text:p text:style-name="P111">Aberglaube</text:p>
                </table:table-cell>
                <table:table-cell table:style-name="Tabelle15.E2" office:value-type="string">
                  <text:p text:style-name="P151"/>
                </table:table-cell>
              </table:table-row>
              <table:table-row>
                <table:table-cell table:style-name="Tabelle15.A2" office:value-type="string">
                  <text:p text:style-name="P111">Klugheit</text:p>
                </table:table-cell>
                <table:table-cell table:style-name="Tabelle15.A2" office:value-type="string">
                  <text:p text:style-name="P151"/>
                </table:table-cell>
                <table:table-cell table:style-name="Tabelle15.A2" office:value-type="string">
                  <text:p text:style-name="P151"/>
                </table:table-cell>
                <table:table-cell table:style-name="Tabelle15.A2" office:value-type="string">
                  <text:p text:style-name="P111">H<text:span text:style-name="T16">öhenangst</text:span></text:p>
                </table:table-cell>
                <table:table-cell table:style-name="Tabelle15.E2" office:value-type="string">
                  <text:p text:style-name="P151"/>
                </table:table-cell>
              </table:table-row>
              <table:table-row>
                <table:table-cell table:style-name="Tabelle15.A2" office:value-type="string">
                  <text:p text:style-name="P111">Intuition</text:p>
                </table:table-cell>
                <table:table-cell table:style-name="Tabelle15.A2" office:value-type="string">
                  <text:p text:style-name="P151"/>
                </table:table-cell>
                <table:table-cell table:style-name="Tabelle15.A2" office:value-type="string">
                  <text:p text:style-name="P151"/>
                </table:table-cell>
                <table:table-cell table:style-name="Tabelle15.A2" office:value-type="string">
                  <text:p text:style-name="P111">R<text:span text:style-name="T16">aumangst</text:span></text:p>
                </table:table-cell>
                <table:table-cell table:style-name="Tabelle15.E2" office:value-type="string">
                  <text:p text:style-name="P151"/>
                </table:table-cell>
              </table:table-row>
              <table:table-row>
                <table:table-cell table:style-name="Tabelle15.A2" office:value-type="string">
                  <text:p text:style-name="P111">Charisma</text:p>
                </table:table-cell>
                <table:table-cell table:style-name="Tabelle15.A2" office:value-type="string">
                  <text:p text:style-name="P151"/>
                </table:table-cell>
                <table:table-cell table:style-name="Tabelle15.A2" office:value-type="string">
                  <text:p text:style-name="P151"/>
                </table:table-cell>
                <table:table-cell table:style-name="Tabelle15.A2" office:value-type="string">
                  <text:p text:style-name="P111">T<text:span text:style-name="T16">otenangst</text:span></text:p>
                </table:table-cell>
                <table:table-cell table:style-name="Tabelle15.E2" office:value-type="string">
                  <text:p text:style-name="P151"/>
                </table:table-cell>
              </table:table-row>
              <table:table-row>
                <table:table-cell table:style-name="Tabelle15.A2" office:value-type="string">
                  <text:p text:style-name="P111">Fingerfertigkeit</text:p>
                </table:table-cell>
                <table:table-cell table:style-name="Tabelle15.A2" office:value-type="string">
                  <text:p text:style-name="P151"/>
                </table:table-cell>
                <table:table-cell table:style-name="Tabelle15.A2" office:value-type="string">
                  <text:p text:style-name="P151"/>
                </table:table-cell>
                <table:table-cell table:style-name="Tabelle15.A2" office:value-type="string">
                  <text:p text:style-name="P111">Neugier</text:p>
                </table:table-cell>
                <table:table-cell table:style-name="Tabelle15.E2" office:value-type="string">
                  <text:p text:style-name="P151"/>
                </table:table-cell>
              </table:table-row>
              <table:table-row>
                <table:table-cell table:style-name="Tabelle15.A2" office:value-type="string">
                  <text:p text:style-name="P111">Gewandtheit</text:p>
                </table:table-cell>
                <table:table-cell table:style-name="Tabelle15.A2" office:value-type="string">
                  <text:p text:style-name="P151"/>
                </table:table-cell>
                <table:table-cell table:style-name="Tabelle15.A2" office:value-type="string">
                  <text:p text:style-name="P151"/>
                </table:table-cell>
                <table:table-cell table:style-name="Tabelle15.A2" office:value-type="string">
                  <text:p text:style-name="P111">Goldgier</text:p>
                </table:table-cell>
                <table:table-cell table:style-name="Tabelle15.E2" office:value-type="string">
                  <text:p text:style-name="P151"/>
                </table:table-cell>
              </table:table-row>
              <table:table-row>
                <table:table-cell table:style-name="Tabelle15.A2" office:value-type="string">
                  <text:p text:style-name="P111">Körperkraft</text:p>
                </table:table-cell>
                <table:table-cell table:style-name="Tabelle15.A2" office:value-type="string">
                  <text:p text:style-name="P151"/>
                </table:table-cell>
                <table:table-cell table:style-name="Tabelle15.A2" office:value-type="string">
                  <text:p text:style-name="P151"/>
                </table:table-cell>
                <table:table-cell table:style-name="Tabelle15.A2" office:value-type="string">
                  <text:p text:style-name="P111">Jähzorn</text:p>
                </table:table-cell>
                <table:table-cell table:style-name="Tabelle15.E2" office:value-type="string">
                  <text:p text:style-name="P151"/>
                </table:table-cell>
              </table:table-row>
            </table:table>
            <text:p text:style-name="P151"/>
            <text:p text:style-name="P76"/>
            <text:p text:style-name="P151"><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70">Würfle erneut 8x W6; streiche das beste Ergebnis. Addiere 1 auf alle restlichen Ergebnisse<text:span text:style-name="T14">. Verteile auf die </text:span><text:span text:style-name="T7">negativen</text:span> <text:span text:style-name="T14">Eigenschaften.</text:span></text:p>
            <text:p text:style-name="P52"/>
            <text:p text:style-name="P64"><text:span text:style-name="T1">Alter</text:span>: <text:span text:style-name="T32">52 Jahre</text:span></text:p>
            <text:p text:style-name="P58"/>
            <text:p text:style-name="P52"/>
            <text:p text:style-name="P52"><text:span text:style-name="T1">Probe</text:span>: Mit W20; Erfolgreich, wenn W20 &lt;= Eigenschaftswert.</text:p>
            <text:p text:style-name="P151"/>
          </table:table-cell>
        </table:table-row>
        <table:table-row>
          <table:table-cell table:style-name="Tabelle13.A1" office:value-type="string">
            <text:p text:style-name="P8">Hintergrund</text:p>
          </table:table-cell>
          <table:table-cell table:style-name="Tabelle13.A1" office:value-type="string">
            <text:p text:style-name="P15"/>
          </table:table-cell>
          <table:table-cell table:style-name="Tabelle13.A1" office:value-type="string">
            <text:p text:style-name="P15">Queste</text:p>
          </table:table-cell>
        </table:table-row>
        <table:table-row>
          <table:table-cell table:style-name="Tabelle13.A1" office:value-type="string">
            <text:p text:style-name="P139">Bannstrahler</text:p>
            <text:p text:style-name="P140"><text:span text:style-name="T20">O </text:span>Praios, <text:line-break/>Oberster der Zwölfe! Gepreist Deine Grösse und Gerechtigkeit! Dein Licht leitet mich durch Dunkel. Ich zerschlage Dämonen und köpfe jeden Hexe. <text:span text:style-name="T30">Schon viele habe ich gefangen und unschädlich gemacht, mit Deiner – O Praios – Gunst!</text:span></text:p>
            <text:p text:style-name="P140"><text:span text:style-name="T20">Z</text:span>u Ehren Deiner,<text:line-break/>O Praios!</text:p>
          </table:table-cell>
          <table:table-cell table:style-name="Tabelle13.A1" office:value-type="string">
            <text:p text:style-name="P125"/>
          </table:table-cell>
          <table:table-cell table:style-name="Tabelle13.A1" office:value-type="string">
            <text:p text:style-name="P183">Ehre Praios: Mache so viele magisch Begabte Wesen unschädlich, wie möglich. Das heisst, bringe sie zum kleinen Praiostempel in Silkwiesen oder übergebe die der Inquisition in Gareth. </text:p>
            <text:p text:style-name="P183"><text:span text:style-name="T31">Deine Werbegeschichte und grösster Triumph: Eine jüngste Hexe hast du schon vor Jahrzehnten hinter Gitter gebracht, bevor sie ihre Macht entfalten konnte!</text:span></text:p>
            <text:p text:style-name="P183"><text:span text:style-name="T31">Werbe ausserdem mit Deinen Heldentaten andere an, damit sie Dir folgen mögen, Praios zum Preis!</text:span></text:p>
          </table:table-cell>
        </table:table-row>
      </table:table>
      <table:table table:name="Tabelle16" table:style-name="Tabelle16">
        <table:table-column table:style-name="Tabelle16.A"/>
        <table:table-column table:style-name="Tabelle16.B"/>
        <table:table-column table:style-name="Tabelle16.C"/>
        <table:table-row>
          <table:table-cell table:style-name="Tabelle16.A1" office:value-type="string">
            <text:p text:style-name="P89">Name: <text:line-break/></text:p>
            <text:p text:style-name="P106"><text:span text:style-name="T3">T</text:span><text:span text:style-name="T2">yp: </text:span><text:span text:style-name="T6">Elf</text:span></text:p>
            <text:p text:style-name="P83"/>
            <text:p text:style-name="P34"/>
            <table:table table:name="Tabelle17" table:style-name="Tabelle17">
              <table:table-column table:style-name="Tabelle17.A"/>
              <table:table-column table:style-name="Tabelle17.B" table:number-columns-repeated="2"/>
              <table:table-row>
                <table:table-cell table:style-name="Tabelle17.A1" office:value-type="string">
                  <text:p text:style-name="P24">Lebensenergie</text:p>
                </table:table-cell>
                <table:table-cell table:style-name="Tabelle17.A1" office:value-type="string">
                  <text:p text:style-name="P40">Astralpunkte</text:p>
                  <text:p text:style-name="P155"/>
                  <text:p text:style-name="P155"/>
                  <text:p text:style-name="P155"/>
                </table:table-cell>
                <table:table-cell table:style-name="Tabelle17.C1" office:value-type="string">
                  <text:p text:style-name="P34">Gold</text:p>
                </table:table-cell>
              </table:table-row>
            </table:table>
            <text:p text:style-name="P24"/>
            <text:p text:style-name="P49">Deine Siebensachen:</text:p>
            <text:p text:style-name="P49"/>
            <text:p text:style-name="P49"/>
            <text:p text:style-name="P49"/>
            <text:p text:style-name="P49"/>
            <text:p text:style-name="P30"/>
            <table:table table:name="Tabelle31" table:style-name="Tabelle31">
              <table:table-column table:style-name="Tabelle31.A"/>
              <table:table-column table:style-name="Tabelle31.B"/>
              <table:table-column table:style-name="Tabelle31.C"/>
              <table:table-row>
                <table:table-cell table:style-name="Tabelle31.A1" office:value-type="string">
                  <text:p text:style-name="P98">Zauber</text:p>
                </table:table-cell>
                <table:table-cell table:style-name="Tabelle31.A1" office:value-type="string">
                  <text:p text:style-name="P164">Probe</text:p>
                </table:table-cell>
                <table:table-cell table:style-name="Tabelle31.C1" office:value-type="string">
                  <text:p text:style-name="P164"/>
                </table:table-cell>
              </table:table-row>
              <table:table-row>
                <table:table-cell table:style-name="Tabelle31.A2" office:value-type="string">
                  <text:p text:style-name="P93">Flimm Flamm Funkel, Licht ins Dunkel</text:p>
                </table:table-cell>
                <table:table-cell table:style-name="Tabelle31.A2" office:value-type="string">
                  <text:p text:style-name="P164">KL KL FF</text:p>
                </table:table-cell>
                <table:table-cell table:style-name="Tabelle31.C2" office:value-type="string">
                  <text:p text:style-name="P164">5</text:p>
                </table:table-cell>
              </table:table-row>
              <table:table-row>
                <table:table-cell table:style-name="Tabelle31.A2" office:value-type="string">
                  <text:p text:style-name="P98">Balsamabunde, heile Wunde</text:p>
                </table:table-cell>
                <table:table-cell table:style-name="Tabelle31.A2" office:value-type="string">
                  <text:p text:style-name="P164">KL IN CH</text:p>
                </table:table-cell>
                <table:table-cell table:style-name="Tabelle31.C2" office:value-type="string">
                  <text:p text:style-name="P164">4</text:p>
                </table:table-cell>
              </table:table-row>
              <table:table-row>
                <table:table-cell table:style-name="Tabelle31.A2" office:value-type="string">
                  <text:p text:style-name="P98">Axxelleratus</text:p>
                </table:table-cell>
                <table:table-cell table:style-name="Tabelle31.A2" office:value-type="string">
                  <text:p text:style-name="P164">KL GE KK</text:p>
                </table:table-cell>
                <table:table-cell table:style-name="Tabelle31.C2" office:value-type="string">
                  <text:p text:style-name="P164">2</text:p>
                </table:table-cell>
              </table:table-row>
              <table:table-row>
                <table:table-cell table:style-name="Tabelle31.A2" office:value-type="string">
                  <text:p text:style-name="P98">Blitz dich find, werde blind</text:p>
                </table:table-cell>
                <table:table-cell table:style-name="Tabelle31.A2" office:value-type="string">
                  <text:p text:style-name="P164">KL IN GE</text:p>
                </table:table-cell>
                <table:table-cell table:style-name="Tabelle31.C2" office:value-type="string">
                  <text:p text:style-name="P164">5</text:p>
                </table:table-cell>
              </table:table-row>
              <table:table-row>
                <table:table-cell table:style-name="Tabelle31.A2" office:value-type="string">
                  <text:p text:style-name="P98">Haselbusch und Ginster</text:p>
                </table:table-cell>
                <table:table-cell table:style-name="Tabelle31.A2" office:value-type="string">
                  <text:p text:style-name="P164">CH FF KK</text:p>
                </table:table-cell>
                <table:table-cell table:style-name="Tabelle31.C2" office:value-type="string">
                  <text:p text:style-name="P164">5</text:p>
                </table:table-cell>
              </table:table-row>
            </table:table>
            <text:p text:style-name="P131"/>
          </table:table-cell>
          <table:table-cell table:style-name="Tabelle16.A1" office:value-type="string">
            <text:p text:style-name="P3"/>
          </table:table-cell>
          <table:table-cell table:style-name="Tabelle16.A1" office:value-type="string">
            <table:table table:name="Tabelle18" table:style-name="Tabelle18">
              <table:table-column table:style-name="Tabelle18.A"/>
              <table:table-column table:style-name="Tabelle18.B"/>
              <table:table-column table:style-name="Tabelle18.C"/>
              <table:table-column table:style-name="Tabelle18.D"/>
              <table:table-column table:style-name="Tabelle18.E"/>
              <table:table-row>
                <table:table-cell table:style-name="Tabelle18.A1" office:value-type="string">
                  <text:p text:style-name="P112">POSITIV</text:p>
                </table:table-cell>
                <table:table-cell table:style-name="Tabelle18.A1" office:value-type="string">
                  <text:p text:style-name="P155"/>
                </table:table-cell>
                <table:table-cell table:style-name="Tabelle18.A1" office:value-type="string">
                  <text:p text:style-name="P155"/>
                </table:table-cell>
                <table:table-cell table:style-name="Tabelle18.A1" office:value-type="string">
                  <text:p text:style-name="P112">NEGATIV</text:p>
                </table:table-cell>
                <table:table-cell table:style-name="Tabelle18.E1" office:value-type="string">
                  <text:p text:style-name="P155"/>
                </table:table-cell>
              </table:table-row>
              <table:table-row>
                <table:table-cell table:style-name="Tabelle18.A2" office:value-type="string">
                  <text:p text:style-name="P112">Mut </text:p>
                </table:table-cell>
                <table:table-cell table:style-name="Tabelle18.A2" office:value-type="string">
                  <text:p text:style-name="P155"/>
                </table:table-cell>
                <table:table-cell table:style-name="Tabelle18.A2" office:value-type="string">
                  <text:p text:style-name="P155"/>
                </table:table-cell>
                <table:table-cell table:style-name="Tabelle18.A2" office:value-type="string">
                  <text:p text:style-name="P112">Aberglaube</text:p>
                </table:table-cell>
                <table:table-cell table:style-name="Tabelle18.E2" office:value-type="string">
                  <text:p text:style-name="P155"/>
                </table:table-cell>
              </table:table-row>
              <table:table-row>
                <table:table-cell table:style-name="Tabelle18.A2" office:value-type="string">
                  <text:p text:style-name="P112">Klugheit</text:p>
                </table:table-cell>
                <table:table-cell table:style-name="Tabelle18.A2" office:value-type="string">
                  <text:p text:style-name="P155"/>
                </table:table-cell>
                <table:table-cell table:style-name="Tabelle18.A2" office:value-type="string">
                  <text:p text:style-name="P155"/>
                </table:table-cell>
                <table:table-cell table:style-name="Tabelle18.A2" office:value-type="string">
                  <text:p text:style-name="P112">H<text:span text:style-name="T16">öhenangst</text:span></text:p>
                </table:table-cell>
                <table:table-cell table:style-name="Tabelle18.E2" office:value-type="string">
                  <text:p text:style-name="P155"/>
                </table:table-cell>
              </table:table-row>
              <table:table-row>
                <table:table-cell table:style-name="Tabelle18.A2" office:value-type="string">
                  <text:p text:style-name="P112">Intuition</text:p>
                </table:table-cell>
                <table:table-cell table:style-name="Tabelle18.A2" office:value-type="string">
                  <text:p text:style-name="P155"/>
                </table:table-cell>
                <table:table-cell table:style-name="Tabelle18.A2" office:value-type="string">
                  <text:p text:style-name="P155"/>
                </table:table-cell>
                <table:table-cell table:style-name="Tabelle18.A2" office:value-type="string">
                  <text:p text:style-name="P112">R<text:span text:style-name="T16">aumangst</text:span></text:p>
                </table:table-cell>
                <table:table-cell table:style-name="Tabelle18.E2" office:value-type="string">
                  <text:p text:style-name="P155"/>
                </table:table-cell>
              </table:table-row>
              <table:table-row>
                <table:table-cell table:style-name="Tabelle18.A2" office:value-type="string">
                  <text:p text:style-name="P112">Charisma</text:p>
                </table:table-cell>
                <table:table-cell table:style-name="Tabelle18.A2" office:value-type="string">
                  <text:p text:style-name="P155"/>
                </table:table-cell>
                <table:table-cell table:style-name="Tabelle18.A2" office:value-type="string">
                  <text:p text:style-name="P155"/>
                </table:table-cell>
                <table:table-cell table:style-name="Tabelle18.A2" office:value-type="string">
                  <text:p text:style-name="P112">T<text:span text:style-name="T16">otenangst</text:span></text:p>
                </table:table-cell>
                <table:table-cell table:style-name="Tabelle18.E2" office:value-type="string">
                  <text:p text:style-name="P155"/>
                </table:table-cell>
              </table:table-row>
              <table:table-row>
                <table:table-cell table:style-name="Tabelle18.A2" office:value-type="string">
                  <text:p text:style-name="P112">Fingerfertigkeit</text:p>
                </table:table-cell>
                <table:table-cell table:style-name="Tabelle18.A2" office:value-type="string">
                  <text:p text:style-name="P155"/>
                </table:table-cell>
                <table:table-cell table:style-name="Tabelle18.A2" office:value-type="string">
                  <text:p text:style-name="P155"/>
                </table:table-cell>
                <table:table-cell table:style-name="Tabelle18.A2" office:value-type="string">
                  <text:p text:style-name="P112">Neugier</text:p>
                </table:table-cell>
                <table:table-cell table:style-name="Tabelle18.E2" office:value-type="string">
                  <text:p text:style-name="P155"/>
                </table:table-cell>
              </table:table-row>
              <table:table-row>
                <table:table-cell table:style-name="Tabelle18.A2" office:value-type="string">
                  <text:p text:style-name="P112">Gewandtheit</text:p>
                </table:table-cell>
                <table:table-cell table:style-name="Tabelle18.A2" office:value-type="string">
                  <text:p text:style-name="P155"/>
                </table:table-cell>
                <table:table-cell table:style-name="Tabelle18.A2" office:value-type="string">
                  <text:p text:style-name="P155"/>
                </table:table-cell>
                <table:table-cell table:style-name="Tabelle18.A2" office:value-type="string">
                  <text:p text:style-name="P112">Goldgier</text:p>
                </table:table-cell>
                <table:table-cell table:style-name="Tabelle18.E2" office:value-type="string">
                  <text:p text:style-name="P155"/>
                </table:table-cell>
              </table:table-row>
              <table:table-row>
                <table:table-cell table:style-name="Tabelle18.A2" office:value-type="string">
                  <text:p text:style-name="P112">Körperkraft</text:p>
                </table:table-cell>
                <table:table-cell table:style-name="Tabelle18.A2" office:value-type="string">
                  <text:p text:style-name="P155"/>
                </table:table-cell>
                <table:table-cell table:style-name="Tabelle18.A2" office:value-type="string">
                  <text:p text:style-name="P155"/>
                </table:table-cell>
                <table:table-cell table:style-name="Tabelle18.A2" office:value-type="string">
                  <text:p text:style-name="P112">Jähzorn</text:p>
                </table:table-cell>
                <table:table-cell table:style-name="Tabelle18.E2" office:value-type="string">
                  <text:p text:style-name="P155"/>
                </table:table-cell>
              </table:table-row>
            </table:table>
            <text:p text:style-name="P155"/>
            <text:p text:style-name="P77"/>
            <text:p text:style-name="P155"><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71">Würfle erneut 8x W6; streiche das beste Ergebnis. Addiere 1 auf alle restlichen Ergebnisse<text:span text:style-name="T14">. Verteile auf die </text:span><text:span text:style-name="T7">negativen</text:span> <text:span text:style-name="T14">Eigenschaften.</text:span></text:p>
            <text:p text:style-name="P53"/>
            <text:p text:style-name="P65"><text:span text:style-name="T1">Alter</text:span>: W<text:span text:style-name="T8">20</text:span>+W<text:span text:style-name="T8">20</text:span>+<text:span text:style-name="T8">13</text:span></text:p>
            <text:p text:style-name="P53"/>
            <text:p text:style-name="P59"/>
            <text:p text:style-name="P53"/>
            <text:p text:style-name="P53"><text:span text:style-name="T1">Probe</text:span>: Mit W20; Erfolgreich, wenn W20 &lt;= Eigenschaftswert.</text:p>
            <text:p text:style-name="P155"/>
          </table:table-cell>
        </table:table-row>
        <table:table-row>
          <table:table-cell table:style-name="Tabelle16.A1" office:value-type="string">
            <text:p text:style-name="P13">Hintergrund</text:p>
          </table:table-cell>
          <table:table-cell table:style-name="Tabelle16.A1" office:value-type="string">
            <text:p text:style-name="P3"/>
          </table:table-cell>
          <table:table-cell table:style-name="Tabelle16.A1" office:value-type="string">
            <text:p text:style-name="P20">Queste</text:p>
          </table:table-cell>
        </table:table-row>
        <table:table-row>
          <table:table-cell table:style-name="Tabelle16.A1" office:value-type="string">
            <text:p text:style-name="P145"><text:span text:style-name="T23">Elf, z</text:span>ukünftiger Schäfer<text:span text:style-name="T23">*in</text:span></text:p>
            <text:p text:style-name="P142">Eine eigene Herde Schafe, das ist den Traum. <text:span text:style-name="T23">Du würdest Dich immer gut um Deine Herde kümmern. Die allerfeinste Wolle spinnen. </text:span></text:p>
            <text:p text:style-name="P144">Andere Elfen finden Dich komisch, Dir egal. Nur das Schaf zählt.</text:p>
            <text:p text:style-name="P142">Und dieses Abenteuer ist <text:span text:style-name="T7">deine</text:span> Chance, eine eigene Herde zu bekommen. Blöd nur, dass es so viele Zeugen gibt.</text:p>
          </table:table-cell>
          <table:table-cell table:style-name="Tabelle16.A1" office:value-type="string">
            <text:p text:style-name="P3"/>
          </table:table-cell>
          <table:table-cell table:style-name="Tabelle16.A1" office:value-type="string">
            <text:p text:style-name="P130">Finde die Herde. Schalte die Gruppe aus und fliehe mit den Schafen.</text:p>
          </table:table-cell>
        </table:table-row>
      </table:table>
      <text:p text:style-name="P177"><text:soft-page-break/></text:p>
      <table:table table:name="Tabelle19" table:style-name="Tabelle19">
        <table:table-column table:style-name="Tabelle19.A"/>
        <table:table-column table:style-name="Tabelle19.B"/>
        <table:table-column table:style-name="Tabelle19.C"/>
        <table:table-row>
          <table:table-cell table:style-name="Tabelle19.A1" office:value-type="string">
            <text:p text:style-name="P89">Name: <text:line-break/></text:p>
            <text:p text:style-name="P106"><text:span text:style-name="T3">T</text:span><text:span text:style-name="T2">yp: </text:span></text:p>
            <text:p text:style-name="P83"/>
            <text:p text:style-name="P34"/>
            <table:table table:name="Tabelle20" table:style-name="Tabelle20">
              <table:table-column table:style-name="Tabelle20.A"/>
              <table:table-column table:style-name="Tabelle20.B" table:number-columns-repeated="2"/>
              <table:table-row>
                <table:table-cell table:style-name="Tabelle20.A1" office:value-type="string">
                  <text:p text:style-name="P24">Lebensenergie</text:p>
                </table:table-cell>
                <table:table-cell table:style-name="Tabelle20.A1" office:value-type="string">
                  <text:p text:style-name="P40">Astralpunkte</text:p>
                  <text:p text:style-name="P155"/>
                  <text:p text:style-name="P155"/>
                  <text:p text:style-name="P155"/>
                </table:table-cell>
                <table:table-cell table:style-name="Tabelle20.C1" office:value-type="string">
                  <text:p text:style-name="P34">Gold</text:p>
                </table:table-cell>
              </table:table-row>
            </table:table>
            <text:p text:style-name="P24"/>
            <text:p text:style-name="P24">Deine <text:span text:style-name="T15">Siebensachen</text:span>:</text:p>
          </table:table-cell>
          <table:table-cell table:style-name="Tabelle19.A1" office:value-type="string">
            <text:p text:style-name="P3"/>
          </table:table-cell>
          <table:table-cell table:style-name="Tabelle19.A1" office:value-type="string">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P112">POSITIV</text:p>
                </table:table-cell>
                <table:table-cell table:style-name="Tabelle21.A1" office:value-type="string">
                  <text:p text:style-name="P155"/>
                </table:table-cell>
                <table:table-cell table:style-name="Tabelle21.A1" office:value-type="string">
                  <text:p text:style-name="P155"/>
                </table:table-cell>
                <table:table-cell table:style-name="Tabelle21.A1" office:value-type="string">
                  <text:p text:style-name="P112">NEGATIV</text:p>
                </table:table-cell>
                <table:table-cell table:style-name="Tabelle21.E1" office:value-type="string">
                  <text:p text:style-name="P155"/>
                </table:table-cell>
              </table:table-row>
              <table:table-row>
                <table:table-cell table:style-name="Tabelle21.A2" office:value-type="string">
                  <text:p text:style-name="P112">Mut </text:p>
                </table:table-cell>
                <table:table-cell table:style-name="Tabelle21.A2" office:value-type="string">
                  <text:p text:style-name="P155"/>
                </table:table-cell>
                <table:table-cell table:style-name="Tabelle21.A2" office:value-type="string">
                  <text:p text:style-name="P155"/>
                </table:table-cell>
                <table:table-cell table:style-name="Tabelle21.A2" office:value-type="string">
                  <text:p text:style-name="P112">Aberglaube</text:p>
                </table:table-cell>
                <table:table-cell table:style-name="Tabelle21.E2" office:value-type="string">
                  <text:p text:style-name="P155"/>
                </table:table-cell>
              </table:table-row>
              <table:table-row>
                <table:table-cell table:style-name="Tabelle21.A2" office:value-type="string">
                  <text:p text:style-name="P112">Klugheit</text:p>
                </table:table-cell>
                <table:table-cell table:style-name="Tabelle21.A2" office:value-type="string">
                  <text:p text:style-name="P155"/>
                </table:table-cell>
                <table:table-cell table:style-name="Tabelle21.A2" office:value-type="string">
                  <text:p text:style-name="P155"/>
                </table:table-cell>
                <table:table-cell table:style-name="Tabelle21.A2" office:value-type="string">
                  <text:p text:style-name="P112">H<text:span text:style-name="T16">öhenangst</text:span></text:p>
                </table:table-cell>
                <table:table-cell table:style-name="Tabelle21.E2" office:value-type="string">
                  <text:p text:style-name="P155"/>
                </table:table-cell>
              </table:table-row>
              <table:table-row>
                <table:table-cell table:style-name="Tabelle21.A2" office:value-type="string">
                  <text:p text:style-name="P112">Intuition</text:p>
                </table:table-cell>
                <table:table-cell table:style-name="Tabelle21.A2" office:value-type="string">
                  <text:p text:style-name="P155"/>
                </table:table-cell>
                <table:table-cell table:style-name="Tabelle21.A2" office:value-type="string">
                  <text:p text:style-name="P155"/>
                </table:table-cell>
                <table:table-cell table:style-name="Tabelle21.A2" office:value-type="string">
                  <text:p text:style-name="P112">R<text:span text:style-name="T16">aumangst</text:span></text:p>
                </table:table-cell>
                <table:table-cell table:style-name="Tabelle21.E2" office:value-type="string">
                  <text:p text:style-name="P155"/>
                </table:table-cell>
              </table:table-row>
              <table:table-row>
                <table:table-cell table:style-name="Tabelle21.A2" office:value-type="string">
                  <text:p text:style-name="P112">Charisma</text:p>
                </table:table-cell>
                <table:table-cell table:style-name="Tabelle21.A2" office:value-type="string">
                  <text:p text:style-name="P155"/>
                </table:table-cell>
                <table:table-cell table:style-name="Tabelle21.A2" office:value-type="string">
                  <text:p text:style-name="P155"/>
                </table:table-cell>
                <table:table-cell table:style-name="Tabelle21.A2" office:value-type="string">
                  <text:p text:style-name="P112">T<text:span text:style-name="T16">otenangst</text:span></text:p>
                </table:table-cell>
                <table:table-cell table:style-name="Tabelle21.E2" office:value-type="string">
                  <text:p text:style-name="P155"/>
                </table:table-cell>
              </table:table-row>
              <table:table-row>
                <table:table-cell table:style-name="Tabelle21.A2" office:value-type="string">
                  <text:p text:style-name="P112">Fingerfertigkeit</text:p>
                </table:table-cell>
                <table:table-cell table:style-name="Tabelle21.A2" office:value-type="string">
                  <text:p text:style-name="P155"/>
                </table:table-cell>
                <table:table-cell table:style-name="Tabelle21.A2" office:value-type="string">
                  <text:p text:style-name="P155"/>
                </table:table-cell>
                <table:table-cell table:style-name="Tabelle21.A2" office:value-type="string">
                  <text:p text:style-name="P112">Neugier</text:p>
                </table:table-cell>
                <table:table-cell table:style-name="Tabelle21.E2" office:value-type="string">
                  <text:p text:style-name="P155"/>
                </table:table-cell>
              </table:table-row>
              <table:table-row>
                <table:table-cell table:style-name="Tabelle21.A2" office:value-type="string">
                  <text:p text:style-name="P112">Gewandtheit</text:p>
                </table:table-cell>
                <table:table-cell table:style-name="Tabelle21.A2" office:value-type="string">
                  <text:p text:style-name="P155"/>
                </table:table-cell>
                <table:table-cell table:style-name="Tabelle21.A2" office:value-type="string">
                  <text:p text:style-name="P155"/>
                </table:table-cell>
                <table:table-cell table:style-name="Tabelle21.A2" office:value-type="string">
                  <text:p text:style-name="P112">Goldgier</text:p>
                </table:table-cell>
                <table:table-cell table:style-name="Tabelle21.E2" office:value-type="string">
                  <text:p text:style-name="P155"/>
                </table:table-cell>
              </table:table-row>
              <table:table-row>
                <table:table-cell table:style-name="Tabelle21.A2" office:value-type="string">
                  <text:p text:style-name="P112">Körperkraft</text:p>
                </table:table-cell>
                <table:table-cell table:style-name="Tabelle21.A2" office:value-type="string">
                  <text:p text:style-name="P155"/>
                </table:table-cell>
                <table:table-cell table:style-name="Tabelle21.A2" office:value-type="string">
                  <text:p text:style-name="P155"/>
                </table:table-cell>
                <table:table-cell table:style-name="Tabelle21.A2" office:value-type="string">
                  <text:p text:style-name="P112">Jähzorn</text:p>
                </table:table-cell>
                <table:table-cell table:style-name="Tabelle21.E2" office:value-type="string">
                  <text:p text:style-name="P155"/>
                </table:table-cell>
              </table:table-row>
            </table:table>
            <text:p text:style-name="P155"/>
            <text:p text:style-name="P77"/>
            <text:p text:style-name="P155"><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71">Würfle erneut 8x W6; streiche das beste Ergebnis. Addiere 1 auf alle restlichen Ergebnisse<text:span text:style-name="T14">. Verteile auf die </text:span><text:span text:style-name="T7">negativen</text:span> <text:span text:style-name="T14">Eigenschaften.</text:span></text:p>
            <text:p text:style-name="P53"/>
            <text:p text:style-name="P65"><text:span text:style-name="T1">Alter</text:span>: W<text:span text:style-name="T8">20</text:span>+W<text:span text:style-name="T8">20</text:span>+<text:span text:style-name="T8">13</text:span></text:p>
            <text:p text:style-name="P53"/>
            <text:p text:style-name="P59"/>
            <text:p text:style-name="P53"/>
            <text:p text:style-name="P53"><text:span text:style-name="T1">Probe</text:span>: Mit W20; Erfolgreich, wenn W20 &lt;= Eigenschaftswert.</text:p>
            <text:p text:style-name="P155"/>
          </table:table-cell>
        </table:table-row>
        <table:table-row>
          <table:table-cell table:style-name="Tabelle19.A1" office:value-type="string">
            <text:p text:style-name="P9">Hintergrund</text:p>
          </table:table-cell>
          <table:table-cell table:style-name="Tabelle19.A1" office:value-type="string">
            <text:p text:style-name="P16"/>
          </table:table-cell>
          <table:table-cell table:style-name="Tabelle19.A1" office:value-type="string">
            <text:p text:style-name="P16">Queste</text:p>
          </table:table-cell>
        </table:table-row>
        <table:table-row>
          <table:table-cell table:style-name="Tabelle19.A1" office:value-type="string">
            <text:p text:style-name="P143">Söldner </text:p>
            <text:p text:style-name="P143">Du sollst weiter Menschen oder Elfen o. Ä. anwerben. Gemeinsam sollt ihr eine Expedition von Gelehrten in die Dämonenbrache bewachen. Es wird fürstlich belohnt werden.</text:p>
          </table:table-cell>
          <table:table-cell table:style-name="Tabelle19.A1" office:value-type="string">
            <text:p text:style-name="P126"/>
          </table:table-cell>
          <table:table-cell table:style-name="Tabelle19.A1" office:value-type="string">
            <text:p text:style-name="P126">Finde brauchbare Mitstreiter, die sich in die Dämonenbrache wagen würden.</text:p>
          </table:table-cell>
        </table:table-row>
      </table:table>
      <text:p text:style-name="P154"/>
      <text:p text:style-name="P153"/>
      <table:table table:name="Tabelle22" table:style-name="Tabelle22">
        <table:table-column table:style-name="Tabelle22.A"/>
        <table:table-column table:style-name="Tabelle22.B"/>
        <table:table-column table:style-name="Tabelle22.C"/>
        <table:table-row>
          <table:table-cell table:style-name="Tabelle22.A1" office:value-type="string">
            <text:p text:style-name="P89">Name: <text:line-break/></text:p>
            <text:p text:style-name="P106"><text:span text:style-name="T3">T</text:span><text:span text:style-name="T2">yp: </text:span></text:p>
            <text:p text:style-name="P83"/>
            <text:p text:style-name="P34"/>
            <table:table table:name="Tabelle23" table:style-name="Tabelle23">
              <table:table-column table:style-name="Tabelle23.A"/>
              <table:table-column table:style-name="Tabelle23.B" table:number-columns-repeated="2"/>
              <table:table-row>
                <table:table-cell table:style-name="Tabelle23.A1" office:value-type="string">
                  <text:p text:style-name="P24">Lebensenergie</text:p>
                </table:table-cell>
                <table:table-cell table:style-name="Tabelle23.A1" office:value-type="string">
                  <text:p text:style-name="P40">Astralpunkte</text:p>
                  <text:p text:style-name="P155"/>
                  <text:p text:style-name="P155"/>
                  <text:p text:style-name="P155"/>
                </table:table-cell>
                <table:table-cell table:style-name="Tabelle23.C1" office:value-type="string">
                  <text:p text:style-name="P34">Gold</text:p>
                </table:table-cell>
              </table:table-row>
            </table:table>
            <text:p text:style-name="P24"/>
            <text:p text:style-name="P24">Deine <text:span text:style-name="T15">Siebensachen</text:span>:</text:p>
            <text:p text:style-name="P24"/>
            <text:p text:style-name="P24"/>
            <text:p text:style-name="P24"/>
            <text:p text:style-name="P24"/>
            <text:p text:style-name="P24"/>
            <text:p text:style-name="P50">Zauber</text:p>
            <text:list text:style-name="L1">
              <text:list-item>
                <text:p text:style-name="P180">Heilkräfte der Natur, <text:span text:style-name="T22">heilt </text:span>15 LE (<text:span text:style-name="T22">5ASP</text:span>)</text:p>
              </text:list-item>
              <text:list-item>
                <text:p text:style-name="P181">Weg durch Sumus Leib, durch 10 <text:span text:style-name="T22">M</text:span>eilen Humus und Erz reisen und 5 <text:span text:style-name="T22">k</text:span>g Gepäck <text:span text:style-name="T22">(</text:span>10 ASP)</text:p>
              </text:list-item>
              <text:list-item>
                <text:p text:style-name="P181">Launen des Windes, <text:span text:style-name="T22">kann Wind herbeizaubern, Äste brechen (7 ASP)</text:span></text:p>
              </text:list-item>
            </text:list>
          </table:table-cell>
          <table:table-cell table:style-name="Tabelle22.A1" office:value-type="string">
            <text:p text:style-name="P3"/>
          </table:table-cell>
          <table:table-cell table:style-name="Tabelle22.A1" office:value-type="string">
            <table:table table:name="Tabelle24" table:style-name="Tabelle24">
              <table:table-column table:style-name="Tabelle24.A"/>
              <table:table-column table:style-name="Tabelle24.B"/>
              <table:table-column table:style-name="Tabelle24.C"/>
              <table:table-column table:style-name="Tabelle24.D"/>
              <table:table-column table:style-name="Tabelle24.E"/>
              <table:table-row>
                <table:table-cell table:style-name="Tabelle24.A1" office:value-type="string">
                  <text:p text:style-name="P112">POSITIV</text:p>
                </table:table-cell>
                <table:table-cell table:style-name="Tabelle24.A1" office:value-type="string">
                  <text:p text:style-name="P155"/>
                </table:table-cell>
                <table:table-cell table:style-name="Tabelle24.A1" office:value-type="string">
                  <text:p text:style-name="P155"/>
                </table:table-cell>
                <table:table-cell table:style-name="Tabelle24.A1" office:value-type="string">
                  <text:p text:style-name="P112">NEGATIV</text:p>
                </table:table-cell>
                <table:table-cell table:style-name="Tabelle24.E1" office:value-type="string">
                  <text:p text:style-name="P155"/>
                </table:table-cell>
              </table:table-row>
              <table:table-row>
                <table:table-cell table:style-name="Tabelle24.A2" office:value-type="string">
                  <text:p text:style-name="P112">Mut </text:p>
                </table:table-cell>
                <table:table-cell table:style-name="Tabelle24.A2" office:value-type="string">
                  <text:p text:style-name="P155"/>
                </table:table-cell>
                <table:table-cell table:style-name="Tabelle24.A2" office:value-type="string">
                  <text:p text:style-name="P155"/>
                </table:table-cell>
                <table:table-cell table:style-name="Tabelle24.A2" office:value-type="string">
                  <text:p text:style-name="P112">Aberglaube</text:p>
                </table:table-cell>
                <table:table-cell table:style-name="Tabelle24.E2" office:value-type="string">
                  <text:p text:style-name="P155"/>
                </table:table-cell>
              </table:table-row>
              <table:table-row>
                <table:table-cell table:style-name="Tabelle24.A2" office:value-type="string">
                  <text:p text:style-name="P112">Klugheit</text:p>
                </table:table-cell>
                <table:table-cell table:style-name="Tabelle24.A2" office:value-type="string">
                  <text:p text:style-name="P155"/>
                </table:table-cell>
                <table:table-cell table:style-name="Tabelle24.A2" office:value-type="string">
                  <text:p text:style-name="P155"/>
                </table:table-cell>
                <table:table-cell table:style-name="Tabelle24.A2" office:value-type="string">
                  <text:p text:style-name="P112">H<text:span text:style-name="T16">öhenangst</text:span></text:p>
                </table:table-cell>
                <table:table-cell table:style-name="Tabelle24.E2" office:value-type="string">
                  <text:p text:style-name="P155"/>
                </table:table-cell>
              </table:table-row>
              <table:table-row>
                <table:table-cell table:style-name="Tabelle24.A2" office:value-type="string">
                  <text:p text:style-name="P112">Intuition</text:p>
                </table:table-cell>
                <table:table-cell table:style-name="Tabelle24.A2" office:value-type="string">
                  <text:p text:style-name="P155"/>
                </table:table-cell>
                <table:table-cell table:style-name="Tabelle24.A2" office:value-type="string">
                  <text:p text:style-name="P155"/>
                </table:table-cell>
                <table:table-cell table:style-name="Tabelle24.A2" office:value-type="string">
                  <text:p text:style-name="P112">R<text:span text:style-name="T16">aumangst</text:span></text:p>
                </table:table-cell>
                <table:table-cell table:style-name="Tabelle24.E2" office:value-type="string">
                  <text:p text:style-name="P155"/>
                </table:table-cell>
              </table:table-row>
              <table:table-row>
                <table:table-cell table:style-name="Tabelle24.A2" office:value-type="string">
                  <text:p text:style-name="P112">Charisma</text:p>
                </table:table-cell>
                <table:table-cell table:style-name="Tabelle24.A2" office:value-type="string">
                  <text:p text:style-name="P155"/>
                </table:table-cell>
                <table:table-cell table:style-name="Tabelle24.A2" office:value-type="string">
                  <text:p text:style-name="P155"/>
                </table:table-cell>
                <table:table-cell table:style-name="Tabelle24.A2" office:value-type="string">
                  <text:p text:style-name="P112">T<text:span text:style-name="T16">otenangst</text:span></text:p>
                </table:table-cell>
                <table:table-cell table:style-name="Tabelle24.E2" office:value-type="string">
                  <text:p text:style-name="P155"/>
                </table:table-cell>
              </table:table-row>
              <table:table-row>
                <table:table-cell table:style-name="Tabelle24.A2" office:value-type="string">
                  <text:p text:style-name="P112">Fingerfertigkeit</text:p>
                </table:table-cell>
                <table:table-cell table:style-name="Tabelle24.A2" office:value-type="string">
                  <text:p text:style-name="P155"/>
                </table:table-cell>
                <table:table-cell table:style-name="Tabelle24.A2" office:value-type="string">
                  <text:p text:style-name="P155"/>
                </table:table-cell>
                <table:table-cell table:style-name="Tabelle24.A2" office:value-type="string">
                  <text:p text:style-name="P112">Neugier</text:p>
                </table:table-cell>
                <table:table-cell table:style-name="Tabelle24.E2" office:value-type="string">
                  <text:p text:style-name="P155"/>
                </table:table-cell>
              </table:table-row>
              <table:table-row>
                <table:table-cell table:style-name="Tabelle24.A2" office:value-type="string">
                  <text:p text:style-name="P112">Gewandtheit</text:p>
                </table:table-cell>
                <table:table-cell table:style-name="Tabelle24.A2" office:value-type="string">
                  <text:p text:style-name="P155"/>
                </table:table-cell>
                <table:table-cell table:style-name="Tabelle24.A2" office:value-type="string">
                  <text:p text:style-name="P155"/>
                </table:table-cell>
                <table:table-cell table:style-name="Tabelle24.A2" office:value-type="string">
                  <text:p text:style-name="P112">Goldgier</text:p>
                </table:table-cell>
                <table:table-cell table:style-name="Tabelle24.E2" office:value-type="string">
                  <text:p text:style-name="P155"/>
                </table:table-cell>
              </table:table-row>
              <table:table-row>
                <table:table-cell table:style-name="Tabelle24.A2" office:value-type="string">
                  <text:p text:style-name="P112">Körperkraft</text:p>
                </table:table-cell>
                <table:table-cell table:style-name="Tabelle24.A2" office:value-type="string">
                  <text:p text:style-name="P155"/>
                </table:table-cell>
                <table:table-cell table:style-name="Tabelle24.A2" office:value-type="string">
                  <text:p text:style-name="P155"/>
                </table:table-cell>
                <table:table-cell table:style-name="Tabelle24.A2" office:value-type="string">
                  <text:p text:style-name="P112">Jähzorn</text:p>
                </table:table-cell>
                <table:table-cell table:style-name="Tabelle24.E2" office:value-type="string">
                  <text:p text:style-name="P155"/>
                </table:table-cell>
              </table:table-row>
            </table:table>
            <text:p text:style-name="P155"/>
            <text:p text:style-name="P77"/>
            <text:p text:style-name="P155"><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71">Würfle erneut 8x W6; streiche das beste Ergebnis. Addiere 1 auf alle restlichen Ergebnisse<text:span text:style-name="T14">. Verteile auf die </text:span><text:span text:style-name="T7">negativen</text:span> <text:span text:style-name="T14">Eigenschaften.</text:span></text:p>
            <text:p text:style-name="P53"/>
            <text:p text:style-name="P65"><text:span text:style-name="T1">Alter</text:span>: W<text:span text:style-name="T8">20</text:span>+W<text:span text:style-name="T8">20</text:span>+<text:span text:style-name="T8">13</text:span></text:p>
            <text:p text:style-name="P53"/>
            <text:p text:style-name="P59"/>
            <text:p text:style-name="P53"/>
            <text:p text:style-name="P53"><text:span text:style-name="T1">Probe</text:span>: Mit W20; Erfolgreich, wenn W20 &lt;= Eigenschaftswert.</text:p>
            <text:p text:style-name="P155"/>
          </table:table-cell>
        </table:table-row>
        <table:table-row>
          <table:table-cell table:style-name="Tabelle22.A1" office:value-type="string">
            <text:p text:style-name="P9">Hintergrund</text:p>
          </table:table-cell>
          <table:table-cell table:style-name="Tabelle22.A1" office:value-type="string">
            <text:p text:style-name="P16"/>
          </table:table-cell>
          <table:table-cell table:style-name="Tabelle22.A1" office:value-type="string">
            <text:p text:style-name="P16">Queste</text:p>
          </table:table-cell>
        </table:table-row>
        <table:table-row>
          <table:table-cell table:style-name="Tabelle22.A1" office:value-type="string">
            <text:p text:style-name="P143">Geode, Zwergen-Druide</text:p>
            <text:p text:style-name="P143">Du bist alt und willst Dich zur Ruhe setzen. Doch an wessen Herd? Die letzte Jahrzehnte warst Du alleine unterwegs. Keine Familie weit und breit, und dabei wünschst Du es Dir doch so sehr … endlich ausruhen!<text:line-break/><text:span text:style-name="T21">Wäre natürlich toll, wenn man in der Nähe auch einen Steinkreis errichten könnte. Wegen Verbundenheit mit den Elementen und so.</text:span></text:p>
          </table:table-cell>
          <table:table-cell table:style-name="Tabelle22.A1" office:value-type="string">
            <text:p text:style-name="P126"/>
          </table:table-cell>
          <table:table-cell table:style-name="Tabelle22.A1" office:value-type="string">
            <text:p text:style-name="P127">Finde Deine Braut!</text:p>
          </table:table-cell>
        </table:table-row>
      </table:table>
      <text:p text:style-name="P154"/>
      <text:p text:style-name="P156"/>
      <table:table table:name="Tabelle25" table:style-name="Tabelle25">
        <table:table-column table:style-name="Tabelle25.A"/>
        <table:table-column table:style-name="Tabelle25.B"/>
        <table:table-column table:style-name="Tabelle25.C"/>
        <table:table-row>
          <table:table-cell table:style-name="Tabelle25.A1" office:value-type="string">
            <text:p text:style-name="P90">Name: <text:line-break/></text:p>
            <text:p text:style-name="P107"><text:span text:style-name="T3">T</text:span><text:span text:style-name="T2">yp: </text:span><text:span text:style-name="T4">Hexe</text:span></text:p>
            <text:p text:style-name="P84"/>
            <text:p text:style-name="P35"/>
            <table:table table:name="Tabelle26" table:style-name="Tabelle26">
              <table:table-column table:style-name="Tabelle26.A"/>
              <table:table-column table:style-name="Tabelle26.B" table:number-columns-repeated="2"/>
              <table:table-row>
                <table:table-cell table:style-name="Tabelle26.A1" office:value-type="string">
                  <text:p text:style-name="P25">Lebensenergie</text:p>
                </table:table-cell>
                <table:table-cell table:style-name="Tabelle26.A1" office:value-type="string">
                  <text:p text:style-name="P41">Astralpunkte</text:p>
                  <text:p text:style-name="P157"/>
                  <text:p text:style-name="P157"/>
                  <text:p text:style-name="P157"/>
                </table:table-cell>
                <table:table-cell table:style-name="Tabelle26.C1" office:value-type="string">
                  <text:p text:style-name="P35">Gold</text:p>
                </table:table-cell>
              </table:table-row>
            </table:table>
            <text:p text:style-name="P25"/>
            <text:p text:style-name="P103">Deine Siebensachen:</text:p>
            <text:p text:style-name="P103"/>
            <text:p text:style-name="P103"/>
            <text:p text:style-name="P103"/>
            <text:p text:style-name="P147"/>
            <text:p text:style-name="P146"/>
            <table:table table:name="Tabelle32" table:style-name="Tabelle32">
              <table:table-column table:style-name="Tabelle32.A"/>
              <table:table-column table:style-name="Tabelle32.B"/>
              <table:table-column table:style-name="Tabelle32.C"/>
              <table:table-row>
                <table:table-cell table:style-name="Tabelle32.A1" office:value-type="string">
                  <text:p text:style-name="P21">Zauber</text:p>
                </table:table-cell>
                <table:table-cell table:style-name="Tabelle32.A1" office:value-type="string">
                  <text:p text:style-name="P160">Probe</text:p>
                </table:table-cell>
                <table:table-cell table:style-name="Tabelle32.C1" office:value-type="string">
                  <text:p text:style-name="P160"/>
                </table:table-cell>
              </table:table-row>
              <table:table-row>
                <table:table-cell table:style-name="Tabelle32.A2" office:value-type="string">
                  <text:p text:style-name="P100">Hexenspeichel</text:p>
                </table:table-cell>
                <table:table-cell table:style-name="Tabelle32.A2" office:value-type="string">
                  <text:p text:style-name="P171">IN CH FF</text:p>
                </table:table-cell>
                <table:table-cell table:style-name="Tabelle32.C2" office:value-type="string">
                  <text:p text:style-name="P160">5</text:p>
                </table:table-cell>
              </table:table-row>
              <table:table-row>
                <table:table-cell table:style-name="Tabelle32.A2" office:value-type="string">
                  <text:p text:style-name="P100">Grosse Gier</text:p>
                </table:table-cell>
                <table:table-cell table:style-name="Tabelle32.A2" office:value-type="string">
                  <text:p text:style-name="P160">KL IN CH</text:p>
                </table:table-cell>
                <table:table-cell table:style-name="Tabelle32.C2" office:value-type="string">
                  <text:p text:style-name="P171">1</text:p>
                </table:table-cell>
              </table:table-row>
              <table:table-row>
                <table:table-cell table:style-name="Tabelle32.A2" office:value-type="string">
                  <text:p text:style-name="P100">Krähenruf</text:p>
                </table:table-cell>
                <table:table-cell table:style-name="Tabelle32.A2" office:value-type="string">
                  <text:p text:style-name="P171">MU CH CH</text:p>
                </table:table-cell>
                <table:table-cell table:style-name="Tabelle32.C2" office:value-type="string">
                  <text:p text:style-name="P160">2</text:p>
                </table:table-cell>
              </table:table-row>
              <table:table-row>
                <table:table-cell table:style-name="Tabelle32.A2" office:value-type="string">
                  <text:p text:style-name="P100">Hexenholz</text:p>
                </table:table-cell>
                <table:table-cell table:style-name="Tabelle32.A2" office:value-type="string">
                  <text:p text:style-name="P171">KL IN GE</text:p>
                </table:table-cell>
                <table:table-cell table:style-name="Tabelle32.C2" office:value-type="string">
                  <text:p text:style-name="P171">2</text:p>
                </table:table-cell>
              </table:table-row>
              <table:table-row>
                <table:table-cell table:style-name="Tabelle32.A2" office:value-type="string">
                  <text:p text:style-name="P100">Hexenknoten</text:p>
                </table:table-cell>
                <table:table-cell table:style-name="Tabelle32.A2" office:value-type="string">
                  <text:p text:style-name="P171">KL IN GE</text:p>
                </table:table-cell>
                <table:table-cell table:style-name="Tabelle32.C2" office:value-type="string">
                  <text:p text:style-name="P171">0</text:p>
                </table:table-cell>
              </table:table-row>
              <table:table-row>
                <table:table-cell table:style-name="Tabelle32.A2" office:value-type="string">
                  <text:p text:style-name="P100">Harmlose Gestalt</text:p>
                </table:table-cell>
                <table:table-cell table:style-name="Tabelle32.A2" office:value-type="string">
                  <text:p text:style-name="P171">KL CH GE</text:p>
                </table:table-cell>
                <table:table-cell table:style-name="Tabelle32.C2" office:value-type="string">
                  <text:p text:style-name="P171">2</text:p>
                </table:table-cell>
              </table:table-row>
            </table:table>
            <text:p text:style-name="P132"/>
          </table:table-cell>
          <table:table-cell table:style-name="Tabelle25.A1" office:value-type="string">
            <text:p text:style-name="P4"/>
          </table:table-cell>
          <table:table-cell table:style-name="Tabelle25.A1" office:value-type="string">
            <table:table table:name="Tabelle27" table:style-name="Tabelle27">
              <table:table-column table:style-name="Tabelle27.A"/>
              <table:table-column table:style-name="Tabelle27.B"/>
              <table:table-column table:style-name="Tabelle27.C"/>
              <table:table-column table:style-name="Tabelle27.D"/>
              <table:table-column table:style-name="Tabelle27.E"/>
              <table:table-row>
                <table:table-cell table:style-name="Tabelle27.A1" office:value-type="string">
                  <text:p text:style-name="P113">POSITIV</text:p>
                </table:table-cell>
                <table:table-cell table:style-name="Tabelle27.A1" office:value-type="string">
                  <text:p text:style-name="P157"/>
                </table:table-cell>
                <table:table-cell table:style-name="Tabelle27.A1" office:value-type="string">
                  <text:p text:style-name="P157"/>
                </table:table-cell>
                <table:table-cell table:style-name="Tabelle27.A1" office:value-type="string">
                  <text:p text:style-name="P113">NEGATIV</text:p>
                </table:table-cell>
                <table:table-cell table:style-name="Tabelle27.E1" office:value-type="string">
                  <text:p text:style-name="P157"/>
                </table:table-cell>
              </table:table-row>
              <table:table-row>
                <table:table-cell table:style-name="Tabelle27.A2" office:value-type="string">
                  <text:p text:style-name="P113">Mut </text:p>
                </table:table-cell>
                <table:table-cell table:style-name="Tabelle27.A2" office:value-type="string">
                  <text:p text:style-name="P157"/>
                </table:table-cell>
                <table:table-cell table:style-name="Tabelle27.A2" office:value-type="string">
                  <text:p text:style-name="P157"/>
                </table:table-cell>
                <table:table-cell table:style-name="Tabelle27.A2" office:value-type="string">
                  <text:p text:style-name="P113">Aberglaube</text:p>
                </table:table-cell>
                <table:table-cell table:style-name="Tabelle27.E2" office:value-type="string">
                  <text:p text:style-name="P157"/>
                </table:table-cell>
              </table:table-row>
              <table:table-row>
                <table:table-cell table:style-name="Tabelle27.A2" office:value-type="string">
                  <text:p text:style-name="P113">Klugheit</text:p>
                </table:table-cell>
                <table:table-cell table:style-name="Tabelle27.A2" office:value-type="string">
                  <text:p text:style-name="P157"/>
                </table:table-cell>
                <table:table-cell table:style-name="Tabelle27.A2" office:value-type="string">
                  <text:p text:style-name="P157"/>
                </table:table-cell>
                <table:table-cell table:style-name="Tabelle27.A2" office:value-type="string">
                  <text:p text:style-name="P113">H<text:span text:style-name="T16">öhenangst</text:span></text:p>
                </table:table-cell>
                <table:table-cell table:style-name="Tabelle27.E2" office:value-type="string">
                  <text:p text:style-name="P157"/>
                </table:table-cell>
              </table:table-row>
              <table:table-row>
                <table:table-cell table:style-name="Tabelle27.A2" office:value-type="string">
                  <text:p text:style-name="P113">Intuition</text:p>
                </table:table-cell>
                <table:table-cell table:style-name="Tabelle27.A2" office:value-type="string">
                  <text:p text:style-name="P157"/>
                </table:table-cell>
                <table:table-cell table:style-name="Tabelle27.A2" office:value-type="string">
                  <text:p text:style-name="P157"/>
                </table:table-cell>
                <table:table-cell table:style-name="Tabelle27.A2" office:value-type="string">
                  <text:p text:style-name="P113">R<text:span text:style-name="T16">aumangst</text:span></text:p>
                </table:table-cell>
                <table:table-cell table:style-name="Tabelle27.E2" office:value-type="string">
                  <text:p text:style-name="P157"/>
                </table:table-cell>
              </table:table-row>
              <table:table-row>
                <table:table-cell table:style-name="Tabelle27.A2" office:value-type="string">
                  <text:p text:style-name="P113">Charisma</text:p>
                </table:table-cell>
                <table:table-cell table:style-name="Tabelle27.A2" office:value-type="string">
                  <text:p text:style-name="P157"/>
                </table:table-cell>
                <table:table-cell table:style-name="Tabelle27.A2" office:value-type="string">
                  <text:p text:style-name="P157"/>
                </table:table-cell>
                <table:table-cell table:style-name="Tabelle27.A2" office:value-type="string">
                  <text:p text:style-name="P113">T<text:span text:style-name="T16">otenangst</text:span></text:p>
                </table:table-cell>
                <table:table-cell table:style-name="Tabelle27.E2" office:value-type="string">
                  <text:p text:style-name="P157"/>
                </table:table-cell>
              </table:table-row>
              <table:table-row>
                <table:table-cell table:style-name="Tabelle27.A2" office:value-type="string">
                  <text:p text:style-name="P113">Fingerfertigkeit</text:p>
                </table:table-cell>
                <table:table-cell table:style-name="Tabelle27.A2" office:value-type="string">
                  <text:p text:style-name="P157"/>
                </table:table-cell>
                <table:table-cell table:style-name="Tabelle27.A2" office:value-type="string">
                  <text:p text:style-name="P157"/>
                </table:table-cell>
                <table:table-cell table:style-name="Tabelle27.A2" office:value-type="string">
                  <text:p text:style-name="P113">Neugier</text:p>
                </table:table-cell>
                <table:table-cell table:style-name="Tabelle27.E2" office:value-type="string">
                  <text:p text:style-name="P157"/>
                </table:table-cell>
              </table:table-row>
              <table:table-row>
                <table:table-cell table:style-name="Tabelle27.A2" office:value-type="string">
                  <text:p text:style-name="P113">Gewandtheit</text:p>
                </table:table-cell>
                <table:table-cell table:style-name="Tabelle27.A2" office:value-type="string">
                  <text:p text:style-name="P157"/>
                </table:table-cell>
                <table:table-cell table:style-name="Tabelle27.A2" office:value-type="string">
                  <text:p text:style-name="P157"/>
                </table:table-cell>
                <table:table-cell table:style-name="Tabelle27.A2" office:value-type="string">
                  <text:p text:style-name="P113">Goldgier</text:p>
                </table:table-cell>
                <table:table-cell table:style-name="Tabelle27.E2" office:value-type="string">
                  <text:p text:style-name="P157"/>
                </table:table-cell>
              </table:table-row>
              <table:table-row>
                <table:table-cell table:style-name="Tabelle27.A2" office:value-type="string">
                  <text:p text:style-name="P113">Körperkraft</text:p>
                </table:table-cell>
                <table:table-cell table:style-name="Tabelle27.A2" office:value-type="string">
                  <text:p text:style-name="P157"/>
                </table:table-cell>
                <table:table-cell table:style-name="Tabelle27.A2" office:value-type="string">
                  <text:p text:style-name="P157"/>
                </table:table-cell>
                <table:table-cell table:style-name="Tabelle27.A2" office:value-type="string">
                  <text:p text:style-name="P113">Jähzorn</text:p>
                </table:table-cell>
                <table:table-cell table:style-name="Tabelle27.E2" office:value-type="string">
                  <text:p text:style-name="P157"/>
                </table:table-cell>
              </table:table-row>
            </table:table>
            <text:p text:style-name="P157"/>
            <text:p text:style-name="P78"/>
            <text:p text:style-name="P157"><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72">Würfle erneut 8x W6; streiche das beste Ergebnis. Addiere 1 auf alle restlichen Ergebnisse<text:span text:style-name="T14">. Verteile auf die </text:span><text:span text:style-name="T7">negativen</text:span> <text:span text:style-name="T14">Eigenschaften.</text:span></text:p>
            <text:p text:style-name="P54"/>
            <text:p text:style-name="P66"><text:span text:style-name="T1">Alter</text:span>: W<text:span text:style-name="T8">20</text:span>+W<text:span text:style-name="T8">20</text:span>+<text:span text:style-name="T8">13</text:span></text:p>
            <text:p text:style-name="P54"/>
            <text:p text:style-name="P60"/>
            <text:p text:style-name="P54"/>
            <text:p text:style-name="P54"><text:span text:style-name="T1">Probe</text:span>: Mit W20; Erfolgreich, wenn W20 &lt;= Eigenschaftswert.</text:p>
            <text:p text:style-name="P157"/>
          </table:table-cell>
        </table:table-row>
        <table:table-row>
          <table:table-cell table:style-name="Tabelle25.A1" office:value-type="string">
            <text:p text:style-name="P11">Hintergrund</text:p>
            <text:p text:style-name="P48">Hexe</text:p>
            <text:p text:style-name="P48"><text:span text:style-name="T24">Du </text:span><text:span text:style-name="T25">wurdest festgenommen, weil Du verleumdet wurdest. Ja, Du bist eine Hexe, aber nein, Du hast nichts Böses getan. Und sobald Du draussen bist: Räche Dich an dem Bannstrahler, er hat es verdient, so zu leiden wie Du.</text:span></text:p>
          </table:table-cell>
          <table:table-cell table:style-name="Tabelle25.A1" office:value-type="string">
            <text:p text:style-name="P4"/>
          </table:table-cell>
          <table:table-cell table:style-name="Tabelle25.A1" office:value-type="string">
            <text:p text:style-name="P148">Queste</text:p>
            <text:p text:style-name="P18"><text:span text:style-name="T26">Finde </text:span><text:span text:style-name="T27">den Bannstrahler, der Dich verraten hat. Er müsste jetzt um die 50 sein. Räche Dich für ein Leben hinter Gittern.</text:span></text:p>
          </table:table-cell>
        </table:table-row>
      </table:table>
      <table:table table:name="Tabelle28" table:style-name="Tabelle28">
        <table:table-column table:style-name="Tabelle28.A"/>
        <table:table-column table:style-name="Tabelle28.B"/>
        <table:table-column table:style-name="Tabelle28.C"/>
        <text:soft-page-break/>
        <table:table-row>
          <table:table-cell table:style-name="Tabelle28.A1" office:value-type="string">
            <text:p text:style-name="P91">Name: <text:line-break/></text:p>
            <text:p text:style-name="P108"><text:span text:style-name="T3">T</text:span><text:span text:style-name="T2">yp: </text:span></text:p>
            <text:p text:style-name="P85"/>
            <text:p text:style-name="P36"/>
            <table:table table:name="Tabelle29" table:style-name="Tabelle29">
              <table:table-column table:style-name="Tabelle29.A"/>
              <table:table-column table:style-name="Tabelle29.B" table:number-columns-repeated="2"/>
              <table:table-row>
                <table:table-cell table:style-name="Tabelle29.A1" office:value-type="string">
                  <text:p text:style-name="P26">Lebensenergie</text:p>
                </table:table-cell>
                <table:table-cell table:style-name="Tabelle29.A1" office:value-type="string">
                  <text:p text:style-name="P42">Astralpunkte</text:p>
                  <text:p text:style-name="P159"/>
                  <text:p text:style-name="P159"/>
                  <text:p text:style-name="P159"/>
                </table:table-cell>
                <table:table-cell table:style-name="Tabelle29.C1" office:value-type="string">
                  <text:p text:style-name="P36">Gold</text:p>
                </table:table-cell>
              </table:table-row>
            </table:table>
            <text:p text:style-name="P26"/>
            <text:p text:style-name="P26">Deine <text:span text:style-name="T15">Siebensachen</text:span>:</text:p>
            <text:list text:style-name="L2">
              <text:list-item>
                <text:p text:style-name="P182">Sehr bunte Kleidung</text:p>
              </text:list-item>
            </text:list>
            <text:p text:style-name="P44"/>
            <text:p text:style-name="P158"/>
            <text:p text:style-name="P158"/>
            <text:p text:style-name="P158"/>
            <text:p text:style-name="P166"/>
            <text:p text:style-name="P178"/>
            <table:table table:name="Tabelle33" table:style-name="Tabelle33">
              <table:table-column table:style-name="Tabelle33.A"/>
              <table:table-column table:style-name="Tabelle33.B"/>
              <table:table-column table:style-name="Tabelle33.C"/>
              <table:table-row>
                <table:table-cell table:style-name="Tabelle33.A1" office:value-type="string">
                  <text:p text:style-name="P99">Zauber</text:p>
                </table:table-cell>
                <table:table-cell table:style-name="Tabelle33.A1" office:value-type="string">
                  <text:p text:style-name="P165">Probe</text:p>
                </table:table-cell>
                <table:table-cell table:style-name="Tabelle33.C1" office:value-type="string">
                  <text:p text:style-name="P165"/>
                </table:table-cell>
              </table:table-row>
              <table:table-row>
                <table:table-cell table:style-name="Tabelle33.A2" office:value-type="string">
                  <text:p text:style-name="P102">Nackedei</text:p>
                </table:table-cell>
                <table:table-cell table:style-name="Tabelle33.A2" office:value-type="string">
                  <text:p text:style-name="P173">KL GE KK</text:p>
                </table:table-cell>
                <table:table-cell table:style-name="Tabelle33.C2" office:value-type="string">
                  <text:p text:style-name="P173">2</text:p>
                </table:table-cell>
              </table:table-row>
              <table:table-row>
                <table:table-cell table:style-name="Tabelle33.A2" office:value-type="string">
                  <text:p text:style-name="P102">Schelmenmaske</text:p>
                </table:table-cell>
                <table:table-cell table:style-name="Tabelle33.A2" office:value-type="string">
                  <text:p text:style-name="P173">IN CH GE</text:p>
                </table:table-cell>
                <table:table-cell table:style-name="Tabelle33.C2" office:value-type="string">
                  <text:p text:style-name="P165">-<text:span text:style-name="T28">3</text:span></text:p>
                </table:table-cell>
              </table:table-row>
              <table:table-row>
                <table:table-cell table:style-name="Tabelle33.A2" office:value-type="string">
                  <text:p text:style-name="P102">Lachkrampf</text:p>
                </table:table-cell>
                <table:table-cell table:style-name="Tabelle33.A2" office:value-type="string">
                  <text:p text:style-name="P173">CH CH FF</text:p>
                </table:table-cell>
                <table:table-cell table:style-name="Tabelle33.C2" office:value-type="string">
                  <text:p text:style-name="P173">3</text:p>
                </table:table-cell>
              </table:table-row>
              <table:table-row>
                <table:table-cell table:style-name="Tabelle33.A2" office:value-type="string">
                  <text:p text:style-name="P102">Koboldsgeschenk</text:p>
                </table:table-cell>
                <table:table-cell table:style-name="Tabelle33.A2" office:value-type="string">
                  <text:p text:style-name="P173">IN CH FF</text:p>
                </table:table-cell>
                <table:table-cell table:style-name="Tabelle33.C2" office:value-type="string">
                  <text:p text:style-name="P173">3</text:p>
                </table:table-cell>
              </table:table-row>
              <table:table-row>
                <table:table-cell table:style-name="Tabelle33.A2" office:value-type="string">
                  <text:p text:style-name="P94">Flimm Flamm Funkel, Licht ins Dunkel</text:p>
                </table:table-cell>
                <table:table-cell table:style-name="Tabelle33.A2" office:value-type="string">
                  <text:p text:style-name="P173">KL IN GE</text:p>
                </table:table-cell>
                <table:table-cell table:style-name="Tabelle33.C2" office:value-type="string">
                  <text:p text:style-name="P173">0</text:p>
                </table:table-cell>
              </table:table-row>
              <table:table-row>
                <table:table-cell table:style-name="Tabelle33.A2" office:value-type="string">
                  <text:p text:style-name="P99">Blitz dich find, werde blind</text:p>
                </table:table-cell>
                <table:table-cell table:style-name="Tabelle33.A2" office:value-type="string">
                  <text:p text:style-name="P173">MU KL CH</text:p>
                </table:table-cell>
                <table:table-cell table:style-name="Tabelle33.C2" office:value-type="string">
                  <text:p text:style-name="P173">0</text:p>
                </table:table-cell>
              </table:table-row>
              <table:table-row>
                <table:table-cell table:style-name="Tabelle33.A2" office:value-type="string">
                  <text:p text:style-name="P99"/>
                </table:table-cell>
                <table:table-cell table:style-name="Tabelle33.A2" office:value-type="string">
                  <text:p text:style-name="P165"/>
                </table:table-cell>
                <table:table-cell table:style-name="Tabelle33.C2" office:value-type="string">
                  <text:p text:style-name="P170"/>
                </table:table-cell>
              </table:table-row>
            </table:table>
            <text:p text:style-name="P47"/>
          </table:table-cell>
          <table:table-cell table:style-name="Tabelle28.A1" office:value-type="string">
            <text:p text:style-name="P5"/>
          </table:table-cell>
          <table:table-cell table:style-name="Tabelle28.A1" office:value-type="string">
            <table:table table:name="Tabelle30" table:style-name="Tabelle30">
              <table:table-column table:style-name="Tabelle30.A"/>
              <table:table-column table:style-name="Tabelle30.B"/>
              <table:table-column table:style-name="Tabelle30.C"/>
              <table:table-column table:style-name="Tabelle30.D"/>
              <table:table-column table:style-name="Tabelle30.E"/>
              <table:table-row>
                <table:table-cell table:style-name="Tabelle30.A1" office:value-type="string">
                  <text:p text:style-name="P114">POSITIV</text:p>
                </table:table-cell>
                <table:table-cell table:style-name="Tabelle30.A1" office:value-type="string">
                  <text:p text:style-name="P159"/>
                </table:table-cell>
                <table:table-cell table:style-name="Tabelle30.A1" office:value-type="string">
                  <text:p text:style-name="P159"/>
                </table:table-cell>
                <table:table-cell table:style-name="Tabelle30.A1" office:value-type="string">
                  <text:p text:style-name="P114">NEGATIV</text:p>
                </table:table-cell>
                <table:table-cell table:style-name="Tabelle30.E1" office:value-type="string">
                  <text:p text:style-name="P159"/>
                </table:table-cell>
              </table:table-row>
              <table:table-row>
                <table:table-cell table:style-name="Tabelle30.A2" office:value-type="string">
                  <text:p text:style-name="P114">Mut </text:p>
                </table:table-cell>
                <table:table-cell table:style-name="Tabelle30.A2" office:value-type="string">
                  <text:p text:style-name="P159"/>
                </table:table-cell>
                <table:table-cell table:style-name="Tabelle30.A2" office:value-type="string">
                  <text:p text:style-name="P159"/>
                </table:table-cell>
                <table:table-cell table:style-name="Tabelle30.A2" office:value-type="string">
                  <text:p text:style-name="P114">Aberglaube</text:p>
                </table:table-cell>
                <table:table-cell table:style-name="Tabelle30.E2" office:value-type="string">
                  <text:p text:style-name="P159"/>
                </table:table-cell>
              </table:table-row>
              <table:table-row>
                <table:table-cell table:style-name="Tabelle30.A2" office:value-type="string">
                  <text:p text:style-name="P114">Klugheit</text:p>
                </table:table-cell>
                <table:table-cell table:style-name="Tabelle30.A2" office:value-type="string">
                  <text:p text:style-name="P159"/>
                </table:table-cell>
                <table:table-cell table:style-name="Tabelle30.A2" office:value-type="string">
                  <text:p text:style-name="P159"/>
                </table:table-cell>
                <table:table-cell table:style-name="Tabelle30.A2" office:value-type="string">
                  <text:p text:style-name="P114">H<text:span text:style-name="T16">öhenangst</text:span></text:p>
                </table:table-cell>
                <table:table-cell table:style-name="Tabelle30.E2" office:value-type="string">
                  <text:p text:style-name="P159"/>
                </table:table-cell>
              </table:table-row>
              <table:table-row>
                <table:table-cell table:style-name="Tabelle30.A2" office:value-type="string">
                  <text:p text:style-name="P114">Intuition</text:p>
                </table:table-cell>
                <table:table-cell table:style-name="Tabelle30.A2" office:value-type="string">
                  <text:p text:style-name="P159"/>
                </table:table-cell>
                <table:table-cell table:style-name="Tabelle30.A2" office:value-type="string">
                  <text:p text:style-name="P159"/>
                </table:table-cell>
                <table:table-cell table:style-name="Tabelle30.A2" office:value-type="string">
                  <text:p text:style-name="P114">R<text:span text:style-name="T16">aumangst</text:span></text:p>
                </table:table-cell>
                <table:table-cell table:style-name="Tabelle30.E2" office:value-type="string">
                  <text:p text:style-name="P159"/>
                </table:table-cell>
              </table:table-row>
              <table:table-row>
                <table:table-cell table:style-name="Tabelle30.A2" office:value-type="string">
                  <text:p text:style-name="P114">Charisma</text:p>
                </table:table-cell>
                <table:table-cell table:style-name="Tabelle30.A2" office:value-type="string">
                  <text:p text:style-name="P159"/>
                </table:table-cell>
                <table:table-cell table:style-name="Tabelle30.A2" office:value-type="string">
                  <text:p text:style-name="P159"/>
                </table:table-cell>
                <table:table-cell table:style-name="Tabelle30.A2" office:value-type="string">
                  <text:p text:style-name="P114">T<text:span text:style-name="T16">otenangst</text:span></text:p>
                </table:table-cell>
                <table:table-cell table:style-name="Tabelle30.E2" office:value-type="string">
                  <text:p text:style-name="P159"/>
                </table:table-cell>
              </table:table-row>
              <table:table-row>
                <table:table-cell table:style-name="Tabelle30.A2" office:value-type="string">
                  <text:p text:style-name="P114">Fingerfertigkeit</text:p>
                </table:table-cell>
                <table:table-cell table:style-name="Tabelle30.A2" office:value-type="string">
                  <text:p text:style-name="P159"/>
                </table:table-cell>
                <table:table-cell table:style-name="Tabelle30.A2" office:value-type="string">
                  <text:p text:style-name="P159"/>
                </table:table-cell>
                <table:table-cell table:style-name="Tabelle30.A2" office:value-type="string">
                  <text:p text:style-name="P114">Neugier</text:p>
                </table:table-cell>
                <table:table-cell table:style-name="Tabelle30.E2" office:value-type="string">
                  <text:p text:style-name="P159"/>
                </table:table-cell>
              </table:table-row>
              <table:table-row>
                <table:table-cell table:style-name="Tabelle30.A2" office:value-type="string">
                  <text:p text:style-name="P114">Gewandtheit</text:p>
                </table:table-cell>
                <table:table-cell table:style-name="Tabelle30.A2" office:value-type="string">
                  <text:p text:style-name="P159"/>
                </table:table-cell>
                <table:table-cell table:style-name="Tabelle30.A2" office:value-type="string">
                  <text:p text:style-name="P159"/>
                </table:table-cell>
                <table:table-cell table:style-name="Tabelle30.A2" office:value-type="string">
                  <text:p text:style-name="P114">Goldgier</text:p>
                </table:table-cell>
                <table:table-cell table:style-name="Tabelle30.E2" office:value-type="string">
                  <text:p text:style-name="P159"/>
                </table:table-cell>
              </table:table-row>
              <table:table-row>
                <table:table-cell table:style-name="Tabelle30.A2" office:value-type="string">
                  <text:p text:style-name="P114">Körperkraft</text:p>
                </table:table-cell>
                <table:table-cell table:style-name="Tabelle30.A2" office:value-type="string">
                  <text:p text:style-name="P159"/>
                </table:table-cell>
                <table:table-cell table:style-name="Tabelle30.A2" office:value-type="string">
                  <text:p text:style-name="P159"/>
                </table:table-cell>
                <table:table-cell table:style-name="Tabelle30.A2" office:value-type="string">
                  <text:p text:style-name="P114">Jähzorn</text:p>
                </table:table-cell>
                <table:table-cell table:style-name="Tabelle30.E2" office:value-type="string">
                  <text:p text:style-name="P159"/>
                </table:table-cell>
              </table:table-row>
            </table:table>
            <text:p text:style-name="P159"/>
            <text:p text:style-name="P79"/>
            <text:p text:style-name="P159"><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73">Würfle erneut 8x W6; streiche das beste Ergebnis. Addiere 1 auf alle restlichen Ergebnisse<text:span text:style-name="T14">. Verteile auf die </text:span><text:span text:style-name="T7">negativen</text:span> <text:span text:style-name="T14">Eigenschaften.</text:span></text:p>
            <text:p text:style-name="P55"/>
            <text:p text:style-name="P67"><text:span text:style-name="T1">Alter</text:span>: W<text:span text:style-name="T8">20</text:span>+W<text:span text:style-name="T8">20</text:span>+<text:span text:style-name="T8">13</text:span></text:p>
            <text:p text:style-name="P55"/>
            <text:p text:style-name="P61"/>
            <text:p text:style-name="P55"/>
            <text:p text:style-name="P55"><text:span text:style-name="T1">Probe</text:span>: Mit W20; Erfolgreich, wenn W20 &lt;= Eigenschaftswert.</text:p>
            <text:p text:style-name="P159"/>
          </table:table-cell>
        </table:table-row>
        <table:table-row>
          <table:table-cell table:style-name="Tabelle28.A1" office:value-type="string">
            <text:p text:style-name="P10">Hintergrund</text:p>
          </table:table-cell>
          <table:table-cell table:style-name="Tabelle28.A1" office:value-type="string">
            <text:p text:style-name="P17"/>
          </table:table-cell>
          <table:table-cell table:style-name="Tabelle28.A1" office:value-type="string">
            <text:p text:style-name="P17">Queste</text:p>
          </table:table-cell>
        </table:table-row>
        <table:table-row>
          <table:table-cell table:style-name="Tabelle28.A1" office:value-type="string">
            <text:p text:style-name="P135">Schelm</text:p>
            <text:p text:style-name="P135">Das Leben treibt Dich herum. Hauptsache lustig.</text:p>
          </table:table-cell>
          <table:table-cell table:style-name="Tabelle28.A1" office:value-type="string">
            <text:p text:style-name="P120"/>
          </table:table-cell>
          <table:table-cell table:style-name="Tabelle28.A1" office:value-type="string">
            <text:p text:style-name="P128">Habe viel Spass mit den anderen :-)</text:p>
          </table:table-cell>
        </table:table-row>
      </table:table>
      <text:p text:style-name="P158"/>
      <text:p text:style-name="P167"/>
      <table:table table:name="Tabelle34" table:style-name="Tabelle34">
        <table:table-column table:style-name="Tabelle34.A"/>
        <table:table-column table:style-name="Tabelle34.B"/>
        <table:table-column table:style-name="Tabelle34.C"/>
        <table:table-row>
          <table:table-cell table:style-name="Tabelle34.A1" office:value-type="string">
            <text:p text:style-name="P92">Name: <text:line-break/></text:p>
            <text:p text:style-name="P109"><text:span text:style-name="T3">T</text:span><text:span text:style-name="T2">yp: </text:span><text:span text:style-name="T5">Zauberer</text:span></text:p>
            <text:p text:style-name="P86"/>
            <text:p text:style-name="P37"/>
            <table:table table:name="Tabelle35" table:style-name="Tabelle35">
              <table:table-column table:style-name="Tabelle35.A"/>
              <table:table-column table:style-name="Tabelle35.B" table:number-columns-repeated="2"/>
              <table:table-row>
                <table:table-cell table:style-name="Tabelle35.A1" office:value-type="string">
                  <text:p text:style-name="P28">Lebensenergie</text:p>
                </table:table-cell>
                <table:table-cell table:style-name="Tabelle35.A1" office:value-type="string">
                  <text:p text:style-name="P43">Astralpunkte</text:p>
                  <text:p text:style-name="P168"/>
                  <text:p text:style-name="P168"/>
                  <text:p text:style-name="P168"/>
                </table:table-cell>
                <table:table-cell table:style-name="Tabelle35.C1" office:value-type="string">
                  <text:p text:style-name="P37">Gold</text:p>
                </table:table-cell>
              </table:table-row>
            </table:table>
            <text:p text:style-name="P28"/>
            <text:p text:style-name="P28">Deine <text:span text:style-name="T15">Siebensachen</text:span>:</text:p>
            <text:p text:style-name="P45"/>
            <text:p text:style-name="P45"/>
            <text:p text:style-name="P166"/>
            <text:p text:style-name="P166"/>
            <text:p text:style-name="P166"/>
            <text:p text:style-name="P166"/>
            <table:table table:name="Tabelle36" table:style-name="Tabelle36">
              <table:table-column table:style-name="Tabelle36.A"/>
              <table:table-column table:style-name="Tabelle36.B"/>
              <table:table-column table:style-name="Tabelle36.C"/>
              <table:table-row>
                <table:table-cell table:style-name="Tabelle36.A1" office:value-type="string">
                  <text:p text:style-name="P95">Zauber</text:p>
                </table:table-cell>
                <table:table-cell table:style-name="Tabelle36.A1" office:value-type="string">
                  <text:p text:style-name="P161">Probe</text:p>
                </table:table-cell>
                <table:table-cell table:style-name="Tabelle36.C1" office:value-type="string">
                  <text:p text:style-name="P161"/>
                </table:table-cell>
              </table:table-row>
              <table:table-row>
                <table:table-cell table:style-name="Tabelle36.A2" office:value-type="string">
                  <text:p text:style-name="P101">Ignifaxius Flammenstrahl</text:p>
                </table:table-cell>
                <table:table-cell table:style-name="Tabelle36.A2" office:value-type="string">
                  <text:p text:style-name="P172">KL GE FF</text:p>
                </table:table-cell>
                <table:table-cell table:style-name="Tabelle36.C2" office:value-type="string">
                  <text:p text:style-name="P161">-<text:span text:style-name="T28">3</text:span></text:p>
                </table:table-cell>
              </table:table-row>
              <table:table-row>
                <table:table-cell table:style-name="Tabelle36.A2" office:value-type="string">
                  <text:p text:style-name="P101">Ignifaxius Donnerkeil</text:p>
                </table:table-cell>
                <table:table-cell table:style-name="Tabelle36.A2" office:value-type="string">
                  <text:p text:style-name="P172">KK GE KK</text:p>
                </table:table-cell>
                <table:table-cell table:style-name="Tabelle36.C2" office:value-type="string">
                  <text:p text:style-name="P172">0</text:p>
                </table:table-cell>
              </table:table-row>
              <table:table-row>
                <table:table-cell table:style-name="Tabelle36.A2" office:value-type="string">
                  <text:p text:style-name="P101">Balsamabunde, heile Wunde</text:p>
                </table:table-cell>
                <table:table-cell table:style-name="Tabelle36.A2" office:value-type="string">
                  <text:p text:style-name="P172">KL IN CH</text:p>
                </table:table-cell>
                <table:table-cell table:style-name="Tabelle36.C2" office:value-type="string">
                  <text:p text:style-name="P172">2</text:p>
                </table:table-cell>
              </table:table-row>
              <table:table-row>
                <table:table-cell table:style-name="Tabelle36.A2" office:value-type="string">
                  <text:p text:style-name="P101">Armatrutz, Schild und Schutz</text:p>
                </table:table-cell>
                <table:table-cell table:style-name="Tabelle36.A2" office:value-type="string">
                  <text:p text:style-name="P172">IN GE KK</text:p>
                </table:table-cell>
                <table:table-cell table:style-name="Tabelle36.C2" office:value-type="string">
                  <text:p text:style-name="P172">3</text:p>
                </table:table-cell>
              </table:table-row>
              <table:table-row>
                <table:table-cell table:style-name="Tabelle36.A2" office:value-type="string">
                  <text:p text:style-name="P101">Odem Arcanaum Senserei</text:p>
                </table:table-cell>
                <table:table-cell table:style-name="Tabelle36.A2" office:value-type="string">
                  <text:p text:style-name="P172">KL IN CH</text:p>
                </table:table-cell>
                <table:table-cell table:style-name="Tabelle36.C2" office:value-type="string">
                  <text:p text:style-name="P172">3</text:p>
                </table:table-cell>
              </table:table-row>
              <table:table-row>
                <table:table-cell table:style-name="Tabelle36.A2" office:value-type="string">
                  <text:p text:style-name="P101">Foramen Foraminor, öffne dich, Tür und Tor</text:p>
                </table:table-cell>
                <table:table-cell table:style-name="Tabelle36.A2" office:value-type="string">
                  <text:p text:style-name="P172">KL KL FF</text:p>
                </table:table-cell>
                <table:table-cell table:style-name="Tabelle36.C2" office:value-type="string">
                  <text:p text:style-name="P172">0</text:p>
                </table:table-cell>
              </table:table-row>
              <table:table-row>
                <table:table-cell table:style-name="Tabelle36.A2" office:value-type="string">
                  <text:p text:style-name="P101">Ignipharo Feuerball</text:p>
                </table:table-cell>
                <table:table-cell table:style-name="Tabelle36.A2" office:value-type="string">
                  <text:p text:style-name="P172">MU GE KK</text:p>
                </table:table-cell>
                <table:table-cell table:style-name="Tabelle36.C2" office:value-type="string">
                  <text:p text:style-name="P169">-<text:span text:style-name="T28">7</text:span></text:p>
                </table:table-cell>
              </table:table-row>
            </table:table>
            <text:p text:style-name="P46"/>
          </table:table-cell>
          <table:table-cell table:style-name="Tabelle34.A1" office:value-type="string">
            <text:p text:style-name="P6"/>
          </table:table-cell>
          <table:table-cell table:style-name="Tabelle34.A1" office:value-type="string">
            <table:table table:name="Tabelle37" table:style-name="Tabelle37">
              <table:table-column table:style-name="Tabelle37.A"/>
              <table:table-column table:style-name="Tabelle37.B"/>
              <table:table-column table:style-name="Tabelle37.C"/>
              <table:table-column table:style-name="Tabelle37.D"/>
              <table:table-column table:style-name="Tabelle37.E"/>
              <table:table-row>
                <table:table-cell table:style-name="Tabelle37.A1" office:value-type="string">
                  <text:p text:style-name="P115">POSITIV</text:p>
                </table:table-cell>
                <table:table-cell table:style-name="Tabelle37.A1" office:value-type="string">
                  <text:p text:style-name="P168"/>
                </table:table-cell>
                <table:table-cell table:style-name="Tabelle37.A1" office:value-type="string">
                  <text:p text:style-name="P168"/>
                </table:table-cell>
                <table:table-cell table:style-name="Tabelle37.A1" office:value-type="string">
                  <text:p text:style-name="P115">NEGATIV</text:p>
                </table:table-cell>
                <table:table-cell table:style-name="Tabelle37.E1" office:value-type="string">
                  <text:p text:style-name="P168"/>
                </table:table-cell>
              </table:table-row>
              <table:table-row>
                <table:table-cell table:style-name="Tabelle37.A2" office:value-type="string">
                  <text:p text:style-name="P115">Mut </text:p>
                </table:table-cell>
                <table:table-cell table:style-name="Tabelle37.A2" office:value-type="string">
                  <text:p text:style-name="P168"/>
                </table:table-cell>
                <table:table-cell table:style-name="Tabelle37.A2" office:value-type="string">
                  <text:p text:style-name="P168"/>
                </table:table-cell>
                <table:table-cell table:style-name="Tabelle37.A2" office:value-type="string">
                  <text:p text:style-name="P115">Aberglaube</text:p>
                </table:table-cell>
                <table:table-cell table:style-name="Tabelle37.E2" office:value-type="string">
                  <text:p text:style-name="P168"/>
                </table:table-cell>
              </table:table-row>
              <table:table-row>
                <table:table-cell table:style-name="Tabelle37.A2" office:value-type="string">
                  <text:p text:style-name="P115">Klugheit</text:p>
                </table:table-cell>
                <table:table-cell table:style-name="Tabelle37.A2" office:value-type="string">
                  <text:p text:style-name="P168"/>
                </table:table-cell>
                <table:table-cell table:style-name="Tabelle37.A2" office:value-type="string">
                  <text:p text:style-name="P168"/>
                </table:table-cell>
                <table:table-cell table:style-name="Tabelle37.A2" office:value-type="string">
                  <text:p text:style-name="P115">H<text:span text:style-name="T16">öhenangst</text:span></text:p>
                </table:table-cell>
                <table:table-cell table:style-name="Tabelle37.E2" office:value-type="string">
                  <text:p text:style-name="P168"/>
                </table:table-cell>
              </table:table-row>
              <table:table-row>
                <table:table-cell table:style-name="Tabelle37.A2" office:value-type="string">
                  <text:p text:style-name="P115">Intuition</text:p>
                </table:table-cell>
                <table:table-cell table:style-name="Tabelle37.A2" office:value-type="string">
                  <text:p text:style-name="P168"/>
                </table:table-cell>
                <table:table-cell table:style-name="Tabelle37.A2" office:value-type="string">
                  <text:p text:style-name="P168"/>
                </table:table-cell>
                <table:table-cell table:style-name="Tabelle37.A2" office:value-type="string">
                  <text:p text:style-name="P115">R<text:span text:style-name="T16">aumangst</text:span></text:p>
                </table:table-cell>
                <table:table-cell table:style-name="Tabelle37.E2" office:value-type="string">
                  <text:p text:style-name="P168"/>
                </table:table-cell>
              </table:table-row>
              <table:table-row>
                <table:table-cell table:style-name="Tabelle37.A2" office:value-type="string">
                  <text:p text:style-name="P115">Charisma</text:p>
                </table:table-cell>
                <table:table-cell table:style-name="Tabelle37.A2" office:value-type="string">
                  <text:p text:style-name="P168"/>
                </table:table-cell>
                <table:table-cell table:style-name="Tabelle37.A2" office:value-type="string">
                  <text:p text:style-name="P168"/>
                </table:table-cell>
                <table:table-cell table:style-name="Tabelle37.A2" office:value-type="string">
                  <text:p text:style-name="P115">T<text:span text:style-name="T16">otenangst</text:span></text:p>
                </table:table-cell>
                <table:table-cell table:style-name="Tabelle37.E2" office:value-type="string">
                  <text:p text:style-name="P168"/>
                </table:table-cell>
              </table:table-row>
              <table:table-row>
                <table:table-cell table:style-name="Tabelle37.A2" office:value-type="string">
                  <text:p text:style-name="P115">Fingerfertigkeit</text:p>
                </table:table-cell>
                <table:table-cell table:style-name="Tabelle37.A2" office:value-type="string">
                  <text:p text:style-name="P168"/>
                </table:table-cell>
                <table:table-cell table:style-name="Tabelle37.A2" office:value-type="string">
                  <text:p text:style-name="P168"/>
                </table:table-cell>
                <table:table-cell table:style-name="Tabelle37.A2" office:value-type="string">
                  <text:p text:style-name="P115">Neugier</text:p>
                </table:table-cell>
                <table:table-cell table:style-name="Tabelle37.E2" office:value-type="string">
                  <text:p text:style-name="P168"/>
                </table:table-cell>
              </table:table-row>
              <table:table-row>
                <table:table-cell table:style-name="Tabelle37.A2" office:value-type="string">
                  <text:p text:style-name="P115">Gewandtheit</text:p>
                </table:table-cell>
                <table:table-cell table:style-name="Tabelle37.A2" office:value-type="string">
                  <text:p text:style-name="P168"/>
                </table:table-cell>
                <table:table-cell table:style-name="Tabelle37.A2" office:value-type="string">
                  <text:p text:style-name="P168"/>
                </table:table-cell>
                <table:table-cell table:style-name="Tabelle37.A2" office:value-type="string">
                  <text:p text:style-name="P115">Goldgier</text:p>
                </table:table-cell>
                <table:table-cell table:style-name="Tabelle37.E2" office:value-type="string">
                  <text:p text:style-name="P168"/>
                </table:table-cell>
              </table:table-row>
              <table:table-row>
                <table:table-cell table:style-name="Tabelle37.A2" office:value-type="string">
                  <text:p text:style-name="P115">Körperkraft</text:p>
                </table:table-cell>
                <table:table-cell table:style-name="Tabelle37.A2" office:value-type="string">
                  <text:p text:style-name="P168"/>
                </table:table-cell>
                <table:table-cell table:style-name="Tabelle37.A2" office:value-type="string">
                  <text:p text:style-name="P168"/>
                </table:table-cell>
                <table:table-cell table:style-name="Tabelle37.A2" office:value-type="string">
                  <text:p text:style-name="P115">Jähzorn</text:p>
                </table:table-cell>
                <table:table-cell table:style-name="Tabelle37.E2" office:value-type="string">
                  <text:p text:style-name="P168"/>
                </table:table-cell>
              </table:table-row>
            </table:table>
            <text:p text:style-name="P168"/>
            <text:p text:style-name="P80"/>
            <text:p text:style-name="P168"><text:span text:style-name="T12">Char-Gen</text:span><text:span text:style-name="T9">: Würfle </text:span><text:span text:style-name="T11">8</text:span><text:span text:style-name="T9"> x mit W6; streiche das schlechteste Ergebnis. Addiere 7 auf alle restlichen Ergebnisse. Verteile auf die </text:span><text:span text:style-name="T13">positiven</text:span><text:span text:style-name="T10"> </text:span><text:span text:style-name="T9">Eigenschaften.</text:span></text:p>
            <text:p text:style-name="P74">Würfle erneut 8x W6; streiche das beste Ergebnis. Addiere 1 auf alle restlichen Ergebnisse<text:span text:style-name="T14">. Verteile auf die </text:span><text:span text:style-name="T7">negativen</text:span> <text:span text:style-name="T14">Eigenschaften.</text:span></text:p>
            <text:p text:style-name="P56"/>
            <text:p text:style-name="P68"><text:span text:style-name="T1">Alter</text:span>: W<text:span text:style-name="T8">20</text:span>+W<text:span text:style-name="T8">20</text:span>+<text:span text:style-name="T8">13</text:span></text:p>
            <text:p text:style-name="P56"/>
            <text:p text:style-name="P62"/>
            <text:p text:style-name="P56"/>
            <text:p text:style-name="P56"><text:span text:style-name="T1">Probe</text:span>: Mit W20; Erfolgreich, wenn W20 &lt;= Eigenschaftswert.</text:p>
            <text:p text:style-name="P168"/>
          </table:table-cell>
        </table:table-row>
        <table:table-row>
          <table:table-cell table:style-name="Tabelle34.A1" office:value-type="string">
            <text:p text:style-name="P12">Hintergrund</text:p>
          </table:table-cell>
          <table:table-cell table:style-name="Tabelle34.A1" office:value-type="string">
            <text:p text:style-name="P19"/>
          </table:table-cell>
          <table:table-cell table:style-name="Tabelle34.A1" office:value-type="string">
            <text:p text:style-name="P19">Queste</text:p>
          </table:table-cell>
        </table:table-row>
        <table:table-row>
          <table:table-cell table:style-name="Tabelle34.A1" office:value-type="string">
            <text:p text:style-name="P136">Magische Artefakte liebst Du. Du brauchst so viele wie möglich, eigentlich alle.</text:p>
          </table:table-cell>
          <table:table-cell table:style-name="Tabelle34.A1" office:value-type="string">
            <text:p text:style-name="P121"/>
          </table:table-cell>
          <table:table-cell table:style-name="Tabelle34.A1" office:value-type="string">
            <text:p text:style-name="P129">Reisse Dir alles Magische unter <text:span text:style-name="T29">den Nagel</text:span>, was nicht niet- und nagelfest ist.</text:p>
          </table:table-cell>
        </table:table-row>
      </table:table>
      <text:p text:style-name="P1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system" style:font-pitch="variable"/>
    <style:font-face style:name="MS UI Gothic" svg:font-family="'MS UI Gothi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MS UI Gothic"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03T19:17:38.717000000</meta:creation-date>
    <dc:date>2024-07-20T10:43:50.707000000</dc:date>
    <meta:editing-duration>PT4H8M24S</meta:editing-duration>
    <meta:editing-cycles>84</meta:editing-cycles>
    <meta:generator>LibreOffice/7.5.5.2$Windows_X86_64 LibreOffice_project/ca8fe7424262805f223b9a2334bc7181abbcbf5e</meta:generator>
    <meta:document-statistic meta:table-count="40" meta:image-count="0" meta:object-count="0" meta:page-count="11" meta:paragraph-count="454" meta:word-count="1564" meta:character-count="10552" meta:non-whitespace-character-count="9397"/>
  </office:meta>
</office:document-meta>
</file>